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7pt" officeooo:rsid="0020a6c1" officeooo:paragraph-rsid="0020a6c1" style:font-size-asian="7pt" style:font-size-complex="7pt"/>
    </style:style>
    <style:style style:name="P2" style:family="paragraph" style:parent-style-name="Preformatted_20_Text">
      <style:text-properties fo:font-size="7pt" officeooo:rsid="0024c4a5" officeooo:paragraph-rsid="0024c4a5" style:font-size-asian="7pt" style:font-size-complex="7pt"/>
    </style:style>
    <style:style style:name="P3" style:family="paragraph" style:parent-style-name="Preformatted_20_Text">
      <style:text-properties fo:font-size="7pt" officeooo:rsid="00259af3" officeooo:paragraph-rsid="00259af3" style:font-size-asian="7pt" style:font-size-complex="7pt"/>
    </style:style>
    <style:style style:name="P4" style:family="paragraph" style:parent-style-name="Preformatted_20_Text">
      <style:text-properties fo:font-size="7pt" officeooo:rsid="00259af3" officeooo:paragraph-rsid="00259af3" style:font-size-asian="7pt" style:font-size-complex="7pt"/>
    </style:style>
    <style:style style:name="T1" style:family="text">
      <style:text-properties officeooo:rsid="0022928f"/>
    </style:style>
    <style:style style:name="T2" style:family="text">
      <style:text-properties officeooo:rsid="00261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CostMatching.cc 4/34</text:p>
      <text:p text:style-name="P1">///////////////////////////////////////////////////////////////////////////</text:p>
      <text:p text:style-name="P1">// Min cost bipartite matching via shortest augmenting paths</text:p>
      <text:p text:style-name="P1">//</text:p>
      <text:p text:style-name="P1">// This is an O(n^3) implementation of a shortest augmenting path</text:p>
      <text:p text:style-name="P1">// algorithm for finding min cost perfect matchings in dense</text:p>
      <text:p text:style-name="P1">// graphs. <text:s/>In practice, it solves 1000x1000 problems in around 1</text:p>
      <text:p text:style-name="P1">// second.</text:p>
      <text:p text:style-name="P1">//</text:p>
      <text:p text:style-name="P1">// <text:s text:c="2"/>cost[i][j] = cost for pairing left node i with right node j</text:p>
      <text:p text:style-name="P1">// <text:s text:c="2"/>Lmate[i] = index of right node that left node i pairs with</text:p>
      <text:p text:style-name="P1">// <text:s text:c="2"/>Rmate[j] = index of left node that right node j pairs with</text:p>
      <text:p text:style-name="P1">//</text:p>
      <text:p text:style-name="P1">// The values in cost[i][j] may be positive or negative. <text:s/>To perform</text:p>
      <text:p text:style-name="P1">// maximization, simply negate the cost[][] matrix.</text:p>
      <text:p text:style-name="P1">///////////////////////////////////////////////////////////////////////////</text:p>
      <text:p text:style-name="P1"/>
      <text:p text:style-name="P1">#include &lt;algorithm&gt;</text:p>
      <text:p text:style-name="P1">#include &lt;cstdio&gt;</text:p>
      <text:p text:style-name="P1">#include &lt;cmath&gt;</text:p>
      <text:p text:style-name="P1">#include &lt;vector&gt;</text:p>
      <text:p text:style-name="P1"/>
      <text:p text:style-name="P1">using namespace std;</text:p>
      <text:p text:style-name="P1"/>
      <text:p text:style-name="P1">typedef vector&lt;double&gt; VD;</text:p>
      <text:p text:style-name="P1">typedef vector&lt;VD&gt; VVD;</text:p>
      <text:p text:style-name="P1">typedef vector&lt;int&gt; VI;</text:p>
      <text:p text:style-name="P1"/>
      <text:p text:style-name="P1">double MinCostMatching(const VVD &amp;cost, VI &amp;Lmate, VI &amp;Rmate) {</text:p>
      <text:p text:style-name="P1"><text:s text:c="2"/>int n = int(cost.size());</text:p>
      <text:p text:style-name="P1"/>
      <text:p text:style-name="P1"><text:s text:c="2"/>// construct dual feasible solution</text:p>
      <text:p text:style-name="P1"><text:s text:c="2"/>VD u(n);</text:p>
      <text:p text:style-name="P1"><text:s text:c="2"/>VD v(n);</text:p>
      <text:p text:style-name="P1"><text:s text:c="2"/>for (int i = 0; i &lt; n; i++) {</text:p>
      <text:p text:style-name="P1"><text:s text:c="4"/>u[i] = cost[i][0];</text:p>
      <text:p text:style-name="P1"><text:s text:c="4"/>for (int j = 1; j &lt; n; j++) u[i] = min(u[i], cost[i][j]);</text:p>
      <text:p text:style-name="P1"><text:s text:c="2"/>}</text:p>
      <text:p text:style-name="P1"><text:s text:c="2"/>for (int j = 0; j &lt; n; j++) {</text:p>
      <text:p text:style-name="P1"><text:s text:c="4"/>v[j] = cost[0][j] - u[0];</text:p>
      <text:p text:style-name="P1"><text:s text:c="4"/>for (int i = 1; i &lt; n; i++) v[j] = min(v[j], cost[i][j] - u[i]);</text:p>
      <text:p text:style-name="P1"><text:s text:c="2"/>}</text:p>
      <text:p text:style-name="P1"><text:s text:c="2"/></text:p>
      <text:p text:style-name="P1"><text:s text:c="2"/>// construct primal solution satisfying complementary slackness</text:p>
      <text:p text:style-name="P1"><text:s text:c="2"/>Lmate = VI(n, -1);</text:p>
      <text:p text:style-name="P1"><text:s text:c="2"/>Rmate = VI(n, -1);</text:p>
      <text:p text:style-name="P1"><text:s text:c="2"/>int mated = 0;</text:p>
      <text:p text:style-name="P1"><text:s text:c="2"/>for (int i = 0; i &lt; n; i++) {</text:p>
      <text:p text:style-name="P1"><text:s text:c="4"/>for (int j = 0; j &lt; n; j++) {</text:p>
      <text:p text:style-name="P1"><text:s text:c="6"/>if (Rmate[j] != -1) continue;</text:p>
      <text:p text:style-name="P1"><text:s text:c="6"/>if (fabs(cost[i][j] - u[i] - v[j]) &lt; 1e-10) {</text:p>
      <text:p text:style-name="P1"><text:s text:c="8"/>Lmate[i] = j;</text:p>
      <text:p text:style-name="P1"><text:s text:c="8"/>Rmate[j] = i;</text:p>
      <text:p text:style-name="P1"><text:s text:c="8"/>mated++;</text:p>
      <text:p text:style-name="P1"><text:s text:c="8"/>break;</text:p>
      <text:p text:style-name="P1"><text:s text:c="6"/>}</text:p>
      <text:p text:style-name="P1"><text:s text:c="4"/>}</text:p>
      <text:p text:style-name="P1"><text:s text:c="2"/>}</text:p>
      <text:p text:style-name="P1"><text:s text:c="2"/></text:p>
      <text:p text:style-name="P1"><text:s text:c="2"/>VD dist(n);</text:p>
      <text:p text:style-name="P1"><text:s text:c="2"/>VI dad(n);</text:p>
      <text:p text:style-name="P1"><text:s text:c="2"/>VI seen(n);</text:p>
      <text:p text:style-name="P1"><text:s text:c="2"/></text:p>
      <text:p text:style-name="P1"><text:s text:c="2"/>// repeat until primal solution is feasible</text:p>
      <text:p text:style-name="P1"><text:s text:c="2"/>while (mated &lt; n) {</text:p>
      <text:p text:style-name="P1"><text:s text:c="4"/></text:p>
      <text:p text:style-name="P1"><text:s text:c="4"/>// find an unmatched left node</text:p>
      <text:p text:style-name="P1"><text:s text:c="4"/>int s = 0;</text:p>
      <text:p text:style-name="P1"><text:s text:c="4"/>while (Lmate[s] != -1) s++;</text:p>
      <text:p text:style-name="P1"><text:s text:c="4"/></text:p>
      <text:p text:style-name="P1"><text:s text:c="4"/>// initialize Dijkstra</text:p>
      <text:p text:style-name="P1"><text:s text:c="4"/>fill(dad.begin(), dad.end(), -1);</text:p>
      <text:p text:style-name="P1"><text:s text:c="4"/>fill(seen.begin(), seen.end(), 0);</text:p>
      <text:p text:style-name="P1"><text:s text:c="4"/>for (int k = 0; k &lt; n; k++) </text:p>
      <text:p text:style-name="P1"><text:s text:c="6"/>dist[k] = cost[s][k] - u[s] - v[k];</text:p>
      <text:p text:style-name="P1"><text:s text:c="4"/></text:p>
      <text:p text:style-name="P1"><text:s text:c="4"/>int j = 0;</text:p>
      <text:p text:style-name="P1"><text:s text:c="4"/>while (true) {</text:p>
      <text:p text:style-name="P1"><text:s text:c="6"/></text:p>
      <text:p text:style-name="P1"><text:s text:c="6"/>// find closest</text:p>
      <text:p text:style-name="P1"><text:s text:c="6"/>j = -1;</text:p>
      <text:p text:style-name="P1"><text:s text:c="6"/>for (int k = 0; k &lt; n; k++) {</text:p>
      <text:p text:style-name="P1"><text:s text:c="8"/>if (seen[k]) continue;</text:p>
      <text:p text:style-name="P1"><text:s text:c="8"/>if (j == -1 || dist[k] &lt; dist[j]) j = k;</text:p>
      <text:p text:style-name="P1"><text:s text:c="6"/>}</text:p>
      <text:p text:style-name="P1"><text:s text:c="6"/>seen[j] = 1;</text:p>
      <text:p text:style-name="P1"><text:s text:c="6"/></text:p>
      <text:p text:style-name="P1"><text:s text:c="6"/>// termination condition</text:p>
      <text:p text:style-name="P1"><text:s text:c="6"/>if (Rmate[j] == -1) break;</text:p>
      <text:p text:style-name="P1"><text:s text:c="6"/></text:p>
      <text:p text:style-name="P1"><text:s text:c="6"/>// relax neighbors</text:p>
      <text:p text:style-name="P1"><text:s text:c="6"/>const int i = Rmate[j];</text:p>
      <text:p text:style-name="P1"><text:s text:c="6"/>for (int k = 0; k &lt; n; k++) {</text:p>
      <text:p text:style-name="P1"><text:s text:c="8"/>if (seen[k]) continue;</text:p>
      <text:p text:style-name="P1"><text:s text:c="8"/>const double new_dist = dist[j] + cost[i][k] - u[i] - v[k];</text:p>
      <text:p text:style-name="P1"><text:s text:c="8"/>if (dist[k] &gt; new_dist) {</text:p>
      <text:p text:style-name="P1"><text:s text:c="10"/>dist[k] = new_dist;</text:p>
      <text:p text:style-name="P1"><text:s text:c="10"/>dad[k] = j;</text:p>
      <text:p text:style-name="P1"><text:s text:c="8"/>}</text:p>
      <text:p text:style-name="P1"><text:s text:c="6"/>}</text:p>
      <text:p text:style-name="P1"><text:s text:c="4"/>}</text:p>
      <text:p text:style-name="P1"><text:s text:c="4"/></text:p>
      <text:p text:style-name="P1"><text:s text:c="4"/>// update dual variables</text:p>
      <text:p text:style-name="P1"><text:s text:c="4"/>for (int k = 0; k &lt; n; k++) {</text:p>
      <text:p text:style-name="P1"><text:s text:c="6"/>if (k == j || !seen[k]) continue;</text:p>
      <text:p text:style-name="P1"><text:s text:c="6"/>const int i = Rmate[k];</text:p>
      <text:p text:style-name="P1"><text:s text:c="6"/>v[k] += dist[k] - dist[j];</text:p>
      <text:p text:style-name="P1"><text:s text:c="6"/>u[i] -= dist[k] - dist[j];</text:p>
      <text:p text:style-name="P1"><text:s text:c="4"/>}</text:p>
      <text:p text:style-name="P1"><text:s text:c="4"/>u[s] += dist[j];</text:p>
      <text:p text:style-name="P1"><text:s text:c="4"/></text:p>
      <text:p text:style-name="P1"><text:s text:c="4"/>// augment along path</text:p>
      <text:p text:style-name="P1"><text:s text:c="4"/>while (dad[j] &gt;= 0) {</text:p>
      <text:p text:style-name="P1"><text:s text:c="6"/>const int d = dad[j];</text:p>
      <text:p text:style-name="P1"><text:s text:c="6"/>Rmate[j] = Rmate[d];</text:p>
      <text:p text:style-name="P1"><text:s text:c="6"/>Lmate[Rmate[j]] = j;</text:p>
      <text:p text:style-name="P1"><text:s text:c="6"/>j = d;</text:p>
      <text:p text:style-name="P1"><text:s text:c="4"/>}</text:p>
      <text:p text:style-name="P1"><text:s text:c="4"/>Rmate[j] = s;</text:p>
      <text:p text:style-name="P1"><text:s text:c="4"/>Lmate[s] = j;</text:p>
      <text:p text:style-name="P1"><text:s text:c="4"/></text:p>
      <text:p text:style-name="P1"><text:s text:c="4"/>mated++;</text:p>
      <text:p text:style-name="P1"><text:s text:c="2"/>}</text:p>
      <text:p text:style-name="P1"><text:s text:c="2"/></text:p>
      <text:p text:style-name="P1"><text:soft-page-break/><text:s text:c="2"/>double value = 0;</text:p>
      <text:p text:style-name="P1"><text:s text:c="2"/>for (int i = 0; i &lt; n; i++)</text:p>
      <text:p text:style-name="P1"><text:s text:c="4"/>value += cost[i][Lmate[i]];</text:p>
      <text:p text:style-name="P1"><text:s text:c="2"/></text:p>
      <text:p text:style-name="P1"><text:s text:c="2"/>return value;</text:p>
      <text:p text:style-name="P1">}</text:p>
      <text:p text:style-name="P1"/>
      <text:p text:style-name="P1">MaxBipartiteMatching.cc 5/34</text:p>
      <text:p text:style-name="P1">// This code performs maximum bipartite matching.</text:p>
      <text:p text:style-name="P1">//</text:p>
      <text:p text:style-name="P1">// Running time: O(|E| |V|) -- often much faster in practice</text:p>
      <text:p text:style-name="P1">//</text:p>
      <text:p text:style-name="P1">// <text:s text:c="2"/>INPUT: w[i][j] = edge between row node i and column node j</text:p>
      <text:p text:style-name="P1">// <text:s text:c="2"/>OUTPUT: mr[i] = assignment for row node i, -1 if unassigned</text:p>
      <text:p text:style-name="P1">// <text:s text:c="10"/>mc[j] = assignment for column node j, -1 if unassigned</text:p>
      <text:p text:style-name="P1">// <text:s text:c="10"/>function returns number of matches made</text:p>
      <text:p text:style-name="P1"/>
      <text:p text:style-name="P1">#include &lt;vector&gt;</text:p>
      <text:p text:style-name="P1"/>
      <text:p text:style-name="P1">using namespace std;</text:p>
      <text:p text:style-name="P1"/>
      <text:p text:style-name="P1">typedef vector&lt;int&gt; VI;</text:p>
      <text:p text:style-name="P1">typedef vector&lt;VI&gt; VVI;</text:p>
      <text:p text:style-name="P1"/>
      <text:p text:style-name="P1">bool FindMatch(int i, const VVI &amp;w, VI &amp;mr, VI &amp;mc, VI &amp;seen) {</text:p>
      <text:p text:style-name="P1"><text:s text:c="2"/>for (int j = 0; j &lt; w[i].size(); j++) {</text:p>
      <text:p text:style-name="P1"><text:s text:c="4"/>if (w[i][j] &amp;&amp; !seen[j]) {</text:p>
      <text:p text:style-name="P1"><text:s text:c="6"/>seen[j] = true;</text:p>
      <text:p text:style-name="P1"><text:s text:c="6"/>if (mc[j] &lt; 0 || FindMatch(mc[j], w, mr, mc, seen)) {</text:p>
      <text:p text:style-name="P1"><text:s text:c="8"/>mr[i] = j;</text:p>
      <text:p text:style-name="P1"><text:s text:c="8"/>mc[j] = i;</text:p>
      <text:p text:style-name="P1"><text:s text:c="8"/>return true;</text:p>
      <text:p text:style-name="P1"><text:s text:c="6"/>}</text:p>
      <text:p text:style-name="P1"><text:s text:c="4"/>}</text:p>
      <text:p text:style-name="P1"><text:s text:c="2"/>}</text:p>
      <text:p text:style-name="P1"><text:s text:c="2"/>return false;</text:p>
      <text:p text:style-name="P1">}</text:p>
      <text:p text:style-name="P1"/>
      <text:p text:style-name="P1">int BipartiteMatching(const VVI &amp;w, VI &amp;mr, VI &amp;mc) {</text:p>
      <text:p text:style-name="P1"><text:s text:c="2"/>mr = VI(w.size(), -1);</text:p>
      <text:p text:style-name="P1"><text:s text:c="2"/>mc = VI(w[0].size(), -1);</text:p>
      <text:p text:style-name="P1"><text:s text:c="2"/></text:p>
      <text:p text:style-name="P1"><text:s text:c="2"/>int ct = 0;</text:p>
      <text:p text:style-name="P1"><text:s text:c="2"/>for (int i = 0; i &lt; w.size(); i++) {</text:p>
      <text:p text:style-name="P1"><text:s text:c="4"/>VI seen(w[0].size());</text:p>
      <text:p text:style-name="P1"><text:s text:c="4"/>if (FindMatch(i, w, mr, mc, seen)) ct++;</text:p>
      <text:p text:style-name="P1"><text:s text:c="2"/>}</text:p>
      <text:p text:style-name="P1"><text:s text:c="2"/>return ct;</text:p>
      <text:p text:style-name="P1">}</text:p>
      <text:p text:style-name="P1"/>
      <text:p text:style-name="P1">MinCut.cc 6/34</text:p>
      <text:p text:style-name="P1">// Adjacency matrix implementation of Stoer-Wagner min cut algorithm.</text:p>
      <text:p text:style-name="P1">//</text:p>
      <text:p text:style-name="P1">// Running time:</text:p>
      <text:p text:style-name="P1">// <text:s text:c="4"/>O(|V|^3)</text:p>
      <text:p text:style-name="P1">//</text:p>
      <text:p text:style-name="P1">// INPUT: </text:p>
      <text:p text:style-name="P1">// <text:s text:c="4"/>- graph, constructed using AddEdge()</text:p>
      <text:p text:style-name="P1">//</text:p>
      <text:p text:style-name="P1">// OUTPUT:</text:p>
      <text:p text:style-name="P1">// <text:s text:c="4"/>- (min cut value, nodes in half of min cut)</text:p>
      <text:p text:style-name="P1"/>
      <text:p text:style-name="P1">#include &lt;cmath&gt;</text:p>
      <text:p text:style-name="P1">#include &lt;vector&gt;</text:p>
      <text:p text:style-name="P1">#include &lt;iostream&gt;</text:p>
      <text:p text:style-name="P1"/>
      <text:p text:style-name="P1">using namespace std;</text:p>
      <text:p text:style-name="P1"/>
      <text:p text:style-name="P1">typedef vector&lt;int&gt; VI;</text:p>
      <text:p text:style-name="P1">typedef vector&lt;VI&gt; VVI;</text:p>
      <text:p text:style-name="P1"/>
      <text:p text:style-name="P1">const int INF = 1000000000;</text:p>
      <text:p text:style-name="P1"/>
      <text:p text:style-name="P1">pair&lt;int, VI&gt; GetMinCut(VVI &amp;weights) {</text:p>
      <text:p text:style-name="P1"><text:s text:c="2"/>int N = weights.size();</text:p>
      <text:p text:style-name="P1"><text:s text:c="2"/>VI used(N), cut, best_cut;</text:p>
      <text:p text:style-name="P1"><text:s text:c="2"/>int best_weight = -1;</text:p>
      <text:p text:style-name="P1"><text:s text:c="2"/></text:p>
      <text:p text:style-name="P1"><text:s text:c="2"/>for (int phase = N-1; phase &gt;= 0; phase--) {</text:p>
      <text:p text:style-name="P1"><text:s text:c="4"/>VI w = weights[0];</text:p>
      <text:p text:style-name="P1"><text:s text:c="4"/>VI added = used;</text:p>
      <text:p text:style-name="P1"><text:s text:c="4"/>int prev, last = 0;</text:p>
      <text:p text:style-name="P1"><text:s text:c="4"/>for (int i = 0; i &lt; phase; i++) {</text:p>
      <text:p text:style-name="P1"><text:s text:c="6"/>prev = last;</text:p>
      <text:p text:style-name="P1"><text:s text:c="6"/>last = -1;</text:p>
      <text:p text:style-name="P1"><text:s text:c="6"/>for (int j = 1; j &lt; N; j++)</text:p>
      <text:p text:style-name="P1"><text:s text:c="8"/>if (!added[j] &amp;&amp; (last == -1 || w[j] &gt; w[last])) last = j;</text:p>
      <text:p text:style-name="P1"><text:s text:c="6"/>if (i == phase-1) {</text:p>
      <text:p text:style-name="P1"><text:s text:c="8"/>for (int j = 0; j &lt; N; j++) weights[prev][j] += weights[last][j];</text:p>
      <text:p text:style-name="P1"><text:s text:c="8"/>for (int j = 0; j &lt; N; j++) weights[j][prev] = weights[prev][j];</text:p>
      <text:p text:style-name="P1"><text:s text:c="8"/>used[last] = true;</text:p>
      <text:p text:style-name="P1"><text:s text:c="8"/>cut.push_back(last);</text:p>
      <text:p text:style-name="P1"><text:s text:c="8"/>if (best_weight == -1 || w[last] &lt; best_weight) {</text:p>
      <text:p text:style-name="P1"><text:s text:c="10"/>best_cut = cut;</text:p>
      <text:p text:style-name="P1"><text:s text:c="10"/>best_weight = w[last];</text:p>
      <text:p text:style-name="P1"><text:s text:c="8"/>}</text:p>
      <text:p text:style-name="P1"><text:s text:c="6"/>} else {</text:p>
      <text:p text:style-name="P1"><text:s text:c="8"/>for (int j = 0; j &lt; N; j++)</text:p>
      <text:p text:style-name="P1"><text:s text:c="10"/>w[j] += weights[last][j];</text:p>
      <text:p text:style-name="P1"><text:s text:c="8"/>added[last] = true;</text:p>
      <text:p text:style-name="P1"><text:s text:c="6"/>}</text:p>
      <text:p text:style-name="P1"><text:s text:c="4"/>}</text:p>
      <text:p text:style-name="P1"><text:s text:c="2"/>}</text:p>
      <text:p text:style-name="P1"><text:s text:c="2"/>return make_pair(best_weight, best_cut);</text:p>
      <text:p text:style-name="P1">}</text:p>
      <text:p text:style-name="P1"/>
      <text:p text:style-name="P1"/>
      <text:p text:style-name="P1">GraphCutInference.cc 7/34</text:p>
      <text:p text:style-name="P1">// Special-purpose {0,1} combinatorial optimization solver for</text:p>
      <text:p text:style-name="P1">// problems of the following by a reduction to graph cuts:</text:p>
      <text:p text:style-name="P1">//</text:p>
      <text:p text:style-name="P1">// <text:s text:c="7"/>minimize <text:s text:c="8"/>sum_i <text:s/>psi_i(x[i]) </text:p>
      <text:p text:style-name="P1">// <text:s/>x[1]...x[n] in {0,1} <text:s text:c="5"/>+ sum_{i &lt; j} <text:s/>phi_{ij}(x[i], x[j])</text:p>
      <text:p text:style-name="P1">//</text:p>
      <text:p text:style-name="P1">// where</text:p>
      <text:p text:style-name="P1">// <text:s text:c="5"/>psi_i : {0, 1} --&gt; R</text:p>
      <text:p text:style-name="P1">// <text:s text:c="2"/>phi_{ij} : {0, 1} x {0, 1} --&gt; R</text:p>
      <text:p text:style-name="P1">//</text:p>
      <text:p text:style-name="P1">// such that</text:p>
      <text:p text:style-name="P1">// <text:s text:c="2"/>phi_{ij}(0,0) + phi_{ij}(1,1) &lt;= phi_{ij}(0,1) + phi_{ij}(1,0) <text:s/>(*)</text:p>
      <text:p text:style-name="P1">//</text:p>
      <text:p text:style-name="P1">// This can also be used to solve maximization problems where the</text:p>
      <text:p text:style-name="P1">// direction of the inequality in (*) is reversed.</text:p>
      <text:p text:style-name="P1">//</text:p>
      <text:p text:style-name="P1"><text:soft-page-break/>// INPUT: phi -- a matrix such that phi[i][j][u][v] = phi_{ij}(u, v)</text:p>
      <text:p text:style-name="P1">// <text:s text:c="7"/>psi -- a matrix such that psi[i][u] = psi_i(u)</text:p>
      <text:p text:style-name="P1">// <text:s text:c="7"/>x -- a vector where the optimal solution will be stored</text:p>
      <text:p text:style-name="P1">//</text:p>
      <text:p text:style-name="P1">// OUTPUT: value of the optimal solution</text:p>
      <text:p text:style-name="P1">//</text:p>
      <text:p text:style-name="P1">// To use this code, create a GraphCutInference object, and call the</text:p>
      <text:p text:style-name="P1">// DoInference() method. <text:s/>To perform maximization instead of minimization,</text:p>
      <text:p text:style-name="P1">// ensure that #define MAXIMIZATION is enabled.</text:p>
      <text:p text:style-name="P1"/>
      <text:p text:style-name="P1">#include &lt;vector&gt;</text:p>
      <text:p text:style-name="P1">#include &lt;iostream&gt;</text:p>
      <text:p text:style-name="P1"/>
      <text:p text:style-name="P1">using namespace std;</text:p>
      <text:p text:style-name="P1"/>
      <text:p text:style-name="P1">typedef vector&lt;int&gt; VI;</text:p>
      <text:p text:style-name="P1">typedef vector&lt;VI&gt; VVI;</text:p>
      <text:p text:style-name="P1">typedef vector&lt;VVI&gt; VVVI;</text:p>
      <text:p text:style-name="P1">typedef vector&lt;VVVI&gt; VVVVI;</text:p>
      <text:p text:style-name="P1"/>
      <text:p text:style-name="P1">const int INF = 1000000000;</text:p>
      <text:p text:style-name="P1"/>
      <text:p text:style-name="P1">// comment out following line for minimization</text:p>
      <text:p text:style-name="P1">#define MAXIMIZATION</text:p>
      <text:p text:style-name="P1"/>
      <text:p text:style-name="P1">struct GraphCutInference {</text:p>
      <text:p text:style-name="P1"><text:s text:c="2"/>int N;</text:p>
      <text:p text:style-name="P1"><text:s text:c="2"/>VVI cap, flow;</text:p>
      <text:p text:style-name="P1"><text:s text:c="2"/>VI reached;</text:p>
      <text:p text:style-name="P1"><text:s text:c="2"/></text:p>
      <text:p text:style-name="P1"><text:s text:c="2"/>int Augment(int s, int t, int a) {</text:p>
      <text:p text:style-name="P1"><text:s text:c="4"/>reached[s] = 1;</text:p>
      <text:p text:style-name="P1"><text:s text:c="4"/>if (s == t) return a; </text:p>
      <text:p text:style-name="P1"><text:s text:c="4"/>for (int k = 0; k &lt; N; k++) {</text:p>
      <text:p text:style-name="P1"><text:s text:c="6"/>if (reached[k]) continue;</text:p>
      <text:p text:style-name="P1"><text:s text:c="6"/>if (int aa = min(a, cap[s][k] - flow[s][k])) {</text:p>
      <text:p text:style-name="P1"><text:s text:c="8"/>if (int b = Augment(k, t, aa)) {</text:p>
      <text:p text:style-name="P1"><text:s text:c="10"/>flow[s][k] += b;</text:p>
      <text:p text:style-name="P1"><text:s text:c="10"/>flow[k][s] -= b;</text:p>
      <text:p text:style-name="P1"><text:s text:c="10"/>return b;</text:p>
      <text:p text:style-name="P1"><text:s text:c="8"/>}</text:p>
      <text:p text:style-name="P1"><text:s text:c="6"/>}</text:p>
      <text:p text:style-name="P1"><text:s text:c="4"/>}</text:p>
      <text:p text:style-name="P1"><text:s text:c="4"/>return 0;</text:p>
      <text:p text:style-name="P1"><text:s text:c="2"/>}</text:p>
      <text:p text:style-name="P1"><text:s text:c="2"/></text:p>
      <text:p text:style-name="P1"><text:s text:c="2"/>int GetMaxFlow(int s, int t) {</text:p>
      <text:p text:style-name="P1"><text:s text:c="4"/>N = cap.size();</text:p>
      <text:p text:style-name="P1"><text:s text:c="4"/>flow = VVI(N, VI(N));</text:p>
      <text:p text:style-name="P1"><text:s text:c="4"/>reached = VI(N);</text:p>
      <text:p text:style-name="P1"><text:s text:c="4"/></text:p>
      <text:p text:style-name="P1"><text:s text:c="4"/>int totflow = 0;</text:p>
      <text:p text:style-name="P1"><text:s text:c="4"/>while (int amt = Augment(s, t, INF)) {</text:p>
      <text:p text:style-name="P1"><text:s text:c="6"/>totflow += amt;</text:p>
      <text:p text:style-name="P1"><text:s text:c="6"/>fill(reached.begin(), reached.end(), 0);</text:p>
      <text:p text:style-name="P1"><text:s text:c="4"/>}</text:p>
      <text:p text:style-name="P1"><text:s text:c="4"/>return totflow;</text:p>
      <text:p text:style-name="P1"><text:s text:c="2"/>}</text:p>
      <text:p text:style-name="P1"><text:s text:c="2"/></text:p>
      <text:p text:style-name="P1"><text:s text:c="2"/>int DoInference(const VVVVI &amp;phi, const VVI &amp;psi, VI &amp;x) {</text:p>
      <text:p text:style-name="P1"><text:s text:c="4"/>int M = phi.size();</text:p>
      <text:p text:style-name="P1"><text:s text:c="4"/>cap = VVI(M+2, VI(M+2));</text:p>
      <text:p text:style-name="P1"><text:s text:c="4"/>VI b(M);</text:p>
      <text:p text:style-name="P1"><text:s text:c="4"/>int c = 0;</text:p>
      <text:p text:style-name="P1"/>
      <text:p text:style-name="P1"><text:s text:c="4"/>for (int i = 0; i &lt; M; i++) {</text:p>
      <text:p text:style-name="P1"><text:s text:c="6"/>b[i] += psi[i][1] - psi[i][0];</text:p>
      <text:p text:style-name="P1"><text:s text:c="6"/>c += psi[i][0];</text:p>
      <text:p text:style-name="P1"><text:s text:c="6"/>for (int j = 0; j &lt; i; j++)</text:p>
      <text:p text:style-name="P1"><text:s text:c="8"/>b[i] += phi[i][j][1][1] - phi[i][j][0][1];</text:p>
      <text:p text:style-name="P1"><text:s text:c="6"/>for (int j = i+1; j &lt; M; j++) {</text:p>
      <text:p text:style-name="P1"><text:s text:c="8"/>cap[i][j] = phi[i][j][0][1] + phi[i][j][1][0] - phi[i][j][0][0] - phi[i][j][1][1];</text:p>
      <text:p text:style-name="P1"><text:s text:c="8"/>b[i] += phi[i][j][1][0] - phi[i][j][0][0];</text:p>
      <text:p text:style-name="P1"><text:s text:c="8"/>c += phi[i][j][0][0];</text:p>
      <text:p text:style-name="P1"><text:s text:c="6"/>}</text:p>
      <text:p text:style-name="P1"><text:s text:c="4"/>}</text:p>
      <text:p text:style-name="P1"><text:s text:c="4"/></text:p>
      <text:p text:style-name="P1">#ifdef MAXIMIZATION</text:p>
      <text:p text:style-name="P1"><text:s text:c="4"/>for (int i = 0; i &lt; M; i++) {</text:p>
      <text:p text:style-name="P1"><text:s text:c="6"/>for (int j = i+1; j &lt; M; j++) </text:p>
      <text:p text:style-name="P1"><text:s text:c="8"/>cap[i][j] *= -1;</text:p>
      <text:p text:style-name="P1"><text:s text:c="6"/>b[i] *= -1;</text:p>
      <text:p text:style-name="P1"><text:s text:c="4"/>}</text:p>
      <text:p text:style-name="P1"><text:s text:c="4"/>c *= -1;</text:p>
      <text:p text:style-name="P1">#endif</text:p>
      <text:p text:style-name="P1"/>
      <text:p text:style-name="P1"><text:s text:c="4"/>for (int i = 0; i &lt; M; i++) {</text:p>
      <text:p text:style-name="P1"><text:s text:c="6"/>if (b[i] &gt;= 0) {</text:p>
      <text:p text:style-name="P1"><text:s text:c="8"/>cap[M][i] = b[i];</text:p>
      <text:p text:style-name="P1"><text:s text:c="6"/>} else {</text:p>
      <text:p text:style-name="P1"><text:s text:c="8"/>cap[i][M+1] = -b[i];</text:p>
      <text:p text:style-name="P1"><text:s text:c="8"/>c += b[i];</text:p>
      <text:p text:style-name="P1"><text:s text:c="6"/>}</text:p>
      <text:p text:style-name="P1"><text:s text:c="4"/>}</text:p>
      <text:p text:style-name="P1"/>
      <text:p text:style-name="P1"><text:s text:c="4"/>int score = GetMaxFlow(M, M+1);</text:p>
      <text:p text:style-name="P1"><text:s text:c="4"/>fill(reached.begin(), reached.end(), 0);</text:p>
      <text:p text:style-name="P1"><text:s text:c="4"/>Augment(M, M+1, INF);</text:p>
      <text:p text:style-name="P1"><text:s text:c="4"/>x = VI(M);</text:p>
      <text:p text:style-name="P1"><text:s text:c="4"/>for (int i = 0; i &lt; M; i++) x[i] = reached[i] ? 0 : 1;</text:p>
      <text:p text:style-name="P1"><text:s text:c="4"/>score += c;</text:p>
      <text:p text:style-name="P1">#ifdef MAXIMIZATION</text:p>
      <text:p text:style-name="P1"><text:s text:c="4"/>score *= -1;</text:p>
      <text:p text:style-name="P1">#endif</text:p>
      <text:p text:style-name="P1"/>
      <text:p text:style-name="P1"><text:s text:c="4"/>return score;</text:p>
      <text:p text:style-name="P1"><text:s text:c="2"/>}</text:p>
      <text:p text:style-name="P1"/>
      <text:p text:style-name="P1">};</text:p>
      <text:p text:style-name="P1"/>
      <text:p text:style-name="P1"/>
      <text:p text:style-name="P1">Geometry.cc 9/34</text:p>
      <text:p text:style-name="P1">// C++ routines for computational geometry.</text:p>
      <text:p text:style-name="P1"/>
      <text:p text:style-name="P1">#include &lt;iostream&gt;</text:p>
      <text:p text:style-name="P1">#include &lt;vector&gt;</text:p>
      <text:p text:style-name="P1">#include &lt;cmath&gt;</text:p>
      <text:p text:style-name="P1">#include &lt;cassert&gt;</text:p>
      <text:p text:style-name="P1"/>
      <text:p text:style-name="P1">using namespace std;</text:p>
      <text:p text:style-name="P1"/>
      <text:p text:style-name="P1">double INF = 1e100;</text:p>
      <text:p text:style-name="P1">double EPS = 1e-12;</text:p>
      <text:p text:style-name="P1"><text:soft-page-break/></text:p>
      <text:p text:style-name="P1">struct PT { </text:p>
      <text:p text:style-name="P1"><text:s text:c="2"/>double x, y; </text:p>
      <text:p text:style-name="P1"><text:s text:c="2"/>PT() {}</text:p>
      <text:p text:style-name="P1"><text:s text:c="2"/>PT(double x, double y) : x(x), y(y) {}</text:p>
      <text:p text:style-name="P1"><text:s text:c="2"/>PT(const PT &amp;p) : x(p.x), y(p.y) <text:s text:c="3"/>{}</text:p>
      <text:p text:style-name="P1"><text:s text:c="2"/>PT operator + (const PT &amp;p) <text:s/>const { return PT(x+p.x, y+p.y); }</text:p>
      <text:p text:style-name="P1"><text:s text:c="2"/>PT operator - (const PT &amp;p) <text:s/>const { return PT(x-p.x, y-p.y); }</text:p>
      <text:p text:style-name="P1"><text:s text:c="2"/>PT operator * (double c) <text:s text:c="4"/>const { return PT(x*c, <text:s text:c="2"/>y*c <text:s/>); }</text:p>
      <text:p text:style-name="P1"><text:s text:c="2"/>PT operator / (double c) <text:s text:c="4"/>const { return PT(x/c, <text:s text:c="2"/>y/c <text:s/>); }</text:p>
      <text:p text:style-name="P1">};</text:p>
      <text:p text:style-name="P1"/>
      <text:p text:style-name="P1">double dot(PT p, PT q) <text:s text:c="4"/>{ return p.x*q.x+p.y*q.y; }</text:p>
      <text:p text:style-name="P1">double dist2(PT p, PT q) <text:s text:c="2"/>{ return dot(p-q,p-q); }</text:p>
      <text:p text:style-name="P1">double cross(PT p, PT q) <text:s text:c="2"/>{ return p.x*q.y-p.y*q.x; }</text:p>
      <text:p text:style-name="P1">ostream &amp;operator&lt;&lt;(ostream &amp;os, const PT &amp;p) {</text:p>
      <text:p text:style-name="P1"><text:s text:c="2"/>os &lt;&lt; "(" &lt;&lt; p.x &lt;&lt; "," &lt;&lt; p.y &lt;&lt; ")"; </text:p>
      <text:p text:style-name="P1">}</text:p>
      <text:p text:style-name="P1"/>
      <text:p text:style-name="P1">// rotate a point CCW or CW around the origin</text:p>
      <text:p text:style-name="P1">PT RotateCCW90(PT p) <text:s text:c="2"/>{ return PT(-p.y,p.x); }</text:p>
      <text:p text:style-name="P1">PT RotateCW90(PT p) <text:s text:c="3"/>{ return PT(p.y,-p.x); }</text:p>
      <text:p text:style-name="P1">PT RotateCCW(PT p, double t) { </text:p>
      <text:p text:style-name="P1"><text:s text:c="2"/>return PT(p.x*cos(t)-p.y*sin(t), p.x*sin(t)+p.y*cos(t)); </text:p>
      <text:p text:style-name="P1">}</text:p>
      <text:p text:style-name="P1"/>
      <text:p text:style-name="P1">// project point c onto line through a and b</text:p>
      <text:p text:style-name="P1">// assuming a != b</text:p>
      <text:p text:style-name="P1">PT ProjectPointLine(PT a, PT b, PT c) {</text:p>
      <text:p text:style-name="P1"><text:s text:c="2"/>return a + (b-a)*dot(c-a, b-a)/dot(b-a, b-a);</text:p>
      <text:p text:style-name="P1">}</text:p>
      <text:p text:style-name="P1"/>
      <text:p text:style-name="P1">// project point c onto line segment through a and b</text:p>
      <text:p text:style-name="P1">PT ProjectPointSegment(PT a, PT b, PT c) {</text:p>
      <text:p text:style-name="P1"><text:s text:c="2"/>double r = dot(b-a,b-a);</text:p>
      <text:p text:style-name="P1"><text:s text:c="2"/>if (fabs(r) &lt; EPS) return a;</text:p>
      <text:p text:style-name="P1"><text:s text:c="2"/>r = dot(c-a, b-a)/r;</text:p>
      <text:p text:style-name="P1"><text:s text:c="2"/>if (r &lt; 0) return a;</text:p>
      <text:p text:style-name="P1"><text:s text:c="2"/>if (r &gt; 1) return b;</text:p>
      <text:p text:style-name="P1"><text:s text:c="2"/>return a + (b-a)*r;</text:p>
      <text:p text:style-name="P1">}</text:p>
      <text:p text:style-name="P1"/>
      <text:p text:style-name="P1">// compute distance from c to segment between a and b</text:p>
      <text:p text:style-name="P1">double DistancePointSegment(PT a, PT b, PT c) {</text:p>
      <text:p text:style-name="P1"><text:s text:c="2"/>return sqrt(dist2(c, ProjectPointSegment(a, b, c)));</text:p>
      <text:p text:style-name="P1">}</text:p>
      <text:p text:style-name="P1"/>
      <text:p text:style-name="P1">// compute distance between point (x,y,z) and plane ax+by+cz=d</text:p>
      <text:p text:style-name="P1">double DistancePointPlane(double x, double y, double z,</text:p>
      <text:p text:style-name="P1"><text:s text:c="26"/>double a, double b, double c, double d) {</text:p>
      <text:p text:style-name="P1"><text:s text:c="2"/>return fabs(a*x+b*y+c*z-d)/sqrt(a*a+b*b+c*c);</text:p>
      <text:p text:style-name="P1">}</text:p>
      <text:p text:style-name="P1"/>
      <text:p text:style-name="P1">// determine if lines from a to b and c to d are parallel or collinear</text:p>
      <text:p text:style-name="P1">bool LinesParallel(PT a, PT b, PT c, PT d) { </text:p>
      <text:p text:style-name="P1"><text:s text:c="2"/>return fabs(cross(b-a, c-d)) &lt; EPS; </text:p>
      <text:p text:style-name="P1">}</text:p>
      <text:p text:style-name="P1"/>
      <text:p text:style-name="P1">bool LinesCollinear(PT a, PT b, PT c, PT d) { </text:p>
      <text:p text:style-name="P1"><text:s text:c="2"/>return LinesParallel(a, b, c, d)</text:p>
      <text:p text:style-name="P1"><text:s text:c="6"/>&amp;&amp; fabs(cross(a-b, a-c)) &lt; EPS</text:p>
      <text:p text:style-name="P1"><text:s text:c="6"/>&amp;&amp; fabs(cross(c-d, c-a)) &lt; EPS; </text:p>
      <text:p text:style-name="P1">}</text:p>
      <text:p text:style-name="P1"/>
      <text:p text:style-name="P1">// determine if line segment from a to b intersects with </text:p>
      <text:p text:style-name="P1">// line segment from c to d</text:p>
      <text:p text:style-name="P1">bool SegmentsIntersect(PT a, PT b, PT c, PT d) {</text:p>
      <text:p text:style-name="P1"><text:s text:c="2"/>if (LinesCollinear(a, b, c, d)) {</text:p>
      <text:p text:style-name="P1"><text:s text:c="4"/>if (dist2(a, c) &lt; EPS || dist2(a, d) &lt; EPS ||</text:p>
      <text:p text:style-name="P1"><text:s text:c="6"/>dist2(b, c) &lt; EPS || dist2(b, d) &lt; EPS) return true;</text:p>
      <text:p text:style-name="P1"><text:s text:c="4"/>if (dot(c-a, c-b) &gt; 0 &amp;&amp; dot(d-a, d-b) &gt; 0 &amp;&amp; dot(c-b, d-b) &gt; 0)</text:p>
      <text:p text:style-name="P1"><text:s text:c="6"/>return false;</text:p>
      <text:p text:style-name="P1"><text:s text:c="4"/>return true;</text:p>
      <text:p text:style-name="P1"><text:s text:c="2"/>}</text:p>
      <text:p text:style-name="P1"><text:s text:c="2"/>if (cross(d-a, b-a) * cross(c-a, b-a) &gt; 0) return false;</text:p>
      <text:p text:style-name="P1"><text:s text:c="2"/>if (cross(a-c, d-c) * cross(b-c, d-c) &gt; 0) return false;</text:p>
      <text:p text:style-name="P1"><text:s text:c="2"/>return true;</text:p>
      <text:p text:style-name="P1">}</text:p>
      <text:p text:style-name="P1"/>
      <text:p text:style-name="P1">// compute intersection of line passing through a and b</text:p>
      <text:p text:style-name="P1">// with line passing through c and d, assuming that unique</text:p>
      <text:p text:style-name="P1">// intersection exists; for segment intersection, check if</text:p>
      <text:p text:style-name="P1">// segments intersect first</text:p>
      <text:p text:style-name="P1">PT ComputeLineIntersection(PT a, PT b, PT c, PT d) {</text:p>
      <text:p text:style-name="P1"><text:s text:c="2"/>b=b-a; d=c-d; c=c-a;</text:p>
      <text:p text:style-name="P1"><text:s text:c="2"/>assert(dot(b, b) &gt; EPS &amp;&amp; dot(d, d) &gt; EPS);</text:p>
      <text:p text:style-name="P1"><text:s text:c="2"/>return a + b*cross(c, d)/cross(b, d);</text:p>
      <text:p text:style-name="P1">}</text:p>
      <text:p text:style-name="P1"/>
      <text:p text:style-name="P1">// compute center of circle given three points</text:p>
      <text:p text:style-name="P1">PT ComputeCircleCenter(PT a, PT b, PT c) {</text:p>
      <text:p text:style-name="P1"><text:s text:c="2"/>b=(a+b)/2;</text:p>
      <text:p text:style-name="P1"><text:s text:c="2"/>c=(a+c)/2;</text:p>
      <text:p text:style-name="P1"><text:s text:c="2"/>return ComputeLineIntersection(b, b+RotateCW90(a-b), c, c+RotateCW90(a-c));</text:p>
      <text:p text:style-name="P1">}</text:p>
      <text:p text:style-name="P1"/>
      <text:p text:style-name="P1">// determine if point is in a possibly non-convex polygon (by William</text:p>
      <text:p text:style-name="P1">// Randolph Franklin); returns 1 for strictly interior points, 0 for</text:p>
      <text:p text:style-name="P1">// strictly exterior points, and 0 or 1 for the remaining points.</text:p>
      <text:p text:style-name="P1">// Note that it is possible to convert this into an *exact* test using</text:p>
      <text:p text:style-name="P1">// integer arithmetic by taking care of the division appropriately</text:p>
      <text:p text:style-name="P1">// (making sure to deal with signs properly) and then by writing exact</text:p>
      <text:p text:style-name="P1">// tests for checking point on polygon boundary</text:p>
      <text:p text:style-name="P1">bool PointInPolygon(const vector&lt;PT&gt; &amp;p, PT q) {</text:p>
      <text:p text:style-name="P1"><text:s text:c="2"/>bool c = 0;</text:p>
      <text:p text:style-name="P1"><text:s text:c="2"/>for (int i = 0; i &lt; p.size(); i++){</text:p>
      <text:p text:style-name="P1"><text:s text:c="4"/>int j = (i+1)%p.size();</text:p>
      <text:p text:style-name="P1"><text:s text:c="4"/>if ((p[i].y &lt;= q.y &amp;&amp; q.y &lt; p[j].y || </text:p>
      <text:p text:style-name="P1"><text:s text:c="6"/>p[j].y &lt;= q.y &amp;&amp; q.y &lt; p[i].y) &amp;&amp;</text:p>
      <text:p text:style-name="P1"><text:s text:c="6"/>q.x &lt; p[i].x + (p[j].x - p[i].x) * (q.y - p[i].y) / (p[j].y - p[i].y))</text:p>
      <text:p text:style-name="P1"><text:s text:c="6"/>c = !c;</text:p>
      <text:p text:style-name="P1"><text:s text:c="2"/>}</text:p>
      <text:p text:style-name="P1"><text:s text:c="2"/>return c;</text:p>
      <text:p text:style-name="P1">}</text:p>
      <text:p text:style-name="P1"/>
      <text:p text:style-name="P1">// determine if point is on the boundary of a polygon</text:p>
      <text:p text:style-name="P1">bool PointOnPolygon(const vector&lt;PT&gt; &amp;p, PT q) {</text:p>
      <text:p text:style-name="P1"><text:s text:c="2"/>for (int i = 0; i &lt; p.size(); i++)</text:p>
      <text:p text:style-name="P1"><text:s text:c="4"/>if (dist2(ProjectPointSegment(p[i], p[(i+1)%p.size()], q), q) &lt; EPS)</text:p>
      <text:p text:style-name="P1"><text:s text:c="6"/>return true;</text:p>
      <text:p text:style-name="P1"><text:s text:c="4"/>return false;</text:p>
      <text:p text:style-name="P1">}</text:p>
      <text:p text:style-name="P1"/>
      <text:p text:style-name="P1">// compute intersection of line through points a and b with</text:p>
      <text:p text:style-name="P1"><text:soft-page-break/>// circle centered at c with radius r &gt; 0</text:p>
      <text:p text:style-name="P1">vector&lt;PT&gt; CircleLineIntersection(PT a, PT b, PT c, double r) {</text:p>
      <text:p text:style-name="P1"><text:s text:c="2"/>vector&lt;PT&gt; ret;</text:p>
      <text:p text:style-name="P1"><text:s text:c="2"/>b = b-a;</text:p>
      <text:p text:style-name="P1"><text:s text:c="2"/>a = a-c;</text:p>
      <text:p text:style-name="P1"><text:s text:c="2"/>double A = dot(b, b);</text:p>
      <text:p text:style-name="P1"><text:s text:c="2"/>double B = dot(a, b);</text:p>
      <text:p text:style-name="P1"><text:s text:c="2"/>double C = dot(a, a) - r*r;</text:p>
      <text:p text:style-name="P1"><text:s text:c="2"/>double D = B*B - A*C;</text:p>
      <text:p text:style-name="P1"><text:s text:c="2"/>if (D &lt; -EPS) return ret;</text:p>
      <text:p text:style-name="P1"><text:s text:c="2"/>ret.push_back(c+a+b*(-B+sqrt(D+EPS))/A);</text:p>
      <text:p text:style-name="P1"><text:s text:c="2"/>if (D &gt; EPS)</text:p>
      <text:p text:style-name="P1"><text:s text:c="4"/>ret.push_back(c+a+b*(-B-sqrt(D))/A);</text:p>
      <text:p text:style-name="P1"><text:s text:c="2"/>return ret;</text:p>
      <text:p text:style-name="P1">}</text:p>
      <text:p text:style-name="P1"/>
      <text:p text:style-name="P1">// compute intersection of circle centered at a with radius r</text:p>
      <text:p text:style-name="P1">// with circle centered at b with radius R</text:p>
      <text:p text:style-name="P1">vector&lt;PT&gt; CircleCircleIntersection(PT a, PT b, double r, double R) {</text:p>
      <text:p text:style-name="P1"><text:s text:c="2"/>vector&lt;PT&gt; ret;</text:p>
      <text:p text:style-name="P1"><text:s text:c="2"/>double d = sqrt(dist2(a, b));</text:p>
      <text:p text:style-name="P1"><text:s text:c="2"/>if (d &gt; r+R || d+min(r, R) &lt; max(r, R)) return ret;</text:p>
      <text:p text:style-name="P1"><text:s text:c="2"/>double x = (d*d-R*R+r*r)/(2*d);</text:p>
      <text:p text:style-name="P1"><text:s text:c="2"/>double y = sqrt(r*r-x*x);</text:p>
      <text:p text:style-name="P1"><text:s text:c="2"/>PT v = (b-a)/d;</text:p>
      <text:p text:style-name="P1"><text:s text:c="2"/>ret.push_back(a+v*x + RotateCCW90(v)*y);</text:p>
      <text:p text:style-name="P1"><text:s text:c="2"/>if (y &gt; 0)</text:p>
      <text:p text:style-name="P1"><text:s text:c="4"/>ret.push_back(a+v*x - RotateCCW90(v)*y);</text:p>
      <text:p text:style-name="P1"><text:s text:c="2"/>return ret;</text:p>
      <text:p text:style-name="P1">}</text:p>
      <text:p text:style-name="P1"/>
      <text:p text:style-name="P1">// This code computes the area or centroid of a (possibly nonconvex)</text:p>
      <text:p text:style-name="P1">// polygon, assuming that the coordinates are listed in a clockwise or</text:p>
      <text:p text:style-name="P1">// counterclockwise fashion. <text:s/>Note that the centroid is often known as</text:p>
      <text:p text:style-name="P1">// the "center of gravity" or "center of mass".</text:p>
      <text:p text:style-name="P1">double ComputeSignedArea(const vector&lt;PT&gt; &amp;p) {</text:p>
      <text:p text:style-name="P1"><text:s text:c="2"/>double area = 0;</text:p>
      <text:p text:style-name="P1"><text:s text:c="2"/>for(int i = 0; i &lt; p.size(); i++) {</text:p>
      <text:p text:style-name="P1"><text:s text:c="4"/>int j = (i+1) % p.size();</text:p>
      <text:p text:style-name="P1"><text:s text:c="4"/>area += p[i].x*p[j].y - p[j].x*p[i].y;</text:p>
      <text:p text:style-name="P1"><text:s text:c="2"/>}</text:p>
      <text:p text:style-name="P1"><text:s text:c="2"/>return area / 2.0;</text:p>
      <text:p text:style-name="P1">}</text:p>
      <text:p text:style-name="P1"/>
      <text:p text:style-name="P1">double ComputeArea(const vector&lt;PT&gt; &amp;p) {</text:p>
      <text:p text:style-name="P1"><text:s text:c="2"/>return fabs(ComputeSignedArea(p));</text:p>
      <text:p text:style-name="P1">}</text:p>
      <text:p text:style-name="P1"/>
      <text:p text:style-name="P1">PT ComputeCentroid(const vector&lt;PT&gt; &amp;p) {</text:p>
      <text:p text:style-name="P1"><text:s text:c="2"/>PT c(0,0);</text:p>
      <text:p text:style-name="P1"><text:s text:c="2"/>double scale = 6.0 * ComputeSignedArea(p);</text:p>
      <text:p text:style-name="P1"><text:s text:c="2"/>for (int i = 0; i &lt; p.size(); i++){</text:p>
      <text:p text:style-name="P1"><text:s text:c="4"/>int j = (i+1) % p.size();</text:p>
      <text:p text:style-name="P1"><text:s text:c="4"/>c = c + (p[i]+p[j])*(p[i].x*p[j].y - p[j].x*p[i].y);</text:p>
      <text:p text:style-name="P1"><text:s text:c="2"/>}</text:p>
      <text:p text:style-name="P1"><text:s text:c="2"/>return c / scale;</text:p>
      <text:p text:style-name="P1">}</text:p>
      <text:p text:style-name="P1"/>
      <text:p text:style-name="P1">// tests whether or not a given polygon (in CW or CCW order) is simple</text:p>
      <text:p text:style-name="P1">bool IsSimple(const vector&lt;PT&gt; &amp;p) {</text:p>
      <text:p text:style-name="P1"><text:s text:c="2"/>for (int i = 0; i &lt; p.size(); i++) {</text:p>
      <text:p text:style-name="P1"><text:s text:c="4"/>for (int k = i+1; k &lt; p.size(); k++) {</text:p>
      <text:p text:style-name="P1"><text:s text:c="6"/>int j = (i+1) % p.size();</text:p>
      <text:p text:style-name="P1"><text:s text:c="6"/>int l = (k+1) % p.size();</text:p>
      <text:p text:style-name="P1"><text:s text:c="6"/>if (i == l || j == k) continue;</text:p>
      <text:p text:style-name="P1"><text:s text:c="6"/>if (SegmentsIntersect(p[i], p[j], p[k], p[l])) </text:p>
      <text:p text:style-name="P1"><text:s text:c="8"/>return false;</text:p>
      <text:p text:style-name="P1"><text:s text:c="4"/>}</text:p>
      <text:p text:style-name="P1"><text:s text:c="2"/>}</text:p>
      <text:p text:style-name="P1"><text:s text:c="2"/>return true;</text:p>
      <text:p text:style-name="P1">}</text:p>
      <text:p text:style-name="P1"/>
      <text:p text:style-name="P1">int main() {</text:p>
      <text:p text:style-name="P1"><text:s text:c="2"/></text:p>
      <text:p text:style-name="P1"><text:s text:c="2"/>// expected: (-5,2)</text:p>
      <text:p text:style-name="P1"><text:s text:c="2"/>cerr &lt;&lt; RotateCCW90(PT(2,5)) &lt;&lt; endl;</text:p>
      <text:p text:style-name="P1"><text:s text:c="2"/></text:p>
      <text:p text:style-name="P1"><text:s text:c="2"/>// expected: (5,-2)</text:p>
      <text:p text:style-name="P1"><text:s text:c="2"/>cerr &lt;&lt; RotateCW90(PT(2,5)) &lt;&lt; endl;</text:p>
      <text:p text:style-name="P1"><text:s text:c="2"/></text:p>
      <text:p text:style-name="P1"><text:s text:c="2"/>// expected: (-5,2)</text:p>
      <text:p text:style-name="P1"><text:s text:c="2"/>cerr &lt;&lt; RotateCCW(PT(2,5),M_PI/2) &lt;&lt; endl;</text:p>
      <text:p text:style-name="P1"><text:s text:c="2"/></text:p>
      <text:p text:style-name="P1"><text:s text:c="2"/>// expected: (5,2)</text:p>
      <text:p text:style-name="P1"><text:s text:c="2"/>cerr &lt;&lt; ProjectPointLine(PT(-5,-2), PT(10,4), PT(3,7)) &lt;&lt; endl;</text:p>
      <text:p text:style-name="P1"><text:s text:c="2"/></text:p>
      <text:p text:style-name="P1"><text:s text:c="2"/>// expected: (5,2) (7.5,3) (2.5,1)</text:p>
      <text:p text:style-name="P1"><text:s text:c="2"/>cerr &lt;&lt; ProjectPointSegment(PT(-5,-2), PT(10,4), PT(3,7)) &lt;&lt; " "</text:p>
      <text:p text:style-name="P1"><text:s text:c="7"/>&lt;&lt; ProjectPointSegment(PT(7.5,3), PT(10,4), PT(3,7)) &lt;&lt; " "</text:p>
      <text:p text:style-name="P1"><text:s text:c="7"/>&lt;&lt; ProjectPointSegment(PT(-5,-2), PT(2.5,1), PT(3,7)) &lt;&lt; endl;</text:p>
      <text:p text:style-name="P1"><text:s text:c="2"/></text:p>
      <text:p text:style-name="P1"><text:s text:c="2"/>// expected: 6.78903</text:p>
      <text:p text:style-name="P1"><text:s text:c="2"/>cerr &lt;&lt; DistancePointPlane(4,-4,3,2,-2,5,-8) &lt;&lt; endl;</text:p>
      <text:p text:style-name="P1"><text:s text:c="2"/></text:p>
      <text:p text:style-name="P1"><text:s text:c="2"/>// expected: 1 0 1</text:p>
      <text:p text:style-name="P1"><text:s text:c="2"/>cerr &lt;&lt; LinesParallel(PT(1,1), PT(3,5), PT(2,1), PT(4,5)) &lt;&lt; " "</text:p>
      <text:p text:style-name="P1"><text:s text:c="7"/>&lt;&lt; LinesParallel(PT(1,1), PT(3,5), PT(2,0), PT(4,5)) &lt;&lt; " "</text:p>
      <text:p text:style-name="P1"><text:s text:c="7"/>&lt;&lt; LinesParallel(PT(1,1), PT(3,5), PT(5,9), PT(7,13)) &lt;&lt; endl;</text:p>
      <text:p text:style-name="P1"><text:s text:c="2"/></text:p>
      <text:p text:style-name="P1"><text:s text:c="2"/>// expected: 0 0 1</text:p>
      <text:p text:style-name="P1"><text:s text:c="2"/>cerr &lt;&lt; LinesCollinear(PT(1,1), PT(3,5), PT(2,1), PT(4,5)) &lt;&lt; " "</text:p>
      <text:p text:style-name="P1"><text:s text:c="7"/>&lt;&lt; LinesCollinear(PT(1,1), PT(3,5), PT(2,0), PT(4,5)) &lt;&lt; " "</text:p>
      <text:p text:style-name="P1"><text:s text:c="7"/>&lt;&lt; LinesCollinear(PT(1,1), PT(3,5), PT(5,9), PT(7,13)) &lt;&lt; endl;</text:p>
      <text:p text:style-name="P1"><text:s text:c="2"/></text:p>
      <text:p text:style-name="P1"><text:s text:c="2"/>// expected: 1 1 1 0</text:p>
      <text:p text:style-name="P1"><text:s text:c="2"/>cerr &lt;&lt; SegmentsIntersect(PT(0,0), PT(2,4), PT(3,1), PT(-1,3)) &lt;&lt; " "</text:p>
      <text:p text:style-name="P1"><text:s text:c="7"/>&lt;&lt; SegmentsIntersect(PT(0,0), PT(2,4), PT(4,3), PT(0,5)) &lt;&lt; " "</text:p>
      <text:p text:style-name="P1"><text:s text:c="7"/>&lt;&lt; SegmentsIntersect(PT(0,0), PT(2,4), PT(2,-1), PT(-2,1)) &lt;&lt; " "</text:p>
      <text:p text:style-name="P1"><text:s text:c="7"/>&lt;&lt; SegmentsIntersect(PT(0,0), PT(2,4), PT(5,5), PT(1,7)) &lt;&lt; endl;</text:p>
      <text:p text:style-name="P1"><text:s text:c="2"/></text:p>
      <text:p text:style-name="P1"><text:s text:c="2"/>// expected: (1,2)</text:p>
      <text:p text:style-name="P1"><text:s text:c="2"/>cerr &lt;&lt; ComputeLineIntersection(PT(0,0), PT(2,4), PT(3,1), PT(-1,3)) &lt;&lt; endl;</text:p>
      <text:p text:style-name="P1"><text:s text:c="2"/></text:p>
      <text:p text:style-name="P1"><text:s text:c="2"/>// expected: (1,1)</text:p>
      <text:p text:style-name="P1"><text:s text:c="2"/>cerr &lt;&lt; ComputeCircleCenter(PT(-3,4), PT(6,1), PT(4,5)) &lt;&lt; endl;</text:p>
      <text:p text:style-name="P1"><text:s text:c="2"/></text:p>
      <text:p text:style-name="P1"><text:s text:c="2"/>vector&lt;PT&gt; v; </text:p>
      <text:p text:style-name="P1"><text:s text:c="2"/>v.push_back(PT(0,0));</text:p>
      <text:p text:style-name="P1"><text:s text:c="2"/>v.push_back(PT(5,0));</text:p>
      <text:p text:style-name="P1"><text:s text:c="2"/>v.push_back(PT(5,5));</text:p>
      <text:p text:style-name="P1"><text:s text:c="2"/>v.push_back(PT(0,5));</text:p>
      <text:p text:style-name="P1"><text:s text:c="2"/></text:p>
      <text:p text:style-name="P1"><text:s text:c="2"/>// expected: 1 1 1 0 0</text:p>
      <text:p text:style-name="P1"><text:s text:c="2"/>cerr &lt;&lt; PointInPolygon(v, PT(2,2)) &lt;&lt; " "</text:p>
      <text:p text:style-name="P1"><text:soft-page-break/><text:s text:c="7"/>&lt;&lt; PointInPolygon(v, PT(2,0)) &lt;&lt; " "</text:p>
      <text:p text:style-name="P1"><text:s text:c="7"/>&lt;&lt; PointInPolygon(v, PT(0,2)) &lt;&lt; " "</text:p>
      <text:p text:style-name="P1"><text:s text:c="7"/>&lt;&lt; PointInPolygon(v, PT(5,2)) &lt;&lt; " "</text:p>
      <text:p text:style-name="P1"><text:s text:c="7"/>&lt;&lt; PointInPolygon(v, PT(2,5)) &lt;&lt; endl;</text:p>
      <text:p text:style-name="P1"><text:s text:c="2"/></text:p>
      <text:p text:style-name="P1"><text:s text:c="2"/>// expected: 0 1 1 1 1</text:p>
      <text:p text:style-name="P1"><text:s text:c="2"/>cerr &lt;&lt; PointOnPolygon(v, PT(2,2)) &lt;&lt; " "</text:p>
      <text:p text:style-name="P1"><text:s text:c="7"/>&lt;&lt; PointOnPolygon(v, PT(2,0)) &lt;&lt; " "</text:p>
      <text:p text:style-name="P1"><text:s text:c="7"/>&lt;&lt; PointOnPolygon(v, PT(0,2)) &lt;&lt; " "</text:p>
      <text:p text:style-name="P1"><text:s text:c="7"/>&lt;&lt; PointOnPolygon(v, PT(5,2)) &lt;&lt; " "</text:p>
      <text:p text:style-name="P1"><text:s text:c="7"/>&lt;&lt; PointOnPolygon(v, PT(2,5)) &lt;&lt; endl;</text:p>
      <text:p text:style-name="P1"><text:s text:c="2"/></text:p>
      <text:p text:style-name="P1"><text:s text:c="2"/>// expected: (1,6)</text:p>
      <text:p text:style-name="P1"><text:s text:c="2"/>// <text:s text:c="10"/>(5,4) (4,5)</text:p>
      <text:p text:style-name="P1"><text:s text:c="2"/>// <text:s text:c="10"/>blank line</text:p>
      <text:p text:style-name="P1"><text:s text:c="2"/>// <text:s text:c="10"/>(4,5) (5,4)</text:p>
      <text:p text:style-name="P1"><text:s text:c="2"/>// <text:s text:c="10"/>blank line</text:p>
      <text:p text:style-name="P1"><text:s text:c="2"/>// <text:s text:c="10"/>(4,5) (5,4)</text:p>
      <text:p text:style-name="P1"><text:s text:c="2"/>vector&lt;PT&gt; u = CircleLineIntersection(PT(0,6), PT(2,6), PT(1,1), 5);</text:p>
      <text:p text:style-name="P1"><text:s text:c="2"/>for (int i = 0; i &lt; u.size(); i++) cerr &lt;&lt; u[i] &lt;&lt; " "; cerr &lt;&lt; endl;</text:p>
      <text:p text:style-name="P1"><text:s text:c="2"/>u = CircleLineIntersection(PT(0,9), PT(9,0), PT(1,1), 5);</text:p>
      <text:p text:style-name="P1"><text:s text:c="2"/>for (int i = 0; i &lt; u.size(); i++) cerr &lt;&lt; u[i] &lt;&lt; " "; cerr &lt;&lt; endl;</text:p>
      <text:p text:style-name="P1"><text:s text:c="2"/>u = CircleCircleIntersection(PT(1,1), PT(10,10), 5, 5);</text:p>
      <text:p text:style-name="P1"><text:s text:c="2"/>for (int i = 0; i &lt; u.size(); i++) cerr &lt;&lt; u[i] &lt;&lt; " "; cerr &lt;&lt; endl;</text:p>
      <text:p text:style-name="P1"><text:s text:c="2"/>u = CircleCircleIntersection(PT(1,1), PT(8,8), 5, 5);</text:p>
      <text:p text:style-name="P1"><text:s text:c="2"/>for (int i = 0; i &lt; u.size(); i++) cerr &lt;&lt; u[i] &lt;&lt; " "; cerr &lt;&lt; endl;</text:p>
      <text:p text:style-name="P1"><text:s text:c="2"/>u = CircleCircleIntersection(PT(1,1), PT(4.5,4.5), 10, sqrt(2.0)/2.0);</text:p>
      <text:p text:style-name="P1"><text:s text:c="2"/>for (int i = 0; i &lt; u.size(); i++) cerr &lt;&lt; u[i] &lt;&lt; " "; cerr &lt;&lt; endl;</text:p>
      <text:p text:style-name="P1"><text:s text:c="2"/>u = CircleCircleIntersection(PT(1,1), PT(4.5,4.5), 5, sqrt(2.0)/2.0);</text:p>
      <text:p text:style-name="P1"><text:s text:c="2"/>for (int i = 0; i &lt; u.size(); i++) cerr &lt;&lt; u[i] &lt;&lt; " "; cerr &lt;&lt; endl;</text:p>
      <text:p text:style-name="P1"><text:s text:c="2"/></text:p>
      <text:p text:style-name="P1"><text:s text:c="2"/>// area should be 5.0</text:p>
      <text:p text:style-name="P1"><text:s text:c="2"/>// centroid should be (1.1666666, 1.166666)</text:p>
      <text:p text:style-name="P1"><text:s text:c="2"/>PT pa[] = { PT(0,0), PT(5,0), PT(1,1), PT(0,5) };</text:p>
      <text:p text:style-name="P1"><text:s text:c="2"/>vector&lt;PT&gt; p(pa, pa+4);</text:p>
      <text:p text:style-name="P1"><text:s text:c="2"/>PT c = ComputeCentroid(p);</text:p>
      <text:p text:style-name="P1"><text:s text:c="2"/>cerr &lt;&lt; "Area: " &lt;&lt; ComputeArea(p) &lt;&lt; endl;</text:p>
      <text:p text:style-name="P1"><text:s text:c="2"/>cerr &lt;&lt; "Centroid: " &lt;&lt; c &lt;&lt; endl;</text:p>
      <text:p text:style-name="P1"><text:s text:c="2"/></text:p>
      <text:p text:style-name="P1"><text:s text:c="2"/>return 0;</text:p>
      <text:p text:style-name="P1">}</text:p>
      <text:p text:style-name="P1"/>
      <text:p text:style-name="P1">Geom3D.java 11/34</text:p>
      <text:p text:style-name="P1">public class Geom3D {</text:p>
      <text:p text:style-name="P1"><text:s text:c="2"/>// distance from point (x, y, z) to plane aX + bY + cZ + d = 0</text:p>
      <text:p text:style-name="P1"><text:s text:c="2"/>public static double ptPlaneDist(double x, double y, double z,</text:p>
      <text:p text:style-name="P1"><text:s text:c="6"/>double a, double b, double c, double d) {</text:p>
      <text:p text:style-name="P1"><text:s text:c="4"/>return Math.abs(a*x + b*y + c*z + d) / Math.sqrt(a*a + b*b + c*c);</text:p>
      <text:p text:style-name="P1"><text:s text:c="2"/>}</text:p>
      <text:p text:style-name="P1"><text:s text:c="2"/></text:p>
      <text:p text:style-name="P1"><text:s text:c="2"/>// distance between parallel planes aX + bY + cZ + d1 = 0 and</text:p>
      <text:p text:style-name="P1"><text:s text:c="2"/>// aX + bY + cZ + d2 = 0</text:p>
      <text:p text:style-name="P1"><text:s text:c="2"/>public static double planePlaneDist(double a, double b, double c,</text:p>
      <text:p text:style-name="P1"><text:s text:c="6"/>double d1, double d2) {</text:p>
      <text:p text:style-name="P1"><text:s text:c="4"/>return Math.abs(d1 - d2) / Math.sqrt(a*a + b*b + c*c);</text:p>
      <text:p text:style-name="P1"><text:s text:c="2"/>}</text:p>
      <text:p text:style-name="P1"><text:s text:c="2"/></text:p>
      <text:p text:style-name="P1"><text:s text:c="2"/>// distance from point (px, py, pz) to line (x1, y1, z1)-(x2, y2, z2)</text:p>
      <text:p text:style-name="P1"><text:s text:c="2"/>// (or ray, or segment; in the case of the ray, the endpoint is the</text:p>
      <text:p text:style-name="P1"><text:s text:c="2"/>// first point)</text:p>
      <text:p text:style-name="P1"><text:s text:c="2"/>public static final int LINE = 0;</text:p>
      <text:p text:style-name="P1"><text:s text:c="2"/>public static final int SEGMENT = 1;</text:p>
      <text:p text:style-name="P1"><text:s text:c="2"/>public static final int RAY = 2;</text:p>
      <text:p text:style-name="P1"><text:s text:c="2"/>public static double ptLineDistSq(double x1, double y1, double z1,</text:p>
      <text:p text:style-name="P1"><text:s text:c="6"/>double x2, double y2, double z2, double px, double py, double pz,</text:p>
      <text:p text:style-name="P1"><text:s text:c="6"/>int type) {</text:p>
      <text:p text:style-name="P1"><text:s text:c="4"/>double pd2 = (x1-x2)*(x1-x2) + (y1-y2)*(y1-y2) + (z1-z2)*(z1-z2);</text:p>
      <text:p text:style-name="P1"><text:s text:c="4"/></text:p>
      <text:p text:style-name="P1"><text:s text:c="4"/>double x, y, z;</text:p>
      <text:p text:style-name="P1"><text:s text:c="4"/>if (pd2 == 0) {</text:p>
      <text:p text:style-name="P1"><text:s text:c="6"/>x = x1;</text:p>
      <text:p text:style-name="P1"><text:s text:c="6"/>y = y1;</text:p>
      <text:p text:style-name="P1"><text:s text:c="6"/>z = z1;</text:p>
      <text:p text:style-name="P1"><text:s text:c="4"/>} else {</text:p>
      <text:p text:style-name="P1"><text:s text:c="6"/>double u = ((px-x1)*(x2-x1) + (py-y1)*(y2-y1) + (pz-z1)*(z2-z1)) / pd2;</text:p>
      <text:p text:style-name="P1"><text:s text:c="6"/>x = x1 + u * (x2 - x1);</text:p>
      <text:p text:style-name="P1"><text:s text:c="6"/>y = y1 + u * (y2 - y1);</text:p>
      <text:p text:style-name="P1"><text:s text:c="6"/>z = z1 + u * (z2 - z1);</text:p>
      <text:p text:style-name="P1"><text:s text:c="6"/>if (type != LINE &amp;&amp; u &lt; 0) {</text:p>
      <text:p text:style-name="P1"><text:s text:c="8"/>x = x1;</text:p>
      <text:p text:style-name="P1"><text:s text:c="8"/>y = y1;</text:p>
      <text:p text:style-name="P1"><text:s text:c="8"/>z = z1;</text:p>
      <text:p text:style-name="P1"><text:s text:c="6"/>}</text:p>
      <text:p text:style-name="P1"><text:s text:c="6"/>if (type == SEGMENT &amp;&amp; u &gt; 1.0) {</text:p>
      <text:p text:style-name="P1"><text:s text:c="8"/>x = x2;</text:p>
      <text:p text:style-name="P1"><text:s text:c="8"/>y = y2;</text:p>
      <text:p text:style-name="P1"><text:s text:c="8"/>z = z2;</text:p>
      <text:p text:style-name="P1"><text:s text:c="6"/>}</text:p>
      <text:p text:style-name="P1"><text:s text:c="4"/>}</text:p>
      <text:p text:style-name="P1"><text:s text:c="4"/></text:p>
      <text:p text:style-name="P1"><text:s text:c="4"/>return (x-px)*(x-px) + (y-py)*(y-py) + (z-pz)*(z-pz);</text:p>
      <text:p text:style-name="P1"><text:s text:c="2"/>}</text:p>
      <text:p text:style-name="P1"><text:s text:c="2"/></text:p>
      <text:p text:style-name="P1"><text:s text:c="2"/>public static double ptLineDist(double x1, double y1, double z1,</text:p>
      <text:p text:style-name="P1"><text:s text:c="6"/>double x2, double y2, double z2, double px, double py, double pz,</text:p>
      <text:p text:style-name="P1"><text:s text:c="6"/>int type) {</text:p>
      <text:p text:style-name="P1"><text:s text:c="4"/>return Math.sqrt(ptLineDistSq(x1, y1, z1, x2, y2, z2, px, py, pz, type));</text:p>
      <text:p text:style-name="P1"><text:s text:c="2"/>}</text:p>
      <text:p text:style-name="P1">}</text:p>
      <text:p text:style-name="P1"/>
      <text:p text:style-name="P1">Delaunay.cc 12/34</text:p>
      <text:p text:style-name="P1">// Slow but simple Delaunay triangulation. Does not handle</text:p>
      <text:p text:style-name="P1">// degenerate cases (from O'Rourke, Computational Geometry in C)</text:p>
      <text:p text:style-name="P1">//</text:p>
      <text:p text:style-name="P1">// Running time: O(n^4)</text:p>
      <text:p text:style-name="P1">//</text:p>
      <text:p text:style-name="P1">// INPUT: <text:s text:c="3"/>x[] = x-coordinates</text:p>
      <text:p text:style-name="P1">// <text:s text:c="10"/>y[] = y-coordinates</text:p>
      <text:p text:style-name="P1">//</text:p>
      <text:p text:style-name="P1">// OUTPUT: <text:s text:c="2"/>triples = a vector containing m triples of indices</text:p>
      <text:p text:style-name="P1">// <text:s text:c="20"/>corresponding to triangle vertices</text:p>
      <text:p text:style-name="P1"/>
      <text:p text:style-name="P1">#include&lt;vector&gt;</text:p>
      <text:p text:style-name="P1">using namespace std;</text:p>
      <text:p text:style-name="P1"/>
      <text:p text:style-name="P1">typedef double T;</text:p>
      <text:p text:style-name="P1"/>
      <text:p text:style-name="P1">struct triple {</text:p>
      <text:p text:style-name="P1"><text:s text:c="4"/>int i, j, k;</text:p>
      <text:p text:style-name="P1"><text:s text:c="4"/>triple() {}</text:p>
      <text:p text:style-name="P1"><text:s text:c="4"/>triple(int i, int j, int k) : i(i), j(j), k(k) {}</text:p>
      <text:p text:style-name="P1">};</text:p>
      <text:p text:style-name="P1"/>
      <text:p text:style-name="P1">vector&lt;triple&gt; delaunayTriangulation(vector&lt;T&gt;&amp; x, vector&lt;T&gt;&amp; y) {</text:p>
      <text:p text:style-name="P1"><text:soft-page-break/><text:s text:c="8"/>int n = x.size();</text:p>
      <text:p text:style-name="P1"><text:s text:c="8"/>vector&lt;T&gt; z(n);</text:p>
      <text:p text:style-name="P1"><text:s text:c="8"/>vector&lt;triple&gt; ret;</text:p>
      <text:p text:style-name="P1"/>
      <text:p text:style-name="P1"><text:s text:c="8"/>for (int i = 0; i &lt; n; i++)</text:p>
      <text:p text:style-name="P1"><text:s text:c="12"/>z[i] = x[i] * x[i] + y[i] * y[i];</text:p>
      <text:p text:style-name="P1"/>
      <text:p text:style-name="P1"><text:s text:c="8"/>for (int i = 0; i &lt; n-2; i++) {</text:p>
      <text:p text:style-name="P1"><text:s text:c="12"/>for (int j = i+1; j &lt; n; j++) {</text:p>
      <text:p text:style-name="P1"><text:s text:c="16"/>for (int k = i+1; k &lt; n; k++) {</text:p>
      <text:p text:style-name="P1"><text:s text:c="20"/>if (j == k) continue;</text:p>
      <text:p text:style-name="P1"><text:s text:c="20"/>double xn = (y[j]-y[i])*(z[k]-z[i]) - (y[k]-y[i])*(z[j]-z[i]);</text:p>
      <text:p text:style-name="P1"><text:s text:c="20"/>double yn = (x[k]-x[i])*(z[j]-z[i]) - (x[j]-x[i])*(z[k]-z[i]);</text:p>
      <text:p text:style-name="P1"><text:s text:c="20"/>double zn = (x[j]-x[i])*(y[k]-y[i]) - (x[k]-x[i])*(y[j]-y[i]);</text:p>
      <text:p text:style-name="P1"><text:s text:c="20"/>bool flag = zn &lt; 0;</text:p>
      <text:p text:style-name="P1"><text:s text:c="20"/>for (int m = 0; flag &amp;&amp; m &lt; n; m++)</text:p>
      <text:p text:style-name="P1"><text:s text:c="24"/>flag = flag &amp;&amp; ((x[m]-x[i])*xn + </text:p>
      <text:p text:style-name="P1"><text:s text:c="40"/>(y[m]-y[i])*yn + </text:p>
      <text:p text:style-name="P1"><text:s text:c="40"/>(z[m]-z[i])*zn &lt;= 0);</text:p>
      <text:p text:style-name="P1"><text:s text:c="20"/>if (flag) ret.push_back(triple(i, j, k));</text:p>
      <text:p text:style-name="P1"><text:s text:c="16"/>}</text:p>
      <text:p text:style-name="P1"><text:s text:c="12"/>}</text:p>
      <text:p text:style-name="P1"><text:s text:c="8"/>}</text:p>
      <text:p text:style-name="P1"><text:s text:c="8"/>return ret;</text:p>
      <text:p text:style-name="P1">}</text:p>
      <text:p text:style-name="P1"/>
      <text:p text:style-name="P1">int main() {</text:p>
      <text:p text:style-name="P1"><text:s text:c="4"/>T xs[]={0, 0, 1, 0.9};</text:p>
      <text:p text:style-name="P1"><text:s text:c="4"/>T ys[]={0, 1, 0, 0.9};</text:p>
      <text:p text:style-name="P1"><text:s text:c="4"/>vector&lt;T&gt; x(&amp;xs[0], &amp;xs[4]), y(&amp;ys[0], &amp;ys[4]);</text:p>
      <text:p text:style-name="P1"><text:s text:c="4"/>vector&lt;triple&gt; tri = delaunayTriangulation(x, y);</text:p>
      <text:p text:style-name="P1"><text:s text:c="4"/></text:p>
      <text:p text:style-name="P1"><text:s text:c="4"/>//expected: 0 1 3</text:p>
      <text:p text:style-name="P1"><text:s text:c="4"/>// <text:s text:c="9"/>0 3 2</text:p>
      <text:p text:style-name="P1"><text:s text:c="4"/></text:p>
      <text:p text:style-name="P1"><text:s text:c="4"/>int i;</text:p>
      <text:p text:style-name="P1"><text:s text:c="4"/>for(i = 0; i &lt; tri.size(); i++)</text:p>
      <text:p text:style-name="P1"><text:s text:c="8"/>printf("%d %d %d\n", tri[i].i, tri[i].j, tri[i].k);</text:p>
      <text:p text:style-name="P1"><text:s text:c="4"/>return 0;</text:p>
      <text:p text:style-name="P1">}</text:p>
      <text:p text:style-name="P1"/>
      <text:p text:style-name="P1">Euclid.cc 13/34</text:p>
      <text:p text:style-name="P1">// This is a collection of useful code for solving problems that</text:p>
      <text:p text:style-name="P1">// involve modular linear equations. <text:s/>Note that all of the</text:p>
      <text:p text:style-name="P1">// algorithms described here work on nonnegative integers.</text:p>
      <text:p text:style-name="P1"/>
      <text:p text:style-name="P1">#include &lt;iostream&gt;</text:p>
      <text:p text:style-name="P1">#include &lt;vector&gt;</text:p>
      <text:p text:style-name="P1">#include &lt;algorithm&gt;</text:p>
      <text:p text:style-name="P1"/>
      <text:p text:style-name="P1">using namespace std;</text:p>
      <text:p text:style-name="P1"/>
      <text:p text:style-name="P1">typedef vector&lt;int&gt; VI;</text:p>
      <text:p text:style-name="P1">typedef pair&lt;int,int&gt; PII;</text:p>
      <text:p text:style-name="P1"/>
      <text:p text:style-name="P1">// return a % b (positive value)</text:p>
      <text:p text:style-name="P1">int mod(int a, int b) {</text:p>
      <text:p text:style-name="P1"><text:s text:c="2"/>return ((a%b)+b)%b;</text:p>
      <text:p text:style-name="P1">}</text:p>
      <text:p text:style-name="P1"/>
      <text:p text:style-name="P1">// computes gcd(a,b)</text:p>
      <text:p text:style-name="P1">int gcd(int a, int b) {</text:p>
      <text:p text:style-name="P1"><text:s text:c="2"/>int tmp;</text:p>
      <text:p text:style-name="P1"><text:s text:c="2"/>while(b){a%=b; tmp=a; a=b; b=tmp;}</text:p>
      <text:p text:style-name="P1"><text:s text:c="2"/>return a;</text:p>
      <text:p text:style-name="P1">}</text:p>
      <text:p text:style-name="P1"/>
      <text:p text:style-name="P1">// computes lcm(a,b)</text:p>
      <text:p text:style-name="P1">int lcm(int a, int b) {</text:p>
      <text:p text:style-name="P1"><text:s text:c="2"/>return a/gcd(a,b)*b;</text:p>
      <text:p text:style-name="P1">}</text:p>
      <text:p text:style-name="P1"/>
      <text:p text:style-name="P1">// returns d = gcd(a,b); finds x,y such that d = ax + by</text:p>
      <text:p text:style-name="P1">int extended_euclid(int a, int b, int &amp;x, int &amp;y) { <text:s/></text:p>
      <text:p text:style-name="P1"><text:s text:c="2"/>int xx = y = 0;</text:p>
      <text:p text:style-name="P1"><text:s text:c="2"/>int yy = x = 1;</text:p>
      <text:p text:style-name="P1"><text:s text:c="2"/>while (b) {</text:p>
      <text:p text:style-name="P1"><text:s text:c="4"/>int q = a/b;</text:p>
      <text:p text:style-name="P1"><text:s text:c="4"/>int t = b; b = a%b; a = t;</text:p>
      <text:p text:style-name="P1"><text:s text:c="4"/>t = xx; xx = x-q*xx; x = t;</text:p>
      <text:p text:style-name="P1"><text:s text:c="4"/>t = yy; yy = y-q*yy; y = t;</text:p>
      <text:p text:style-name="P1"><text:s text:c="2"/>}</text:p>
      <text:p text:style-name="P1"><text:s text:c="2"/>return a;</text:p>
      <text:p text:style-name="P1">}</text:p>
      <text:p text:style-name="P1"/>
      <text:p text:style-name="P1">// finds all solutions to ax = b (mod n)</text:p>
      <text:p text:style-name="P1">VI modular_linear_equation_solver(int a, int b, int n) {</text:p>
      <text:p text:style-name="P1"><text:s text:c="2"/>int x, y;</text:p>
      <text:p text:style-name="P1"><text:s text:c="2"/>VI solutions;</text:p>
      <text:p text:style-name="P1"><text:s text:c="2"/>int d = extended_euclid(a, n, x, y);</text:p>
      <text:p text:style-name="P1"><text:s text:c="2"/>if (!(b%d)) {</text:p>
      <text:p text:style-name="P1"><text:s text:c="4"/>x = mod (x*(b/d), n);</text:p>
      <text:p text:style-name="P1"><text:s text:c="4"/>for (int i = 0; i &lt; d; i++)</text:p>
      <text:p text:style-name="P1"><text:s text:c="6"/>solutions.push_back(mod(x + i*(n/d), n));</text:p>
      <text:p text:style-name="P1"><text:s text:c="2"/>}</text:p>
      <text:p text:style-name="P1"><text:s text:c="2"/>return solutions;</text:p>
      <text:p text:style-name="P1">}</text:p>
      <text:p text:style-name="P1"/>
      <text:p text:style-name="P1">// computes b such that ab = 1 (mod n), returns -1 on failure</text:p>
      <text:p text:style-name="P1">int mod_inverse(int a, int n) {</text:p>
      <text:p text:style-name="P1"><text:s text:c="2"/>int x, y;</text:p>
      <text:p text:style-name="P1"><text:s text:c="2"/>int d = extended_euclid(a, n, x, y);</text:p>
      <text:p text:style-name="P1"><text:s text:c="2"/>if (d &gt; 1) return -1;</text:p>
      <text:p text:style-name="P1"><text:s text:c="2"/>return mod(x,n);</text:p>
      <text:p text:style-name="P1">}</text:p>
      <text:p text:style-name="P1"/>
      <text:p text:style-name="P1">// Chinese remainder theorem (special case): find z such that</text:p>
      <text:p text:style-name="P1">// z % x = a, z % y = b. <text:s/>Here, z is unique modulo M = lcm(x,y).</text:p>
      <text:p text:style-name="P1">// Return (z,M). <text:s/>On failure, M = -1.</text:p>
      <text:p text:style-name="P1">PII chinese_remainder_theorem(int x, int a, int y, int b) {</text:p>
      <text:p text:style-name="P1"><text:s text:c="2"/>int s, t;</text:p>
      <text:p text:style-name="P1"><text:s text:c="2"/>int d = extended_euclid(x, y, s, t);</text:p>
      <text:p text:style-name="P1"><text:s text:c="2"/>if (a%d != b%d) return make_pair(0, -1);</text:p>
      <text:p text:style-name="P1"><text:s text:c="2"/>return make_pair(mod(s*b*x+t*a*y,x*y)/d, x*y/d);</text:p>
      <text:p text:style-name="P1">}</text:p>
      <text:p text:style-name="P1"/>
      <text:p text:style-name="P1">// Chinese remainder theorem: find z such that</text:p>
      <text:p text:style-name="P1">// z % x[i] = a[i] for all i. <text:s/>Note that the solution is</text:p>
      <text:p text:style-name="P1">// unique modulo M = lcm_i (x[i]). <text:s/>Return (z,M). <text:s/>On </text:p>
      <text:p text:style-name="P1">// failure, M = -1. <text:s/>Note that we do not require the a[i]'s</text:p>
      <text:p text:style-name="P1">// to be relatively prime.</text:p>
      <text:p text:style-name="P1"><text:soft-page-break/>PII chinese_remainder_theorem(const VI &amp;x, const VI &amp;a) {</text:p>
      <text:p text:style-name="P1"><text:s text:c="2"/>PII ret = make_pair(a[0], x[0]);</text:p>
      <text:p text:style-name="P1"><text:s text:c="2"/>for (int i = 1; i &lt; x.size(); i++) {</text:p>
      <text:p text:style-name="P1"><text:s text:c="4"/>ret = chinese_remainder_theorem(ret.second, ret.first, x[i], a[i]);</text:p>
      <text:p text:style-name="P1"><text:s text:c="4"/>if (ret.second == -1) break;</text:p>
      <text:p text:style-name="P1"><text:s text:c="2"/>}</text:p>
      <text:p text:style-name="P1"><text:s text:c="2"/>return ret;</text:p>
      <text:p text:style-name="P1">}</text:p>
      <text:p text:style-name="P1"/>
      <text:p text:style-name="P1">// computes x and y such that ax + by = c; on failure, x = y =-1</text:p>
      <text:p text:style-name="P1">void linear_diophantine(int a, int b, int c, int &amp;x, int &amp;y) {</text:p>
      <text:p text:style-name="P1"><text:s text:c="2"/>int d = gcd(a,b);</text:p>
      <text:p text:style-name="P1"><text:s text:c="2"/>if (c%d) {</text:p>
      <text:p text:style-name="P1"><text:s text:c="4"/>x = y = -1;</text:p>
      <text:p text:style-name="P1"><text:s text:c="2"/>} else {</text:p>
      <text:p text:style-name="P1"><text:s text:c="4"/>x = c/d * mod_inverse(a/d, b/d);</text:p>
      <text:p text:style-name="P1"><text:s text:c="4"/>y = (c-a*x)/b;</text:p>
      <text:p text:style-name="P1"><text:s text:c="2"/>}</text:p>
      <text:p text:style-name="P1">}</text:p>
      <text:p text:style-name="P1"/>
      <text:p text:style-name="P1">int main() {</text:p>
      <text:p text:style-name="P1"><text:s text:c="2"/></text:p>
      <text:p text:style-name="P1"><text:s text:c="2"/>// expected: 2</text:p>
      <text:p text:style-name="P1"><text:s text:c="2"/>cout &lt;&lt; gcd(14, 30) &lt;&lt; endl;</text:p>
      <text:p text:style-name="P1"><text:s text:c="2"/></text:p>
      <text:p text:style-name="P1"><text:s text:c="2"/>// expected: 2 -2 1</text:p>
      <text:p text:style-name="P1"><text:s text:c="2"/>int x, y;</text:p>
      <text:p text:style-name="P1"><text:s text:c="2"/>int d = extended_euclid(14, 30, x, y);</text:p>
      <text:p text:style-name="P1"><text:s text:c="2"/>cout &lt;&lt; d &lt;&lt; " " &lt;&lt; x &lt;&lt; " " &lt;&lt; y &lt;&lt; endl;</text:p>
      <text:p text:style-name="P1"><text:s text:c="2"/></text:p>
      <text:p text:style-name="P1"><text:s text:c="2"/>// expected: 95 45</text:p>
      <text:p text:style-name="P1"><text:s text:c="2"/>VI sols = modular_linear_equation_solver(14, 30, 100);</text:p>
      <text:p text:style-name="P1"><text:s text:c="2"/>for (int i = 0; i &lt; (int) sols.size(); i++) cout &lt;&lt; sols[i] &lt;&lt; " "; </text:p>
      <text:p text:style-name="P1"><text:s text:c="2"/>cout &lt;&lt; endl;</text:p>
      <text:p text:style-name="P1"><text:s text:c="2"/></text:p>
      <text:p text:style-name="P1"><text:s text:c="2"/>// expected: 8</text:p>
      <text:p text:style-name="P1"><text:s text:c="2"/>cout &lt;&lt; mod_inverse(8, 9) &lt;&lt; endl;</text:p>
      <text:p text:style-name="P1"><text:s text:c="2"/></text:p>
      <text:p text:style-name="P1"><text:s text:c="2"/>// expected: 23 56</text:p>
      <text:p text:style-name="P1"><text:s text:c="2"/>// <text:s text:c="10"/>11 12</text:p>
      <text:p text:style-name="P1"><text:s text:c="2"/>int xs[] = {3, 5, 7, 4, 6};</text:p>
      <text:p text:style-name="P1"><text:s text:c="2"/>int as[] = {2, 3, 2, 3, 5};</text:p>
      <text:p text:style-name="P1"><text:s text:c="2"/>PII ret = chinese_remainder_theorem(VI (xs, xs+3), VI(as, as+3));</text:p>
      <text:p text:style-name="P1"><text:s text:c="2"/>cout &lt;&lt; ret.first &lt;&lt; " " &lt;&lt; ret.second &lt;&lt; endl;</text:p>
      <text:p text:style-name="P1"><text:s text:c="2"/>ret = chinese_remainder_theorem (VI(xs+3, xs+5), VI(as+3, as+5));</text:p>
      <text:p text:style-name="P1"><text:s text:c="2"/>cout &lt;&lt; ret.first &lt;&lt; " " &lt;&lt; ret.second &lt;&lt; endl;</text:p>
      <text:p text:style-name="P1"><text:s text:c="2"/></text:p>
      <text:p text:style-name="P1"><text:s text:c="2"/>// expected: 5 -15</text:p>
      <text:p text:style-name="P1"><text:s text:c="2"/>linear_diophantine(7, 2, 5, x, y);</text:p>
      <text:p text:style-name="P1"><text:s text:c="2"/>cout &lt;&lt; x &lt;&lt; " " &lt;&lt; y &lt;&lt; endl;</text:p>
      <text:p text:style-name="P1"/>
      <text:p text:style-name="P1">}</text:p>
      <text:p text:style-name="P1"/>
      <text:p text:style-name="P1">GaussJordan.cc 14/34</text:p>
      <text:p text:style-name="P1">// Gauss-Jordan elimination with full pivoting.</text:p>
      <text:p text:style-name="P1">//</text:p>
      <text:p text:style-name="P1">// Uses:</text:p>
      <text:p text:style-name="P1">// <text:s text:c="2"/>(1) solving systems of linear equations (AX=B)</text:p>
      <text:p text:style-name="P1">// <text:s text:c="2"/>(2) inverting matrices (AX=I)</text:p>
      <text:p text:style-name="P1">// <text:s text:c="2"/>(3) computing determinants of square matrices</text:p>
      <text:p text:style-name="P1">//</text:p>
      <text:p text:style-name="P1">// Running time: O(n^3)</text:p>
      <text:p text:style-name="P1">//</text:p>
      <text:p text:style-name="P1">// INPUT: <text:s text:c="3"/>a[][] = an nxn matrix</text:p>
      <text:p text:style-name="P1">// <text:s text:c="10"/>b[][] = an nxm matrix</text:p>
      <text:p text:style-name="P1">//</text:p>
      <text:p text:style-name="P1">// OUTPUT: <text:s text:c="2"/>X <text:s text:c="5"/>= an nxm matrix (stored in b[][])</text:p>
      <text:p text:style-name="P1">// <text:s text:c="10"/>A^{-1} = an nxn matrix (stored in a[][])</text:p>
      <text:p text:style-name="P1">// <text:s text:c="10"/>returns determinant of a[][]</text:p>
      <text:p text:style-name="P1"/>
      <text:p text:style-name="P1">#include &lt;iostream&gt;</text:p>
      <text:p text:style-name="P1">#include &lt;vector&gt;</text:p>
      <text:p text:style-name="P1">#include &lt;cmath&gt;</text:p>
      <text:p text:style-name="P1"/>
      <text:p text:style-name="P1">using namespace std;</text:p>
      <text:p text:style-name="P1"/>
      <text:p text:style-name="P1">const double EPS = 1e-10;</text:p>
      <text:p text:style-name="P1"/>
      <text:p text:style-name="P1">typedef vector&lt;int&gt; VI;</text:p>
      <text:p text:style-name="P1">typedef double T;</text:p>
      <text:p text:style-name="P1">typedef vector&lt;T&gt; VT;</text:p>
      <text:p text:style-name="P1">typedef vector&lt;VT&gt; VVT;</text:p>
      <text:p text:style-name="P1"/>
      <text:p text:style-name="P1">T GaussJordan(VVT &amp;a, VVT &amp;b) {</text:p>
      <text:p text:style-name="P1"><text:s text:c="2"/>const int n = a.size();</text:p>
      <text:p text:style-name="P1"><text:s text:c="2"/>const int m = b[0].size();</text:p>
      <text:p text:style-name="P1"><text:s text:c="2"/>VI irow(n), icol(n), ipiv(n);</text:p>
      <text:p text:style-name="P1"><text:s text:c="2"/>T det = 1;</text:p>
      <text:p text:style-name="P1"/>
      <text:p text:style-name="P1"><text:s text:c="2"/>for (int i = 0; i &lt; n; i++) {</text:p>
      <text:p text:style-name="P1"><text:s text:c="4"/>int pj = -1, pk = -1;</text:p>
      <text:p text:style-name="P1"><text:s text:c="4"/>for (int j = 0; j &lt; n; j++) if (!ipiv[j])</text:p>
      <text:p text:style-name="P1"><text:s text:c="6"/>for (int k = 0; k &lt; n; k++) if (!ipiv[k])</text:p>
      <text:p text:style-name="P1"><text:s text:c="8"/>if (pj == -1 || fabs(a[j][k]) &gt; fabs(a[pj][pk])) { pj = j; pk = k; }</text:p>
      <text:p text:style-name="P1"><text:s text:c="4"/>if (fabs(a[pj][pk]) &lt; EPS) { cerr &lt;&lt; "Matrix is singular." &lt;&lt; endl; exit(0); }</text:p>
      <text:p text:style-name="P1"><text:s text:c="4"/>ipiv[pk]++;</text:p>
      <text:p text:style-name="P1"><text:s text:c="4"/>swap(a[pj], a[pk]);</text:p>
      <text:p text:style-name="P1"><text:s text:c="4"/>swap(b[pj], b[pk]);</text:p>
      <text:p text:style-name="P1"><text:s text:c="4"/>if (pj != pk) det *= -1;</text:p>
      <text:p text:style-name="P1"><text:s text:c="4"/>irow[i] = pj;</text:p>
      <text:p text:style-name="P1"><text:s text:c="4"/>icol[i] = pk;</text:p>
      <text:p text:style-name="P1"/>
      <text:p text:style-name="P1"><text:s text:c="4"/>T c = 1.0 / a[pk][pk];</text:p>
      <text:p text:style-name="P1"><text:s text:c="4"/>det *= a[pk][pk];</text:p>
      <text:p text:style-name="P1"><text:s text:c="4"/>a[pk][pk] = 1.0;</text:p>
      <text:p text:style-name="P1"><text:s text:c="4"/>for (int p = 0; p &lt; n; p++) a[pk][p] *= c;</text:p>
      <text:p text:style-name="P1"><text:s text:c="4"/>for (int p = 0; p &lt; m; p++) b[pk][p] *= c;</text:p>
      <text:p text:style-name="P1"><text:s text:c="4"/>for (int p = 0; p &lt; n; p++) if (p != pk) {</text:p>
      <text:p text:style-name="P1"><text:s text:c="6"/>c = a[p][pk];</text:p>
      <text:p text:style-name="P1"><text:s text:c="6"/>a[p][pk] = 0;</text:p>
      <text:p text:style-name="P1"><text:s text:c="6"/>for (int q = 0; q &lt; n; q++) a[p][q] -= a[pk][q] * c;</text:p>
      <text:p text:style-name="P1"><text:s text:c="6"/>for (int q = 0; q &lt; m; q++) b[p][q] -= b[pk][q] * c; <text:s text:c="5"/></text:p>
      <text:p text:style-name="P1"><text:s text:c="4"/>}</text:p>
      <text:p text:style-name="P1"><text:s text:c="2"/>}</text:p>
      <text:p text:style-name="P1"/>
      <text:p text:style-name="P1"><text:s text:c="2"/>for (int p = n-1; p &gt;= 0; p--) if (irow[p] != icol[p]) {</text:p>
      <text:p text:style-name="P1"><text:s text:c="4"/>for (int k = 0; k &lt; n; k++) swap(a[k][irow[p]], a[k][icol[p]]);</text:p>
      <text:p text:style-name="P1"><text:s text:c="2"/>}</text:p>
      <text:p text:style-name="P1"/>
      <text:p text:style-name="P1"><text:s text:c="2"/>return det;</text:p>
      <text:p text:style-name="P1">}</text:p>
      <text:p text:style-name="P1"/>
      <text:p text:style-name="P1">int main() {</text:p>
      <text:p text:style-name="P1"><text:soft-page-break/><text:s text:c="2"/>const int n = 4;</text:p>
      <text:p text:style-name="P1"><text:s text:c="2"/>const int m = 2;</text:p>
      <text:p text:style-name="P1"><text:s text:c="2"/>double A[n][n] = { {1,2,3,4},{1,0,1,0},{5,3,2,4},{6,1,4,6} };</text:p>
      <text:p text:style-name="P1"><text:s text:c="2"/>double B[n][m] = { {1,2},{4,3},{5,6},{8,7} };</text:p>
      <text:p text:style-name="P1"><text:s text:c="2"/>VVT a(n), b(n);</text:p>
      <text:p text:style-name="P1"><text:s text:c="2"/>for (int i = 0; i &lt; n; i++) {</text:p>
      <text:p text:style-name="P1"><text:s text:c="4"/>a[i] = VT(A[i], A[i] + n);</text:p>
      <text:p text:style-name="P1"><text:s text:c="4"/>b[i] = VT(B[i], B[i] + m);</text:p>
      <text:p text:style-name="P1"><text:s text:c="2"/>}</text:p>
      <text:p text:style-name="P1"><text:s text:c="2"/></text:p>
      <text:p text:style-name="P1"><text:s text:c="2"/>double det = GaussJordan(a, b);</text:p>
      <text:p text:style-name="P1"><text:s text:c="2"/></text:p>
      <text:p text:style-name="P1"><text:s text:c="2"/>// expected: 60 <text:s/></text:p>
      <text:p text:style-name="P1"><text:s text:c="2"/>cout &lt;&lt; "Determinant: " &lt;&lt; det &lt;&lt; endl;</text:p>
      <text:p text:style-name="P1"/>
      <text:p text:style-name="P1"><text:s text:c="2"/>// expected: -0.233333 0.166667 0.133333 0.0666667</text:p>
      <text:p text:style-name="P1"><text:s text:c="2"/>// <text:s text:c="10"/>0.166667 0.166667 0.333333 -0.333333</text:p>
      <text:p text:style-name="P1"><text:s text:c="2"/>// <text:s text:c="10"/>0.233333 0.833333 -0.133333 -0.0666667</text:p>
      <text:p text:style-name="P1"><text:s text:c="2"/>// <text:s text:c="10"/>0.05 -0.75 -0.1 0.2</text:p>
      <text:p text:style-name="P1"><text:s text:c="2"/>cout &lt;&lt; "Inverse: " &lt;&lt; endl;</text:p>
      <text:p text:style-name="P1"><text:s text:c="2"/>for (int i = 0; i &lt; n; i++) {</text:p>
      <text:p text:style-name="P1"><text:s text:c="4"/>for (int j = 0; j &lt; n; j++)</text:p>
      <text:p text:style-name="P1"><text:s text:c="6"/>cout &lt;&lt; a[i][j] &lt;&lt; ' ';</text:p>
      <text:p text:style-name="P1"><text:s text:c="4"/>cout &lt;&lt; endl;</text:p>
      <text:p text:style-name="P1"><text:s text:c="2"/>}</text:p>
      <text:p text:style-name="P1"><text:s text:c="2"/></text:p>
      <text:p text:style-name="P1"><text:s text:c="2"/>// expected: 1.63333 1.3</text:p>
      <text:p text:style-name="P1"><text:s text:c="2"/>// <text:s text:c="10"/>-0.166667 0.5</text:p>
      <text:p text:style-name="P1"><text:s text:c="2"/>// <text:s text:c="10"/>2.36667 1.7</text:p>
      <text:p text:style-name="P1"><text:s text:c="2"/>// <text:s text:c="10"/>-1.85 -1.35</text:p>
      <text:p text:style-name="P1"><text:s text:c="2"/>cout &lt;&lt; "Solution: " &lt;&lt; endl;</text:p>
      <text:p text:style-name="P1"><text:s text:c="2"/>for (int i = 0; i &lt; n; i++) {</text:p>
      <text:p text:style-name="P1"><text:s text:c="4"/>for (int j = 0; j &lt; m; j++)</text:p>
      <text:p text:style-name="P1"><text:s text:c="6"/>cout &lt;&lt; b[i][j] &lt;&lt; ' ';</text:p>
      <text:p text:style-name="P1"><text:s text:c="4"/>cout &lt;&lt; endl;</text:p>
      <text:p text:style-name="P1"><text:s text:c="2"/>}</text:p>
      <text:p text:style-name="P1">}</text:p>
      <text:p text:style-name="P1"/>
      <text:p text:style-name="P1">ReducedRowEchelonForm.cc 15/34</text:p>
      <text:p text:style-name="P1">// Reduced row echelon form via Gauss-Jordan elimination </text:p>
      <text:p text:style-name="P1">// with partial pivoting. <text:s/>This can be used for computing</text:p>
      <text:p text:style-name="P1">// the rank of a matrix.</text:p>
      <text:p text:style-name="P1">//</text:p>
      <text:p text:style-name="P1">// Running time: O(n^3)</text:p>
      <text:p text:style-name="P1">//</text:p>
      <text:p text:style-name="P1">// INPUT: <text:s text:c="3"/>a[][] = an nxm matrix</text:p>
      <text:p text:style-name="P1">//</text:p>
      <text:p text:style-name="P1">// OUTPUT: <text:s text:c="2"/>rref[][] = an nxm matrix (stored in a[][])</text:p>
      <text:p text:style-name="P1">// <text:s text:c="10"/>returns rank of a[][]</text:p>
      <text:p text:style-name="P1"/>
      <text:p text:style-name="P1">#include &lt;iostream&gt;</text:p>
      <text:p text:style-name="P1">#include &lt;vector&gt;</text:p>
      <text:p text:style-name="P1">#include &lt;cmath&gt;</text:p>
      <text:p text:style-name="P1"/>
      <text:p text:style-name="P1">using namespace std;</text:p>
      <text:p text:style-name="P1"/>
      <text:p text:style-name="P1">const double EPSILON = 1e-10;</text:p>
      <text:p text:style-name="P1"/>
      <text:p text:style-name="P1">typedef double T;</text:p>
      <text:p text:style-name="P1">typedef vector&lt;T&gt; VT;</text:p>
      <text:p text:style-name="P1">typedef vector&lt;VT&gt; VVT;</text:p>
      <text:p text:style-name="P1"/>
      <text:p text:style-name="P1">int rref(VVT &amp;a) {</text:p>
      <text:p text:style-name="P1"><text:s text:c="2"/>int n = a.size();</text:p>
      <text:p text:style-name="P1"><text:s text:c="2"/>int m = a[0].size();</text:p>
      <text:p text:style-name="P1"><text:s text:c="2"/>int r = 0;</text:p>
      <text:p text:style-name="P1"><text:s text:c="2"/>for (int c = 0; c &lt; m &amp;&amp; r &lt; n; c++) {</text:p>
      <text:p text:style-name="P1"><text:s text:c="4"/>int j = r;</text:p>
      <text:p text:style-name="P1"><text:s text:c="4"/>for (int i = r+1; i &lt; n; i++) </text:p>
      <text:p text:style-name="P1"><text:s text:c="6"/>if (fabs(a[i][c]) &gt; fabs(a[j][c])) j = i;</text:p>
      <text:p text:style-name="P1"><text:s text:c="4"/>if (fabs(a[j][c]) &lt; EPSILON) continue;</text:p>
      <text:p text:style-name="P1"><text:s text:c="4"/>swap(a[j], a[r]);</text:p>
      <text:p text:style-name="P1"><text:s text:c="3"/></text:p>
      <text:p text:style-name="P1"><text:s text:c="4"/>T s = 1.0 / a[r][c];</text:p>
      <text:p text:style-name="P1"><text:s text:c="4"/>for (int j = 0; j &lt; m; j++) a[r][j] *= s;</text:p>
      <text:p text:style-name="P1"><text:s text:c="4"/>for (int i = 0; i &lt; n; i++) if (i != r) {</text:p>
      <text:p text:style-name="P1"><text:s text:c="6"/>T t = a[i][c];</text:p>
      <text:p text:style-name="P1"><text:s text:c="6"/>for (int j = 0; j &lt; m; j++) a[i][j] -= t * a[r][j];</text:p>
      <text:p text:style-name="P1"><text:s text:c="4"/>}</text:p>
      <text:p text:style-name="P1"><text:s text:c="4"/>r++;</text:p>
      <text:p text:style-name="P1"><text:s text:c="2"/>}</text:p>
      <text:p text:style-name="P1"><text:s text:c="2"/>return r;</text:p>
      <text:p text:style-name="P1">}</text:p>
      <text:p text:style-name="P1"/>
      <text:p text:style-name="P1">int main(){</text:p>
      <text:p text:style-name="P1"><text:s text:c="2"/>const int n = 5;</text:p>
      <text:p text:style-name="P1"><text:s text:c="2"/>const int m = 4;</text:p>
      <text:p text:style-name="P1"><text:s text:c="2"/>double A[n][m] = { {16,2,3,13},{5,11,10,8},{9,7,6,12},{4,14,15,1},{13,21,21,13} };</text:p>
      <text:p text:style-name="P1"><text:s text:c="2"/>VVT a(n);</text:p>
      <text:p text:style-name="P1"><text:s text:c="2"/>for (int i = 0; i &lt; n; i++)</text:p>
      <text:p text:style-name="P1"><text:s text:c="4"/>a[i] = VT(A[i], A[i] + n);</text:p>
      <text:p text:style-name="P1"><text:s text:c="2"/></text:p>
      <text:p text:style-name="P1"><text:s text:c="2"/>int rank = rref (a);</text:p>
      <text:p text:style-name="P1"><text:s text:c="2"/></text:p>
      <text:p text:style-name="P1"><text:s text:c="2"/>// expected: 4</text:p>
      <text:p text:style-name="P1"><text:s text:c="2"/>cout &lt;&lt; "Rank: " &lt;&lt; rank &lt;&lt; endl;</text:p>
      <text:p text:style-name="P1"><text:s text:c="2"/></text:p>
      <text:p text:style-name="P1"><text:s text:c="2"/>// expected: 1 0 0 1 </text:p>
      <text:p text:style-name="P1"><text:s text:c="2"/>// <text:s text:c="10"/>0 1 0 3 </text:p>
      <text:p text:style-name="P1"><text:s text:c="2"/>// <text:s text:c="10"/>0 0 1 -3 </text:p>
      <text:p text:style-name="P1"><text:s text:c="2"/>// <text:s text:c="10"/>0 0 0 2.78206e-15 </text:p>
      <text:p text:style-name="P1"><text:s text:c="2"/>// <text:s text:c="10"/>0 0 0 3.22398e-15</text:p>
      <text:p text:style-name="P1"><text:s text:c="2"/>cout &lt;&lt; "rref: " &lt;&lt; endl;</text:p>
      <text:p text:style-name="P1"><text:s text:c="2"/>for (int i = 0; i &lt; 5; i++){</text:p>
      <text:p text:style-name="P1"><text:s text:c="4"/>for (int j = 0; j &lt; 4; j++)</text:p>
      <text:p text:style-name="P1"><text:s text:c="6"/>cout &lt;&lt; a[i][j] &lt;&lt; ' ';</text:p>
      <text:p text:style-name="P1"><text:s text:c="4"/>cout &lt;&lt; endl;</text:p>
      <text:p text:style-name="P1"><text:s text:c="2"/>}</text:p>
      <text:p text:style-name="P1"><text:s text:c="2"/></text:p>
      <text:p text:style-name="P1">}</text:p>
      <text:p text:style-name="P1"/>
      <text:p text:style-name="P1">FFT_new.cpp 16/34</text:p>
      <text:p text:style-name="P1">#include &lt;cassert&gt;</text:p>
      <text:p text:style-name="P1">#include &lt;cstdio&gt;</text:p>
      <text:p text:style-name="P1">#include &lt;cmath&gt;</text:p>
      <text:p text:style-name="P1"/>
      <text:p text:style-name="P1">struct cpx {</text:p>
      <text:p text:style-name="P1"><text:s text:c="2"/>cpx(){}</text:p>
      <text:p text:style-name="P1"><text:s text:c="2"/>cpx(double aa):a(aa){}</text:p>
      <text:p text:style-name="P1"><text:s text:c="2"/>cpx(double aa, double bb):a(aa),b(bb){}</text:p>
      <text:p text:style-name="P1"><text:s text:c="2"/>double a;</text:p>
      <text:p text:style-name="P1"><text:s text:c="2"/>double b;</text:p>
      <text:p text:style-name="P1"><text:s text:c="2"/>double modsq(void) const {</text:p>
      <text:p text:style-name="P1"><text:soft-page-break/><text:s text:c="4"/>return a * a + b * b;</text:p>
      <text:p text:style-name="P1"><text:s text:c="2"/>}</text:p>
      <text:p text:style-name="P1"><text:s text:c="2"/>cpx bar(void) const {</text:p>
      <text:p text:style-name="P1"><text:s text:c="4"/>return cpx(a, -b);</text:p>
      <text:p text:style-name="P1"><text:s text:c="2"/>}</text:p>
      <text:p text:style-name="P1">};</text:p>
      <text:p text:style-name="P1"/>
      <text:p text:style-name="P1">cpx operator +(cpx a, cpx b) {</text:p>
      <text:p text:style-name="P1"><text:s text:c="2"/>return cpx(a.a + b.a, a.b + b.b);</text:p>
      <text:p text:style-name="P1">}</text:p>
      <text:p text:style-name="P1"/>
      <text:p text:style-name="P1">cpx operator *(cpx a, cpx b) {</text:p>
      <text:p text:style-name="P1"><text:s text:c="2"/>return cpx(a.a * b.a - a.b * b.b, a.a * b.b + a.b * b.a);</text:p>
      <text:p text:style-name="P1">}</text:p>
      <text:p text:style-name="P1"/>
      <text:p text:style-name="P1">cpx operator /(cpx a, cpx b) {</text:p>
      <text:p text:style-name="P1"><text:s text:c="2"/>cpx r = a * b.bar();</text:p>
      <text:p text:style-name="P1"><text:s text:c="2"/>return cpx(r.a / b.modsq(), r.b / b.modsq());</text:p>
      <text:p text:style-name="P1">}</text:p>
      <text:p text:style-name="P1"/>
      <text:p text:style-name="P1">cpx EXP(double theta) {</text:p>
      <text:p text:style-name="P1"><text:s text:c="2"/>return cpx(cos(theta),sin(theta));</text:p>
      <text:p text:style-name="P1">}</text:p>
      <text:p text:style-name="P1"/>
      <text:p text:style-name="P1">const double two_pi = 4 * acos(0);</text:p>
      <text:p text:style-name="P1"/>
      <text:p text:style-name="P1">// in: <text:s text:c="4"/>input array</text:p>
      <text:p text:style-name="P1">// out: <text:s text:c="3"/>output array</text:p>
      <text:p text:style-name="P1">// step: <text:s text:c="2"/>{SET TO 1} (used internally)</text:p>
      <text:p text:style-name="P1">// size: <text:s text:c="2"/>length of the input/output {MUST BE A POWER OF 2}</text:p>
      <text:p text:style-name="P1">// dir: <text:s text:c="3"/>either plus or minus one (direction of the FFT)</text:p>
      <text:p text:style-name="P1">// RESULT: out[k] = \sum_{j=0}^{size - 1} in[j] * exp(dir * 2pi * i * j * k / size)</text:p>
      <text:p text:style-name="P1">void FFT(cpx *in, cpx *out, int step, int size, int dir) {</text:p>
      <text:p text:style-name="P1"><text:s text:c="2"/>if(size &lt; 1) return;</text:p>
      <text:p text:style-name="P1"><text:s text:c="2"/>if(size == 1) {</text:p>
      <text:p text:style-name="P1"><text:s text:c="4"/>out[0] = in[0];</text:p>
      <text:p text:style-name="P1"><text:s text:c="4"/>return;</text:p>
      <text:p text:style-name="P1"><text:s text:c="2"/>}</text:p>
      <text:p text:style-name="P1"><text:s text:c="2"/>FFT(in, out, step * 2, size / 2, dir);</text:p>
      <text:p text:style-name="P1"><text:s text:c="2"/>FFT(in + step, out + size / 2, step * 2, size / 2, dir);</text:p>
      <text:p text:style-name="P1"><text:s text:c="2"/>for(int i = 0 ; i &lt; size / 2 ; i++) {</text:p>
      <text:p text:style-name="P1"><text:s text:c="4"/>cpx even = out[i];</text:p>
      <text:p text:style-name="P1"><text:s text:c="4"/>cpx odd = out[i + size / 2];</text:p>
      <text:p text:style-name="P1"><text:s text:c="4"/>out[i] = even + EXP(dir * two_pi * i / size) * odd;</text:p>
      <text:p text:style-name="P1"><text:s text:c="4"/>out[i + size / 2] = even + EXP(dir * two_pi * (i + size / 2) / size) * odd;</text:p>
      <text:p text:style-name="P1"><text:s text:c="2"/>}</text:p>
      <text:p text:style-name="P1">}</text:p>
      <text:p text:style-name="P1"/>
      <text:p text:style-name="P1">// Usage:</text:p>
      <text:p text:style-name="P1">// f[0...N-1] and g[0..N-1] are numbers</text:p>
      <text:p text:style-name="P1">// Want to compute the convolution h, defined by</text:p>
      <text:p text:style-name="P1">// h[n] = sum of f[k]g[n-k] (k = 0, ..., N-1).</text:p>
      <text:p text:style-name="P1">// Here, the index is cyclic; f[-1] = f[N-1], f[-2] = f[N-2], etc.</text:p>
      <text:p text:style-name="P1">// Let F[0...N-1] be FFT(f), and similarly, define G and H.</text:p>
      <text:p text:style-name="P1">// The convolution theorem says H[n] = F[n]G[n] (element-wise product).</text:p>
      <text:p text:style-name="P1">// To compute h[] in O(N log N) time, do the following:</text:p>
      <text:p text:style-name="P1">// <text:s text:c="2"/>1. Compute F and G (pass dir = 1 as the argument).</text:p>
      <text:p text:style-name="P1">// <text:s text:c="2"/>2. Get H by element-wise multiplying F and G.</text:p>
      <text:p text:style-name="P1">// <text:s text:c="2"/>3. Get h by taking the inverse FFT (use dir = -1 as the argument)</text:p>
      <text:p text:style-name="P1">// <text:s text:c="5"/>and *dividing by N*. DO NOT FORGET THIS SCALING FACTOR.</text:p>
      <text:p text:style-name="P1"/>
      <text:p text:style-name="P1">int main(void) {</text:p>
      <text:p text:style-name="P1"><text:s text:c="2"/>printf("If rows come in identical pairs, then everything works.\n");</text:p>
      <text:p text:style-name="P1"><text:s text:c="2"/></text:p>
      <text:p text:style-name="P1"><text:s text:c="2"/>cpx a[8] = {0, 1, cpx(1,3), cpx(0,5), 1, 0, 2, 0};</text:p>
      <text:p text:style-name="P1"><text:s text:c="2"/>cpx b[8] = {1, cpx(0,-2), cpx(0,1), 3, -1, -3, 1, -2};</text:p>
      <text:p text:style-name="P1"><text:s text:c="2"/>cpx A[8];</text:p>
      <text:p text:style-name="P1"><text:s text:c="2"/>cpx B[8];</text:p>
      <text:p text:style-name="P1"><text:s text:c="2"/>FFT(a, A, 1, 8, 1);</text:p>
      <text:p text:style-name="P1"><text:s text:c="2"/>FFT(b, B, 1, 8, 1);</text:p>
      <text:p text:style-name="P1"><text:s text:c="2"/></text:p>
      <text:p text:style-name="P1"><text:s text:c="2"/>for(int i = 0 ; i &lt; 8 ; i++) {</text:p>
      <text:p text:style-name="P1"><text:s text:c="4"/>printf("%7.2lf%7.2lf", A[i].a, A[i].b);</text:p>
      <text:p text:style-name="P1"><text:s text:c="2"/>}</text:p>
      <text:p text:style-name="P1"><text:s text:c="2"/>printf("\n");</text:p>
      <text:p text:style-name="P1"><text:s text:c="2"/>for(int i = 0 ; i &lt; 8 ; i++) {</text:p>
      <text:p text:style-name="P1"><text:s text:c="4"/>cpx Ai(0,0);</text:p>
      <text:p text:style-name="P1"><text:s text:c="4"/>for(int j = 0 ; j &lt; 8 ; j++) {</text:p>
      <text:p text:style-name="P1"><text:s text:c="6"/>Ai = Ai + a[j] * EXP(j * i * two_pi / 8);</text:p>
      <text:p text:style-name="P1"><text:s text:c="4"/>}</text:p>
      <text:p text:style-name="P1"><text:s text:c="4"/>printf("%7.2lf%7.2lf", Ai.a, Ai.b);</text:p>
      <text:p text:style-name="P1"><text:s text:c="2"/>}</text:p>
      <text:p text:style-name="P1"><text:s text:c="2"/>printf("\n");</text:p>
      <text:p text:style-name="P1"><text:s text:c="2"/></text:p>
      <text:p text:style-name="P1"><text:s text:c="2"/>cpx AB[8];</text:p>
      <text:p text:style-name="P1"><text:s text:c="2"/>for(int i = 0 ; i &lt; 8 ; i++)</text:p>
      <text:p text:style-name="P1"><text:s text:c="4"/>AB[i] = A[i] * B[i];</text:p>
      <text:p text:style-name="P1"><text:s text:c="2"/>cpx aconvb[8];</text:p>
      <text:p text:style-name="P1"><text:s text:c="2"/>FFT(AB, aconvb, 1, 8, -1);</text:p>
      <text:p text:style-name="P1"><text:s text:c="2"/>for(int i = 0 ; i &lt; 8 ; i++)</text:p>
      <text:p text:style-name="P1"><text:s text:c="4"/>aconvb[i] = aconvb[i] / 8;</text:p>
      <text:p text:style-name="P1"><text:s text:c="2"/>for(int i = 0 ; i &lt; 8 ; i++) {</text:p>
      <text:p text:style-name="P1"><text:s text:c="4"/>printf("%7.2lf%7.2lf", aconvb[i].a, aconvb[i].b);</text:p>
      <text:p text:style-name="P1"><text:s text:c="2"/>}</text:p>
      <text:p text:style-name="P1"><text:s text:c="2"/>printf("\n");</text:p>
      <text:p text:style-name="P1"><text:s text:c="2"/>for(int i = 0 ; i &lt; 8 ; i++) {</text:p>
      <text:p text:style-name="P1"><text:s text:c="4"/>cpx aconvbi(0,0);</text:p>
      <text:p text:style-name="P1"><text:s text:c="4"/>for(int j = 0 ; j &lt; 8 ; j++) {</text:p>
      <text:p text:style-name="P1"><text:s text:c="6"/>aconvbi = aconvbi + a[j] * b[(8 + i - j) % 8];</text:p>
      <text:p text:style-name="P1"><text:s text:c="4"/>}</text:p>
      <text:p text:style-name="P1"><text:s text:c="4"/>printf("%7.2lf%7.2lf", aconvbi.a, aconvbi.b);</text:p>
      <text:p text:style-name="P1"><text:s text:c="2"/>}</text:p>
      <text:p text:style-name="P1"><text:s text:c="2"/>printf("\n");</text:p>
      <text:p text:style-name="P1"><text:s text:c="2"/></text:p>
      <text:p text:style-name="P1"><text:s text:c="2"/>return 0;</text:p>
      <text:p text:style-name="P1">}</text:p>
      <text:p text:style-name="P1"/>
      <text:p text:style-name="P1"/>
      <text:p text:style-name="P1">Simplex.cc 17/34</text:p>
      <text:p text:style-name="P1">// Two-phase simplex algorithm for solving linear programs of the form</text:p>
      <text:p text:style-name="P1">//</text:p>
      <text:p text:style-name="P1">// <text:s text:c="4"/>maximize <text:s text:c="4"/>c^T x</text:p>
      <text:p text:style-name="P1">// <text:s text:c="4"/>subject to <text:s text:c="2"/>Ax &lt;= b</text:p>
      <text:p text:style-name="P1">// <text:s text:c="17"/>x &gt;= 0</text:p>
      <text:p text:style-name="P1">//</text:p>
      <text:p text:style-name="P1">// INPUT: A -- an m x n matrix</text:p>
      <text:p text:style-name="P1">// <text:s text:c="7"/>b -- an m-dimensional vector</text:p>
      <text:p text:style-name="P1">// <text:s text:c="7"/>c -- an n-dimensional vector</text:p>
      <text:p text:style-name="P1">// <text:s text:c="7"/>x -- a vector where the optimal solution will be stored</text:p>
      <text:p text:style-name="P1">//</text:p>
      <text:p text:style-name="P1">// OUTPUT: value of the optimal solution (infinity if unbounded</text:p>
      <text:p text:style-name="P1">// <text:s text:c="8"/>above, nan if infeasible)</text:p>
      <text:p text:style-name="P1">//</text:p>
      <text:p text:style-name="P1"><text:soft-page-break/>// To use this code, create an LPSolver object with A, b, and c as</text:p>
      <text:p text:style-name="P1">// arguments. <text:s/>Then, call Solve(x).</text:p>
      <text:p text:style-name="P1"/>
      <text:p text:style-name="P1">#include &lt;iostream&gt;</text:p>
      <text:p text:style-name="P1">#include &lt;iomanip&gt;</text:p>
      <text:p text:style-name="P1">#include &lt;vector&gt;</text:p>
      <text:p text:style-name="P1">#include &lt;cmath&gt;</text:p>
      <text:p text:style-name="P1">#include &lt;limits&gt;</text:p>
      <text:p text:style-name="P1"/>
      <text:p text:style-name="P1">using namespace std;</text:p>
      <text:p text:style-name="P1"/>
      <text:p text:style-name="P1">typedef long double DOUBLE;</text:p>
      <text:p text:style-name="P1">typedef vector&lt;DOUBLE&gt; VD;</text:p>
      <text:p text:style-name="P1">typedef vector&lt;VD&gt; VVD;</text:p>
      <text:p text:style-name="P1">typedef vector&lt;int&gt; VI;</text:p>
      <text:p text:style-name="P1"/>
      <text:p text:style-name="P1">const DOUBLE EPS = 1e-9;</text:p>
      <text:p text:style-name="P1"/>
      <text:p text:style-name="P1">struct LPSolver {</text:p>
      <text:p text:style-name="P1"><text:s text:c="2"/>int m, n;</text:p>
      <text:p text:style-name="P1"><text:s text:c="2"/>VI B, N;</text:p>
      <text:p text:style-name="P1"><text:s text:c="2"/>VVD D;</text:p>
      <text:p text:style-name="P1"/>
      <text:p text:style-name="P1"><text:s text:c="2"/>LPSolver(const VVD &amp;A, const VD &amp;b, const VD &amp;c) : </text:p>
      <text:p text:style-name="P1"><text:s text:c="4"/>m(b.size()), n(c.size()), N(n+1), B(m), D(m+2, VD(n+2)) {</text:p>
      <text:p text:style-name="P1"><text:s text:c="4"/>for (int i = 0; i &lt; m; i++) for (int j = 0; j &lt; n; j++) D[i][j] = A[i][j];</text:p>
      <text:p text:style-name="P1"><text:s text:c="4"/>for (int i = 0; i &lt; m; i++) { B[i] = n+i; D[i][n] = -1; D[i][n+1] = b[i]; }</text:p>
      <text:p text:style-name="P1"><text:s text:c="4"/>for (int j = 0; j &lt; n; j++) { N[j] = j; D[m][j] = -c[j]; }</text:p>
      <text:p text:style-name="P1"><text:s text:c="4"/>N[n] = -1; D[m+1][n] = 1;</text:p>
      <text:p text:style-name="P1"><text:s text:c="2"/>}</text:p>
      <text:p text:style-name="P1"><text:s text:c="11"/></text:p>
      <text:p text:style-name="P1"><text:s text:c="2"/>void Pivot(int r, int s) {</text:p>
      <text:p text:style-name="P1"><text:s text:c="4"/>for (int i = 0; i &lt; m+2; i++) if (i != r)</text:p>
      <text:p text:style-name="P1"><text:s text:c="6"/>for (int j = 0; j &lt; n+2; j++) if (j != s)</text:p>
      <text:p text:style-name="P1"><text:s text:c="8"/>D[i][j] -= D[r][j] * D[i][s] / D[r][s];</text:p>
      <text:p text:style-name="P1"><text:s text:c="4"/>for (int j = 0; j &lt; n+2; j++) if (j != s) D[r][j] /= D[r][s];</text:p>
      <text:p text:style-name="P1"><text:s text:c="4"/>for (int i = 0; i &lt; m+2; i++) if (i != r) D[i][s] /= -D[r][s];</text:p>
      <text:p text:style-name="P1"><text:s text:c="4"/>D[r][s] = 1.0 / D[r][s];</text:p>
      <text:p text:style-name="P1"><text:s text:c="4"/>swap(B[r], N[s]);</text:p>
      <text:p text:style-name="P1"><text:s text:c="2"/>}</text:p>
      <text:p text:style-name="P1"/>
      <text:p text:style-name="P1"><text:s text:c="2"/>bool Simplex(int phase) {</text:p>
      <text:p text:style-name="P1"><text:s text:c="4"/>int x = phase == 1 ? m+1 : m;</text:p>
      <text:p text:style-name="P1"><text:s text:c="4"/>while (true) {</text:p>
      <text:p text:style-name="P1"><text:s text:c="6"/>int s = -1;</text:p>
      <text:p text:style-name="P1"><text:s text:c="6"/>for (int j = 0; j &lt;= n; j++) {</text:p>
      <text:p text:style-name="P1"><text:s text:c="8"/>if (phase == 2 &amp;&amp; N[j] == -1) continue;</text:p>
      <text:p text:style-name="P1"><text:s text:c="8"/>if (s == -1 || D[x][j] &lt; D[x][s] || D[x][j] == D[x][s] &amp;&amp; N[j] &lt; N[s]) s = j;</text:p>
      <text:p text:style-name="P1"><text:s text:c="6"/>}</text:p>
      <text:p text:style-name="P1"><text:s text:c="6"/>if (D[x][s] &gt;= -EPS) return true;</text:p>
      <text:p text:style-name="P1"><text:s text:c="6"/>int r = -1;</text:p>
      <text:p text:style-name="P1"><text:s text:c="6"/>for (int i = 0; i &lt; m; i++) {</text:p>
      <text:p text:style-name="P1"><text:s text:c="8"/>if (D[i][s] &lt;= 0) continue;</text:p>
      <text:p text:style-name="P1"><text:s text:c="8"/>if (r == -1 || D[i][n+1] / D[i][s] &lt; D[r][n+1] / D[r][s] ||</text:p>
      <text:p text:style-name="P1"><text:s text:c="12"/>D[i][n+1] / D[i][s] == D[r][n+1] / D[r][s] &amp;&amp; B[i] &lt; B[r]) r = i;</text:p>
      <text:p text:style-name="P1"><text:s text:c="6"/>}</text:p>
      <text:p text:style-name="P1"><text:s text:c="6"/>if (r == -1) return false;</text:p>
      <text:p text:style-name="P1"><text:s text:c="6"/>Pivot(r, s);</text:p>
      <text:p text:style-name="P1"><text:s text:c="4"/>}</text:p>
      <text:p text:style-name="P1"><text:s text:c="2"/>}</text:p>
      <text:p text:style-name="P1"/>
      <text:p text:style-name="P1"><text:s text:c="2"/>DOUBLE Solve(VD &amp;x) {</text:p>
      <text:p text:style-name="P1"><text:s text:c="4"/>int r = 0;</text:p>
      <text:p text:style-name="P1"><text:s text:c="4"/>for (int i = 1; i &lt; m; i++) if (D[i][n+1] &lt; D[r][n+1]) r = i;</text:p>
      <text:p text:style-name="P1"><text:s text:c="4"/>if (D[r][n+1] &lt;= -EPS) {</text:p>
      <text:p text:style-name="P1"><text:s text:c="6"/>Pivot(r, n);</text:p>
      <text:p text:style-name="P1"><text:s text:c="6"/>if (!Simplex(1) || D[m+1][n+1] &lt; -EPS) return -numeric_limits&lt;DOUBLE&gt;::infinity();</text:p>
      <text:p text:style-name="P1"><text:s text:c="6"/>for (int i = 0; i &lt; m; i++) if (B[i] == -1) {</text:p>
      <text:p text:style-name="P1"><text:s text:c="8"/>int s = -1;</text:p>
      <text:p text:style-name="P1"><text:s text:c="8"/>for (int j = 0; j &lt;= n; j++) </text:p>
      <text:p text:style-name="P1"><text:s text:c="10"/>if (s == -1 || D[i][j] &lt; D[i][s] || D[i][j] == D[i][s] &amp;&amp; N[j] &lt; N[s]) s = j;</text:p>
      <text:p text:style-name="P1"><text:s text:c="8"/>Pivot(i, s);</text:p>
      <text:p text:style-name="P1"><text:s text:c="6"/>}</text:p>
      <text:p text:style-name="P1"><text:s text:c="4"/>}</text:p>
      <text:p text:style-name="P1"><text:s text:c="4"/>if (!Simplex(2)) return numeric_limits&lt;DOUBLE&gt;::infinity();</text:p>
      <text:p text:style-name="P1"><text:s text:c="4"/>x = VD(n);</text:p>
      <text:p text:style-name="P1"><text:s text:c="4"/>for (int i = 0; i &lt; m; i++) if (B[i] &lt; n) x[B[i]] = D[i][n+1];</text:p>
      <text:p text:style-name="P1"><text:s text:c="4"/>return D[m][n+1];</text:p>
      <text:p text:style-name="P1"><text:s text:c="2"/>}</text:p>
      <text:p text:style-name="P1">};</text:p>
      <text:p text:style-name="P1"/>
      <text:p text:style-name="P1">int main() {</text:p>
      <text:p text:style-name="P1"/>
      <text:p text:style-name="P1"><text:s text:c="2"/>const int m = 4;</text:p>
      <text:p text:style-name="P1"><text:s text:c="2"/>const int n = 3; <text:s/></text:p>
      <text:p text:style-name="P1"><text:s text:c="2"/>DOUBLE _A[m][n] = { { 6, -1, 0 }, { -1, -5, 0 }, { 1, 5, 1 }, { -1, -5, -1 }</text:p>
      <text:p text:style-name="P1"><text:s text:c="2"/>};</text:p>
      <text:p text:style-name="P1"><text:s text:c="2"/>DOUBLE _b[m] = { 10, -4, 5, -5 };</text:p>
      <text:p text:style-name="P1"><text:s text:c="2"/>DOUBLE _c[n] = { 1, -1, 0 };</text:p>
      <text:p text:style-name="P1"><text:s text:c="2"/></text:p>
      <text:p text:style-name="P1"><text:s text:c="2"/>VVD A(m);</text:p>
      <text:p text:style-name="P1"><text:s text:c="2"/>VD b(_b, _b + m);</text:p>
      <text:p text:style-name="P1"><text:s text:c="2"/>VD c(_c, _c + n);</text:p>
      <text:p text:style-name="P1"><text:s text:c="2"/>for (int i = 0; i &lt; m; i++) A[i] = VD(_A[i], _A[i] + n);</text:p>
      <text:p text:style-name="P1"/>
      <text:p text:style-name="P1"><text:s text:c="2"/>LPSolver solver(A, b, c);</text:p>
      <text:p text:style-name="P1"><text:s text:c="2"/>VD x;</text:p>
      <text:p text:style-name="P1"><text:s text:c="2"/>DOUBLE value = solver.Solve(x);</text:p>
      <text:p text:style-name="P1"><text:s text:c="2"/></text:p>
      <text:p text:style-name="P1"><text:s text:c="2"/>cerr &lt;&lt; "VALUE: "&lt;&lt; value &lt;&lt; endl;</text:p>
      <text:p text:style-name="P1"><text:s text:c="2"/>cerr &lt;&lt; "SOLUTION:";</text:p>
      <text:p text:style-name="P1"><text:s text:c="2"/>for (size_t i = 0; i &lt; x.size(); i++) cerr &lt;&lt; " " &lt;&lt; x[i];</text:p>
      <text:p text:style-name="P1"><text:s text:c="2"/>cerr &lt;&lt; endl;</text:p>
      <text:p text:style-name="P1"><text:s text:c="2"/>return 0;</text:p>
      <text:p text:style-name="P1">}</text:p>
      <text:p text:style-name="P1"/>
      <text:p text:style-name="P1"/>
      <text:p text:style-name="P1"/>
      <text:p text:style-name="P1">SCC.cc 19/34</text:p>
      <text:p text:style-name="P1">#include&lt;memory.h&gt;</text:p>
      <text:p text:style-name="P1">struct edge{int e, nxt;};</text:p>
      <text:p text:style-name="P1">int V, E;</text:p>
      <text:p text:style-name="P1">edge e[MAXE], er[MAXE];</text:p>
      <text:p text:style-name="P1">int sp[MAXV], spr[MAXV];</text:p>
      <text:p text:style-name="P1">int group_cnt, group_num[MAXV];</text:p>
      <text:p text:style-name="P1">bool v[MAXV];</text:p>
      <text:p text:style-name="P1">int stk[MAXV];</text:p>
      <text:p text:style-name="P1">void fill_forward(int x) {</text:p>
      <text:p text:style-name="P1"><text:s text:c="2"/>int i;</text:p>
      <text:p text:style-name="P1"><text:s text:c="2"/>v[x]=true;</text:p>
      <text:p text:style-name="P1"><text:s text:c="2"/>for(i=sp[x];i;i=e[i].nxt) if(!v[e[i].e]) fill_forward(e[i].e);</text:p>
      <text:p text:style-name="P1"><text:soft-page-break/><text:s text:c="2"/>stk[++stk[0]]=x;</text:p>
      <text:p text:style-name="P1">}</text:p>
      <text:p text:style-name="P1">void fill_backward(int x) {</text:p>
      <text:p text:style-name="P1"><text:s text:c="2"/>int i;</text:p>
      <text:p text:style-name="P1"><text:s text:c="2"/>v[x]=false;</text:p>
      <text:p text:style-name="P1"><text:s text:c="2"/>group_num[x]=group_cnt;</text:p>
      <text:p text:style-name="P1"><text:s text:c="2"/>for(i=spr[x];i;i=er[i].nxt) if(v[er[i].e]) fill_backward(er[i].e);</text:p>
      <text:p text:style-name="P1">}</text:p>
      <text:p text:style-name="P1">void add_edge(int v1, int v2) //add edge v1-&gt;v2 {</text:p>
      <text:p text:style-name="P1"><text:s text:c="2"/>e [++E].e=v2; e [E].nxt=sp [v1]; sp [v1]=E;</text:p>
      <text:p text:style-name="P1"><text:s text:c="2"/>er[ <text:s/>E].e=v1; er[E].nxt=spr[v2]; spr[v2]=E;</text:p>
      <text:p text:style-name="P1">}</text:p>
      <text:p text:style-name="P1">void SCC() {</text:p>
      <text:p text:style-name="P1"><text:s text:c="2"/>int i;</text:p>
      <text:p text:style-name="P1"><text:s text:c="2"/>stk[0]=0;</text:p>
      <text:p text:style-name="P1"><text:s text:c="2"/>memset(v, false, sizeof(v));</text:p>
      <text:p text:style-name="P1"><text:s text:c="2"/>for(i=1;i&lt;=V;i++) if(!v[i]) fill_forward(i);</text:p>
      <text:p text:style-name="P1"><text:s text:c="2"/>group_cnt=0;</text:p>
      <text:p text:style-name="P1"><text:s text:c="2"/>for(i=stk[0];i&gt;=1;i--) if(v[stk[i]]){group_cnt++; fill_backward(stk[i]);}</text:p>
      <text:p text:style-name="P1">}</text:p>
      <text:p text:style-name="P1"/>
      <text:p text:style-name="P1"/>
      <text:p text:style-name="P1">EulerianPath.cc 20/34</text:p>
      <text:p text:style-name="P1">struct Edge;</text:p>
      <text:p text:style-name="P1">typedef list&lt;Edge&gt;::iterator iter;</text:p>
      <text:p text:style-name="P1"/>
      <text:p text:style-name="P1">struct Edge {</text:p>
      <text:p text:style-name="P1"><text:s text:c="8"/>int next_vertex;</text:p>
      <text:p text:style-name="P1"><text:s text:c="8"/>iter reverse_edge;</text:p>
      <text:p text:style-name="P1"/>
      <text:p text:style-name="P1"><text:s text:c="8"/>Edge(int next_vertex)</text:p>
      <text:p text:style-name="P1"><text:s text:c="16"/>:next_vertex(next_vertex) { }</text:p>
      <text:p text:style-name="P1">};</text:p>
      <text:p text:style-name="P1"/>
      <text:p text:style-name="P1">const int max_vertices = ;</text:p>
      <text:p text:style-name="P1">int num_vertices;</text:p>
      <text:p text:style-name="P1">list&lt;Edge&gt; adj[max_vertices]; <text:s text:c="10"/>// adjacency list</text:p>
      <text:p text:style-name="P1"/>
      <text:p text:style-name="P1">vector&lt;int&gt; path;</text:p>
      <text:p text:style-name="P1"/>
      <text:p text:style-name="P1">void find_path(int v) {</text:p>
      <text:p text:style-name="P1"><text:s text:c="8"/>while(adj[v].size() &gt; 0) {</text:p>
      <text:p text:style-name="P1"><text:s text:c="16"/>int vn = adj[v].front().next_vertex;</text:p>
      <text:p text:style-name="P1"><text:s text:c="16"/>adj[vn].erase(adj[v].front().reverse_edge);</text:p>
      <text:p text:style-name="P1"><text:s text:c="16"/>adj[v].pop_front();</text:p>
      <text:p text:style-name="P1"><text:s text:c="16"/>find_path(vn);</text:p>
      <text:p text:style-name="P1"><text:s text:c="8"/>}</text:p>
      <text:p text:style-name="P1"><text:s text:c="8"/>path.push_back(v);</text:p>
      <text:p text:style-name="P1">}</text:p>
      <text:p text:style-name="P1"/>
      <text:p text:style-name="P1">void add_edge(int a, int b) {</text:p>
      <text:p text:style-name="P1"><text:s text:c="8"/>adj[a].push_front(Edge(b));</text:p>
      <text:p text:style-name="P1"><text:s text:c="8"/>iter ita = adj[a].begin();</text:p>
      <text:p text:style-name="P1"><text:s text:c="8"/>adj[b].push_front(Edge(a));</text:p>
      <text:p text:style-name="P1"><text:s text:c="8"/>iter itb = adj[b].begin();</text:p>
      <text:p text:style-name="P1"><text:s text:c="8"/>ita-&gt;reverse_edge = itb;</text:p>
      <text:p text:style-name="P1"><text:s text:c="8"/>itb-&gt;reverse_edge = ita;</text:p>
      <text:p text:style-name="P1">}</text:p>
      <text:p text:style-name="P1"/>
      <text:p text:style-name="P1"/>
      <text:p text:style-name="P1">BIT.cc 22/34</text:p>
      <text:p text:style-name="P1">#include &lt;iostream&gt;</text:p>
      <text:p text:style-name="P1">using namespace std;</text:p>
      <text:p text:style-name="P1"/>
      <text:p text:style-name="P1">#define LOGSZ 17</text:p>
      <text:p text:style-name="P1"/>
      <text:p text:style-name="P1">int tree[(1&lt;&lt;LOGSZ)+1];</text:p>
      <text:p text:style-name="P1">int N = (1&lt;&lt;LOGSZ);</text:p>
      <text:p text:style-name="P1"/>
      <text:p text:style-name="P1">// add v to value at x</text:p>
      <text:p text:style-name="P1">void set(int x, int v) {</text:p>
      <text:p text:style-name="P1"><text:s text:c="2"/>while(x &lt;= N) {</text:p>
      <text:p text:style-name="P1"><text:s text:c="4"/>tree[x] += v;</text:p>
      <text:p text:style-name="P1"><text:s text:c="4"/>x += (x &amp; -x);</text:p>
      <text:p text:style-name="P1"><text:s text:c="2"/>}</text:p>
      <text:p text:style-name="P1">}</text:p>
      <text:p text:style-name="P1"/>
      <text:p text:style-name="P1">// get cumulative sum up to and including x</text:p>
      <text:p text:style-name="P1">int get(int x) {</text:p>
      <text:p text:style-name="P1"><text:s text:c="2"/>int res = 0;</text:p>
      <text:p text:style-name="P1"><text:s text:c="2"/>while(x) {</text:p>
      <text:p text:style-name="P1"><text:s text:c="4"/>res += tree[x];</text:p>
      <text:p text:style-name="P1"><text:s text:c="4"/>x -= (x &amp; -x);</text:p>
      <text:p text:style-name="P1"><text:s text:c="2"/>}</text:p>
      <text:p text:style-name="P1"><text:s text:c="2"/>return res;</text:p>
      <text:p text:style-name="P1">}</text:p>
      <text:p text:style-name="P1"/>
      <text:p text:style-name="P1">// get largest value with cumulative sum less than or equal to x;</text:p>
      <text:p text:style-name="P1">// for smallest, pass x-1 and add 1 to result</text:p>
      <text:p text:style-name="P1">int getind(int x) {</text:p>
      <text:p text:style-name="P1"><text:s text:c="2"/>int idx = 0, mask = N;</text:p>
      <text:p text:style-name="P1"><text:s text:c="2"/>while(mask &amp;&amp; idx &lt; N) {</text:p>
      <text:p text:style-name="P1"><text:s text:c="4"/>int t = idx + mask;</text:p>
      <text:p text:style-name="P1"><text:s text:c="4"/>if(x &gt;= tree[t]) {</text:p>
      <text:p text:style-name="P1"><text:s text:c="6"/>idx = t;</text:p>
      <text:p text:style-name="P1"><text:s text:c="6"/>x -= tree[t];</text:p>
      <text:p text:style-name="P1"><text:s text:c="4"/>}</text:p>
      <text:p text:style-name="P1"><text:s text:c="4"/>mask &gt;&gt;= 1;</text:p>
      <text:p text:style-name="P1"><text:s text:c="2"/>}</text:p>
      <text:p text:style-name="P1"><text:s text:c="2"/>return idx;</text:p>
      <text:p text:style-name="P1">}</text:p>
      <text:p text:style-name="P1"/>
      <text:p text:style-name="P1">UnionFind.cc 23/34</text:p>
      <text:p text:style-name="P1">//union-find set: the vector/array contains the parent of each node</text:p>
      <text:p text:style-name="P1">int find(vector &lt;int&gt;&amp; C, int x){return (C[x]==x) ? x : C[x]=find(C, C[x]);} //C++</text:p>
      <text:p text:style-name="P1">int find(int x){return (C[x]==x)?x:C[x]=find(C[x]);} //C</text:p>
      <text:p text:style-name="P1"/>
      <text:p text:style-name="P1">KDTree.cc 24/34</text:p>
      <text:p text:style-name="P1">// --------------------------------------------------------------------------</text:p>
      <text:p text:style-name="P1">// A straightforward, but probably sub-optimal KD-tree implmentation that's</text:p>
      <text:p text:style-name="P1">// probably good enough for most things (current it's a 2D-tree)</text:p>
      <text:p text:style-name="P1">//</text:p>
      <text:p text:style-name="P1">// <text:s/>- constructs from n points in O(n lg^2 n) time</text:p>
      <text:p text:style-name="P1">// <text:s/>- handles nearest-neighbor query in O(lg n) if points are well distributed</text:p>
      <text:p text:style-name="P1">// <text:s/>- worst case for nearest-neighbor may be linear in pathological case</text:p>
      <text:p text:style-name="P1">//</text:p>
      <text:p text:style-name="P1">// Sonny Chan, Stanford University, April 2009</text:p>
      <text:p text:style-name="P1">// --------------------------------------------------------------------------</text:p>
      <text:p text:style-name="P1"/>
      <text:p text:style-name="P1">#include &lt;iostream&gt;</text:p>
      <text:p text:style-name="P1">#include &lt;vector&gt;</text:p>
      <text:p text:style-name="P1">#include &lt;limits&gt;</text:p>
      <text:p text:style-name="P1">#include &lt;cstdlib&gt;</text:p>
      <text:p text:style-name="P1"><text:soft-page-break/></text:p>
      <text:p text:style-name="P1">using namespace std;</text:p>
      <text:p text:style-name="P1"/>
      <text:p text:style-name="P1">// number type for coordinates, and its maximum value</text:p>
      <text:p text:style-name="P1">typedef long long ntype;</text:p>
      <text:p text:style-name="P1">const ntype sentry = numeric_limits&lt;ntype&gt;::max();</text:p>
      <text:p text:style-name="P1"/>
      <text:p text:style-name="P1">// point structure for 2D-tree, can be extended to 3D</text:p>
      <text:p text:style-name="P1">struct point {</text:p>
      <text:p text:style-name="P1"><text:s text:c="4"/>ntype x, y;</text:p>
      <text:p text:style-name="P1"><text:s text:c="4"/>point(ntype xx = 0, ntype yy = 0) : x(xx), y(yy) {}</text:p>
      <text:p text:style-name="P1">};</text:p>
      <text:p text:style-name="P1"/>
      <text:p text:style-name="P1">bool operator==(const point &amp;a, const point &amp;b) {</text:p>
      <text:p text:style-name="P1"><text:s text:c="4"/>return a.x == b.x &amp;&amp; a.y == b.y;</text:p>
      <text:p text:style-name="P1">}</text:p>
      <text:p text:style-name="P1"/>
      <text:p text:style-name="P1">// sorts points on x-coordinate</text:p>
      <text:p text:style-name="P1">bool on_x(const point &amp;a, const point &amp;b) {</text:p>
      <text:p text:style-name="P1"><text:s text:c="4"/>return a.x &lt; b.x;</text:p>
      <text:p text:style-name="P1">}</text:p>
      <text:p text:style-name="P1"/>
      <text:p text:style-name="P1">// sorts points on y-coordinate</text:p>
      <text:p text:style-name="P1">bool on_y(const point &amp;a, const point &amp;b) {</text:p>
      <text:p text:style-name="P1"><text:s text:c="4"/>return a.y &lt; b.y;</text:p>
      <text:p text:style-name="P1">}</text:p>
      <text:p text:style-name="P1"/>
      <text:p text:style-name="P1">// squared distance between points</text:p>
      <text:p text:style-name="P1">ntype pdist2(const point &amp;a, const point &amp;b) {</text:p>
      <text:p text:style-name="P1"><text:s text:c="4"/>ntype dx = a.x-b.x, dy = a.y-b.y;</text:p>
      <text:p text:style-name="P1"><text:s text:c="4"/>return dx*dx + dy*dy;</text:p>
      <text:p text:style-name="P1">}</text:p>
      <text:p text:style-name="P1"/>
      <text:p text:style-name="P1">// bounding box for a set of points</text:p>
      <text:p text:style-name="P1">struct bbox {</text:p>
      <text:p text:style-name="P1"><text:s text:c="4"/>ntype x0, x1, y0, y1;</text:p>
      <text:p text:style-name="P1"><text:s text:c="4"/></text:p>
      <text:p text:style-name="P1"><text:s text:c="4"/>bbox() : x0(sentry), x1(-sentry), y0(sentry), y1(-sentry) {}</text:p>
      <text:p text:style-name="P1"><text:s text:c="4"/></text:p>
      <text:p text:style-name="P1"><text:s text:c="4"/>// computes bounding box from a bunch of points</text:p>
      <text:p text:style-name="P1"><text:s text:c="4"/>void compute(const vector&lt;point&gt; &amp;v) {</text:p>
      <text:p text:style-name="P1"><text:s text:c="8"/>for (int i = 0; i &lt; v.size(); ++i) {</text:p>
      <text:p text:style-name="P1"><text:s text:c="12"/>x0 = min(x0, v[i].x); <text:s text:c="2"/>x1 = max(x1, v[i].x);</text:p>
      <text:p text:style-name="P1"><text:s text:c="12"/>y0 = min(y0, v[i].y); <text:s text:c="2"/>y1 = max(y1, v[i].y);</text:p>
      <text:p text:style-name="P1"><text:s text:c="8"/>}</text:p>
      <text:p text:style-name="P1"><text:s text:c="4"/>}</text:p>
      <text:p text:style-name="P1"><text:s text:c="4"/></text:p>
      <text:p text:style-name="P1"><text:s text:c="4"/>// squared distance between a point and this bbox, 0 if inside</text:p>
      <text:p text:style-name="P1"><text:s text:c="4"/>ntype distance(const point &amp;p) {</text:p>
      <text:p text:style-name="P1"><text:s text:c="8"/>if (p.x &lt; x0) {</text:p>
      <text:p text:style-name="P1"><text:s text:c="12"/>if (p.y &lt; y0) <text:s text:c="6"/>return pdist2(point(x0, y0), p);</text:p>
      <text:p text:style-name="P1"><text:s text:c="12"/>else if (p.y &gt; y1) <text:s/>return pdist2(point(x0, y1), p);</text:p>
      <text:p text:style-name="P1"><text:s text:c="12"/>else <text:s text:c="15"/>return pdist2(point(x0, p.y), p);</text:p>
      <text:p text:style-name="P1"><text:s text:c="8"/>}</text:p>
      <text:p text:style-name="P1"><text:s text:c="8"/>else if (p.x &gt; x1) {</text:p>
      <text:p text:style-name="P1"><text:s text:c="12"/>if (p.y &lt; y0) <text:s text:c="6"/>return pdist2(point(x1, y0), p);</text:p>
      <text:p text:style-name="P1"><text:s text:c="12"/>else if (p.y &gt; y1) <text:s/>return pdist2(point(x1, y1), p);</text:p>
      <text:p text:style-name="P1"><text:s text:c="12"/>else <text:s text:c="15"/>return pdist2(point(x1, p.y), p);</text:p>
      <text:p text:style-name="P1"><text:s text:c="8"/>}</text:p>
      <text:p text:style-name="P1"><text:s text:c="8"/>else {</text:p>
      <text:p text:style-name="P1"><text:s text:c="12"/>if (p.y &lt; y0) <text:s text:c="6"/>return pdist2(point(p.x, y0), p);</text:p>
      <text:p text:style-name="P1"><text:s text:c="12"/>else if (p.y &gt; y1) <text:s/>return pdist2(point(p.x, y1), p);</text:p>
      <text:p text:style-name="P1"><text:s text:c="12"/>else <text:s text:c="15"/>return 0;</text:p>
      <text:p text:style-name="P1"><text:s text:c="8"/>}</text:p>
      <text:p text:style-name="P1"><text:s text:c="4"/>}</text:p>
      <text:p text:style-name="P1">};</text:p>
      <text:p text:style-name="P1"/>
      <text:p text:style-name="P1">// stores a single node of the kd-tree, either internal or leaf</text:p>
      <text:p text:style-name="P1">struct kdnode <text:s/>{</text:p>
      <text:p text:style-name="P1"><text:s text:c="4"/>bool leaf; <text:s text:c="5"/>// true if this is a leaf node (has one point)</text:p>
      <text:p text:style-name="P1"><text:s text:c="4"/>point pt; <text:s text:c="6"/>// the single point of this is a leaf</text:p>
      <text:p text:style-name="P1"><text:s text:c="4"/>bbox bound; <text:s text:c="4"/>// bounding box for set of points in children</text:p>
      <text:p text:style-name="P1"><text:s text:c="4"/></text:p>
      <text:p text:style-name="P1"><text:s text:c="4"/>kdnode *first, *second; // two children of this kd-node</text:p>
      <text:p text:style-name="P1"><text:s text:c="4"/></text:p>
      <text:p text:style-name="P1"><text:s text:c="4"/>kdnode() : leaf(false), first(0), second(0) {}</text:p>
      <text:p text:style-name="P1"><text:s text:c="4"/>~kdnode() { if (first) delete first; if (second) delete second; }</text:p>
      <text:p text:style-name="P1"><text:s text:c="4"/></text:p>
      <text:p text:style-name="P1"><text:s text:c="4"/>// intersect a point with this node (returns squared distance)</text:p>
      <text:p text:style-name="P1"><text:s text:c="4"/>ntype intersect(const point &amp;p) {</text:p>
      <text:p text:style-name="P1"><text:s text:c="8"/>return bound.distance(p);</text:p>
      <text:p text:style-name="P1"><text:s text:c="4"/>}</text:p>
      <text:p text:style-name="P1"><text:s text:c="4"/></text:p>
      <text:p text:style-name="P1"><text:s text:c="4"/>// recursively builds a kd-tree from a given cloud of points</text:p>
      <text:p text:style-name="P1"><text:s text:c="4"/>void construct(vector&lt;point&gt; &amp;vp) {</text:p>
      <text:p text:style-name="P1"><text:s text:c="8"/>// compute bounding box for points at this node</text:p>
      <text:p text:style-name="P1"><text:s text:c="8"/>bound.compute(vp);</text:p>
      <text:p text:style-name="P1"><text:s text:c="8"/></text:p>
      <text:p text:style-name="P1"><text:s text:c="8"/>// if we're down to one point, then we're a leaf node</text:p>
      <text:p text:style-name="P1"><text:s text:c="8"/>if (vp.size() == 1) {</text:p>
      <text:p text:style-name="P1"><text:s text:c="12"/>leaf = true;</text:p>
      <text:p text:style-name="P1"><text:s text:c="12"/>pt = vp[0];</text:p>
      <text:p text:style-name="P1"><text:s text:c="8"/>}</text:p>
      <text:p text:style-name="P1"><text:s text:c="8"/>else {</text:p>
      <text:p text:style-name="P1"><text:s text:c="12"/>// split on x if the bbox is wider than high (not best heuristic...)</text:p>
      <text:p text:style-name="P1"><text:s text:c="12"/>if (bound.x1-bound.x0 &gt;= bound.y1-bound.y0)</text:p>
      <text:p text:style-name="P1"><text:s text:c="16"/>sort(vp.begin(), vp.end(), on_x);</text:p>
      <text:p text:style-name="P1"><text:s text:c="12"/>// otherwise split on y-coordinate</text:p>
      <text:p text:style-name="P1"><text:s text:c="12"/>else</text:p>
      <text:p text:style-name="P1"><text:s text:c="16"/>sort(vp.begin(), vp.end(), on_y);</text:p>
      <text:p text:style-name="P1"><text:s text:c="12"/></text:p>
      <text:p text:style-name="P1"><text:s text:c="12"/>// divide by taking half the array for each child</text:p>
      <text:p text:style-name="P1"><text:s text:c="12"/>// (not best performance if many duplicates in the middle)</text:p>
      <text:p text:style-name="P1"><text:s text:c="12"/>int half = vp.size()/2;</text:p>
      <text:p text:style-name="P1"><text:s text:c="12"/>vector&lt;point&gt; vl(vp.begin(), vp.begin()+half);</text:p>
      <text:p text:style-name="P1"><text:s text:c="12"/>vector&lt;point&gt; vr(vp.begin()+half, vp.end());</text:p>
      <text:p text:style-name="P1"><text:s text:c="12"/>first = new kdnode(); <text:s text:c="2"/>first-&gt;construct(vl);</text:p>
      <text:p text:style-name="P1"><text:s text:c="12"/>second = new kdnode(); <text:s/>second-&gt;construct(vr); <text:s text:c="11"/></text:p>
      <text:p text:style-name="P1"><text:s text:c="8"/>}</text:p>
      <text:p text:style-name="P1"><text:s text:c="4"/>}</text:p>
      <text:p text:style-name="P1">};</text:p>
      <text:p text:style-name="P1"/>
      <text:p text:style-name="P1">// simple kd-tree class to hold the tree and handle queries</text:p>
      <text:p text:style-name="P1">struct kdtree {</text:p>
      <text:p text:style-name="P1"><text:s text:c="4"/>kdnode *root;</text:p>
      <text:p text:style-name="P1"><text:s text:c="4"/></text:p>
      <text:p text:style-name="P1"><text:s text:c="4"/>// constructs a kd-tree from a points (copied here, as it sorts them)</text:p>
      <text:p text:style-name="P1"><text:s text:c="4"/>kdtree(const vector&lt;point&gt; &amp;vp) {</text:p>
      <text:p text:style-name="P1"><text:s text:c="8"/>vector&lt;point&gt; v(vp.begin(), vp.end());</text:p>
      <text:p text:style-name="P1"><text:s text:c="8"/>root = new kdnode();</text:p>
      <text:p text:style-name="P1"><text:s text:c="8"/>root-&gt;construct(v);</text:p>
      <text:p text:style-name="P1"><text:s text:c="4"/>}</text:p>
      <text:p text:style-name="P1"><text:s text:c="4"/>~kdtree() { delete root; }</text:p>
      <text:p text:style-name="P1"><text:s text:c="4"/></text:p>
      <text:p text:style-name="P1"><text:soft-page-break/><text:s text:c="4"/>// recursive search method returns squared distance to nearest point</text:p>
      <text:p text:style-name="P1"><text:s text:c="4"/>ntype search(kdnode *node, const point &amp;p) {</text:p>
      <text:p text:style-name="P1"><text:s text:c="8"/>if (node-&gt;leaf) {</text:p>
      <text:p text:style-name="P1"><text:s text:c="12"/>// commented special case tells a point not to find itself</text:p>
      <text:p text:style-name="P1">// <text:s text:c="11"/>if (p == node-&gt;pt) return sentry;</text:p>
      <text:p text:style-name="P1">// <text:s text:c="11"/>else <text:s text:c="14"/></text:p>
      <text:p text:style-name="P1"><text:s text:c="16"/>return pdist2(p, node-&gt;pt);</text:p>
      <text:p text:style-name="P1"><text:s text:c="8"/>}</text:p>
      <text:p text:style-name="P1"><text:s text:c="8"/></text:p>
      <text:p text:style-name="P1"><text:s text:c="8"/>ntype bfirst = node-&gt;first-&gt;intersect(p);</text:p>
      <text:p text:style-name="P1"><text:s text:c="8"/>ntype bsecond = node-&gt;second-&gt;intersect(p);</text:p>
      <text:p text:style-name="P1"><text:s text:c="8"/></text:p>
      <text:p text:style-name="P1"><text:s text:c="8"/>// choose the side with the closest bounding box to search first</text:p>
      <text:p text:style-name="P1"><text:s text:c="8"/>// (note that the other side is also searched if needed)</text:p>
      <text:p text:style-name="P1"><text:s text:c="8"/>if (bfirst &lt; bsecond) {</text:p>
      <text:p text:style-name="P1"><text:s text:c="12"/>ntype best = search(node-&gt;first, p);</text:p>
      <text:p text:style-name="P1"><text:s text:c="12"/>if (bsecond &lt; best)</text:p>
      <text:p text:style-name="P1"><text:s text:c="16"/>best = min(best, search(node-&gt;second, p));</text:p>
      <text:p text:style-name="P1"><text:s text:c="12"/>return best;</text:p>
      <text:p text:style-name="P1"><text:s text:c="8"/>}</text:p>
      <text:p text:style-name="P1"><text:s text:c="8"/>else {</text:p>
      <text:p text:style-name="P1"><text:s text:c="12"/>ntype best = search(node-&gt;second, p);</text:p>
      <text:p text:style-name="P1"><text:s text:c="12"/>if (bfirst &lt; best)</text:p>
      <text:p text:style-name="P1"><text:s text:c="16"/>best = min(best, search(node-&gt;first, p));</text:p>
      <text:p text:style-name="P1"><text:s text:c="12"/>return best;</text:p>
      <text:p text:style-name="P1"><text:s text:c="8"/>}</text:p>
      <text:p text:style-name="P1"><text:s text:c="4"/>}</text:p>
      <text:p text:style-name="P1"><text:s text:c="4"/></text:p>
      <text:p text:style-name="P1"><text:s text:c="4"/>// squared distance to the nearest </text:p>
      <text:p text:style-name="P1"><text:s text:c="4"/>ntype nearest(const point &amp;p) {</text:p>
      <text:p text:style-name="P1"><text:s text:c="8"/>return search(root, p);</text:p>
      <text:p text:style-name="P1"><text:s text:c="4"/>}</text:p>
      <text:p text:style-name="P1">};</text:p>
      <text:p text:style-name="P1"/>
      <text:p text:style-name="P1">// --------------------------------------------------------------------------</text:p>
      <text:p text:style-name="P1">// some basic test code here</text:p>
      <text:p text:style-name="P1"/>
      <text:p text:style-name="P1">int main() {</text:p>
      <text:p text:style-name="P1"><text:s text:c="4"/>// generate some random points for a kd-tree</text:p>
      <text:p text:style-name="P1"><text:s text:c="4"/>vector&lt;point&gt; vp;</text:p>
      <text:p text:style-name="P1"><text:s text:c="4"/>for (int i = 0; i &lt; 100000; ++i) {</text:p>
      <text:p text:style-name="P1"><text:s text:c="8"/>vp.push_back(point(rand()%100000, rand()%100000));</text:p>
      <text:p text:style-name="P1"><text:s text:c="4"/>}</text:p>
      <text:p text:style-name="P1"><text:s text:c="4"/>kdtree tree(vp);</text:p>
      <text:p text:style-name="P1"><text:s text:c="4"/></text:p>
      <text:p text:style-name="P1"><text:s text:c="4"/>// query some points</text:p>
      <text:p text:style-name="P1"><text:s text:c="4"/>for (int i = 0; i &lt; 10; ++i) {</text:p>
      <text:p text:style-name="P1"><text:s text:c="8"/>point q(rand()%100000, rand()%100000);</text:p>
      <text:p text:style-name="P1"><text:s text:c="8"/>cout &lt;&lt; "Closest squared distance to (" &lt;&lt; q.x &lt;&lt; ", " &lt;&lt; q.y &lt;&lt; ")"</text:p>
      <text:p text:style-name="P1"><text:s text:c="13"/>&lt;&lt; " is " &lt;&lt; tree.nearest(q) &lt;&lt; endl;</text:p>
      <text:p text:style-name="P1"><text:s text:c="4"/>} <text:s text:c="3"/></text:p>
      <text:p text:style-name="P1"/>
      <text:p text:style-name="P1"><text:s text:c="4"/>return 0;</text:p>
      <text:p text:style-name="P1">}</text:p>
      <text:p text:style-name="P1"/>
      <text:p text:style-name="P1">// --------------------------------------------------------------------------</text:p>
      <text:p text:style-name="P1"/>
      <text:p text:style-name="P1">LCA.cc 26/34</text:p>
      <text:p text:style-name="P1">const int max_nodes, log_max_nodes;</text:p>
      <text:p text:style-name="P1">int num_nodes, log_num_nodes, root;</text:p>
      <text:p text:style-name="P1"/>
      <text:p text:style-name="P1">vector&lt;int&gt; children[max_nodes]; <text:s text:c="7"/>// children[i] contains the children of node i</text:p>
      <text:p text:style-name="P1">int A[max_nodes][log_max_nodes+1]; <text:s text:c="5"/>// A[i][j] is the 2^j-th ancestor of node i, or -1 if that ancestor does not exist</text:p>
      <text:p text:style-name="P1">int L[max_nodes]; <text:s text:c="22"/>// L[i] is the distance between node i and the root</text:p>
      <text:p text:style-name="P1"/>
      <text:p text:style-name="P1">// floor of the binary logarithm of n</text:p>
      <text:p text:style-name="P1">int lb(unsigned int n) {</text:p>
      <text:p text:style-name="P1"><text:s text:c="4"/>if(n==0)</text:p>
      <text:p text:style-name="P1"><text:s text:c="8"/>return -1;</text:p>
      <text:p text:style-name="P1"><text:s text:c="4"/>int p = 0;</text:p>
      <text:p text:style-name="P1"><text:s text:c="4"/>if (n &gt;= 1&lt;&lt;16) { n &gt;&gt;= 16; p += 16; }</text:p>
      <text:p text:style-name="P1"><text:s text:c="4"/>if (n &gt;= 1&lt;&lt; 8) { n &gt;&gt;= <text:s/>8; p += <text:s/>8; }</text:p>
      <text:p text:style-name="P1"><text:s text:c="4"/>if (n &gt;= 1&lt;&lt; 4) { n &gt;&gt;= <text:s/>4; p += <text:s/>4; }</text:p>
      <text:p text:style-name="P1"><text:s text:c="4"/>if (n &gt;= 1&lt;&lt; 2) { n &gt;&gt;= <text:s/>2; p += <text:s/>2; }</text:p>
      <text:p text:style-name="P1"><text:s text:c="4"/>if (n &gt;= 1&lt;&lt; 1) { <text:s text:c="10"/>p += <text:s/>1; }</text:p>
      <text:p text:style-name="P1"><text:s text:c="4"/>return p;</text:p>
      <text:p text:style-name="P1">}</text:p>
      <text:p text:style-name="P1"/>
      <text:p text:style-name="P1">void DFS(int i, int l) {</text:p>
      <text:p text:style-name="P1"><text:s text:c="4"/>L[i] = l;</text:p>
      <text:p text:style-name="P1"><text:s text:c="4"/>for(int j = 0; j &lt; children[i].size(); j++)</text:p>
      <text:p text:style-name="P1"><text:s text:c="8"/>DFS(children[i][j], l+1);</text:p>
      <text:p text:style-name="P1">}</text:p>
      <text:p text:style-name="P1"/>
      <text:p text:style-name="P1">int LCA(int p, int q) {</text:p>
      <text:p text:style-name="P1"><text:s text:c="4"/>// ensure node p is at least as deep as node q</text:p>
      <text:p text:style-name="P1"><text:s text:c="4"/>if(L[p] &lt; L[q])</text:p>
      <text:p text:style-name="P1"><text:s text:c="8"/>swap(p, q);</text:p>
      <text:p text:style-name="P1"/>
      <text:p text:style-name="P1"><text:s text:c="4"/>// "binary search" for the ancestor of node p situated on the same level as q</text:p>
      <text:p text:style-name="P1"><text:s text:c="4"/>for(int i = log_num_nodes; i &gt;= 0; i--)</text:p>
      <text:p text:style-name="P1"><text:s text:c="8"/>if(L[p] - (1&lt;&lt;i) &gt;= L[q])</text:p>
      <text:p text:style-name="P1"><text:s text:c="12"/>p = A[p][i];</text:p>
      <text:p text:style-name="P1"><text:s text:c="4"/></text:p>
      <text:p text:style-name="P1"><text:s text:c="4"/>if(p == q)</text:p>
      <text:p text:style-name="P1"><text:s text:c="8"/>return p;</text:p>
      <text:p text:style-name="P1"/>
      <text:p text:style-name="P1"><text:s text:c="4"/>// "binary search" for the LCA</text:p>
      <text:p text:style-name="P1"><text:s text:c="4"/>for(int i = log_num_nodes; i &gt;= 0; i--)</text:p>
      <text:p text:style-name="P1"><text:s text:c="8"/>if(A[p][i] != -1 &amp;&amp; A[p][i] != A[q][i]) {</text:p>
      <text:p text:style-name="P1"><text:s text:c="12"/>p = A[p][i];</text:p>
      <text:p text:style-name="P1"><text:s text:c="12"/>q = A[q][i];</text:p>
      <text:p text:style-name="P1"><text:s text:c="8"/>}</text:p>
      <text:p text:style-name="P1"><text:s text:c="4"/></text:p>
      <text:p text:style-name="P1"><text:s text:c="4"/>return A[p][0];</text:p>
      <text:p text:style-name="P1">}</text:p>
      <text:p text:style-name="P1"/>
      <text:p text:style-name="P1">int main(int argc,char* argv[]) {</text:p>
      <text:p text:style-name="P1"><text:s text:c="4"/>// read num_nodes, the total number of nodes</text:p>
      <text:p text:style-name="P1"><text:s text:c="4"/>log_num_nodes=lb(num_nodes);</text:p>
      <text:p text:style-name="P1"><text:s text:c="4"/></text:p>
      <text:p text:style-name="P1"><text:s text:c="4"/>for(int i = 0; i &lt; num_nodes; i++) {</text:p>
      <text:p text:style-name="P1"><text:s text:c="8"/>int p;</text:p>
      <text:p text:style-name="P1"><text:s text:c="8"/>// read p, the parent of node i or -1 if node i is the root</text:p>
      <text:p text:style-name="P1"/>
      <text:p text:style-name="P1"><text:s text:c="8"/>A[i][0] = p;</text:p>
      <text:p text:style-name="P1"><text:s text:c="8"/>if(p != -1)</text:p>
      <text:p text:style-name="P1"><text:s text:c="12"/>children[p].push_back(i);</text:p>
      <text:p text:style-name="P1"><text:s text:c="8"/>else</text:p>
      <text:p text:style-name="P1"><text:s text:c="12"/>root = i;</text:p>
      <text:p text:style-name="P1"><text:soft-page-break/><text:s text:c="4"/>}</text:p>
      <text:p text:style-name="P1"/>
      <text:p text:style-name="P1"><text:s text:c="4"/>// precompute A using dynamic programming</text:p>
      <text:p text:style-name="P1"><text:s text:c="4"/>for(int j = 1; j &lt;= log_num_nodes; j++)</text:p>
      <text:p text:style-name="P1"><text:s text:c="8"/>for(int i = 0; i &lt; num_nodes; i++)</text:p>
      <text:p text:style-name="P1"><text:s text:c="12"/>if(A[i][j-1] != -1)</text:p>
      <text:p text:style-name="P1"><text:s text:c="16"/>A[i][j] = A[A[i][j-1]][j-1];</text:p>
      <text:p text:style-name="P1"><text:s text:c="12"/>else</text:p>
      <text:p text:style-name="P1"><text:s text:c="16"/>A[i][j] = -1;</text:p>
      <text:p text:style-name="P1"/>
      <text:p text:style-name="P1"><text:s text:c="4"/>// precompute L</text:p>
      <text:p text:style-name="P1"><text:s text:c="4"/>DFS(root, 0);</text:p>
      <text:p text:style-name="P1"/>
      <text:p text:style-name="P1"><text:s text:c="4"/></text:p>
      <text:p text:style-name="P1"><text:s text:c="4"/>return 0;</text:p>
      <text:p text:style-name="P1">}</text:p>
      <text:p text:style-name="P1"/>
      <text:p text:style-name="P1">LongestIncreasingSubsequence.cc 27/34</text:p>
      <text:p text:style-name="P1">// Given a list of numbers of length n, this routine extracts a </text:p>
      <text:p text:style-name="P1">// longest increasing subsequence.</text:p>
      <text:p text:style-name="P1">//</text:p>
      <text:p text:style-name="P1">// Running time: O(n log n)</text:p>
      <text:p text:style-name="P1">//</text:p>
      <text:p text:style-name="P1">// <text:s text:c="2"/>INPUT: a vector of integers</text:p>
      <text:p text:style-name="P1">// <text:s text:c="2"/>OUTPUT: a vector containing the longest increasing subsequence</text:p>
      <text:p text:style-name="P1"/>
      <text:p text:style-name="P1">#include &lt;iostream&gt;</text:p>
      <text:p text:style-name="P1">#include &lt;vector&gt;</text:p>
      <text:p text:style-name="P1">#include &lt;algorithm&gt;</text:p>
      <text:p text:style-name="P1"/>
      <text:p text:style-name="P1">using namespace std;</text:p>
      <text:p text:style-name="P1"/>
      <text:p text:style-name="P1">typedef vector&lt;int&gt; VI;</text:p>
      <text:p text:style-name="P1">typedef pair&lt;int,int&gt; PII;</text:p>
      <text:p text:style-name="P1">typedef vector&lt;PII&gt; VPII;</text:p>
      <text:p text:style-name="P1"/>
      <text:p text:style-name="P1">#define STRICTLY_INCREASNG</text:p>
      <text:p text:style-name="P1"/>
      <text:p text:style-name="P1">VI LongestIncreasingSubsequence(VI v) {</text:p>
      <text:p text:style-name="P1"><text:s text:c="2"/>VPII best;</text:p>
      <text:p text:style-name="P1"><text:s text:c="2"/>VI dad(v.size(), -1);</text:p>
      <text:p text:style-name="P1"><text:s text:c="2"/></text:p>
      <text:p text:style-name="P1"><text:s text:c="2"/>for (int i = 0; i &lt; v.size(); i++) {</text:p>
      <text:p text:style-name="P1">#ifdef STRICTLY_INCREASNG</text:p>
      <text:p text:style-name="P1"><text:s text:c="4"/>PII item = make_pair(v[i], 0);</text:p>
      <text:p text:style-name="P1"><text:s text:c="4"/>VPII::iterator it = lower_bound(best.begin(), best.end(), item);</text:p>
      <text:p text:style-name="P1"><text:s text:c="4"/>item.second = i;</text:p>
      <text:p text:style-name="P1">#else</text:p>
      <text:p text:style-name="P1"><text:s text:c="4"/>PII item = make_pair(v[i], i);</text:p>
      <text:p text:style-name="P1"><text:s text:c="4"/>VPII::iterator it = upper_bound(best.begin(), best.end(), item);</text:p>
      <text:p text:style-name="P1">#endif</text:p>
      <text:p text:style-name="P1"><text:s text:c="4"/>if (it == best.end()) {</text:p>
      <text:p text:style-name="P1"><text:s text:c="6"/>dad[i] = (best.size() == 0 ? -1 : best.back().second);</text:p>
      <text:p text:style-name="P1"><text:s text:c="6"/>best.push_back(item);</text:p>
      <text:p text:style-name="P1"><text:s text:c="4"/>} else {</text:p>
      <text:p text:style-name="P1"><text:s text:c="6"/>dad[i] = dad[it-&gt;second];</text:p>
      <text:p text:style-name="P1"><text:s text:c="6"/>*it = item;</text:p>
      <text:p text:style-name="P1"><text:s text:c="4"/>}</text:p>
      <text:p text:style-name="P1"><text:s text:c="2"/>}</text:p>
      <text:p text:style-name="P1"><text:s text:c="2"/></text:p>
      <text:p text:style-name="P1"><text:s text:c="2"/>VI ret;</text:p>
      <text:p text:style-name="P1"><text:s text:c="2"/>for (int i = best.back().second; i &gt;= 0; i = dad[i])</text:p>
      <text:p text:style-name="P1"><text:s text:c="4"/>ret.push_back(v[i]);</text:p>
      <text:p text:style-name="P1"><text:s text:c="2"/>reverse(ret.begin(), ret.end());</text:p>
      <text:p text:style-name="P1"><text:s text:c="2"/>return ret;</text:p>
      <text:p text:style-name="P1">}</text:p>
      <text:p text:style-name="P1"/>
      <text:p text:style-name="P1">Dates.cc 28/34</text:p>
      <text:p text:style-name="P1">// Routines for performing computations on dates. <text:s/>In these routines,</text:p>
      <text:p text:style-name="P1">// months are expressed as integers from 1 to 12, days are expressed</text:p>
      <text:p text:style-name="P1">// as integers from 1 to 31, and years are expressed as 4-digit</text:p>
      <text:p text:style-name="P1">// integers.</text:p>
      <text:p text:style-name="P1"/>
      <text:p text:style-name="P1">#include &lt;iostream&gt;</text:p>
      <text:p text:style-name="P1">#include &lt;string&gt;</text:p>
      <text:p text:style-name="P1"/>
      <text:p text:style-name="P1">using namespace std;</text:p>
      <text:p text:style-name="P1"/>
      <text:p text:style-name="P1">string dayOfWeek[] = {"Mon", "Tue", "Wed", "Thu", "Fri", "Sat", "Sun"};</text:p>
      <text:p text:style-name="P1"/>
      <text:p text:style-name="P1">// converts Gregorian date to integer (Julian day number)</text:p>
      <text:p text:style-name="P1">int dateToInt (int m, int d, int y){ <text:s/></text:p>
      <text:p text:style-name="P1"><text:s text:c="2"/>return </text:p>
      <text:p text:style-name="P1"><text:s text:c="4"/>1461 * (y + 4800 + (m - 14) / 12) / 4 +</text:p>
      <text:p text:style-name="P1"><text:s text:c="4"/>367 * (m - 2 - (m - 14) / 12 * 12) / 12 - </text:p>
      <text:p text:style-name="P1"><text:s text:c="4"/>3 * ((y + 4900 + (m - 14) / 12) / 100) / 4 + </text:p>
      <text:p text:style-name="P1"><text:s text:c="4"/>d - 32075;</text:p>
      <text:p text:style-name="P1">}</text:p>
      <text:p text:style-name="P1"/>
      <text:p text:style-name="P1">// converts integer (Julian day number) to Gregorian date: month/day/year</text:p>
      <text:p text:style-name="P1">void intToDate (int jd, int &amp;m, int &amp;d, int &amp;y){</text:p>
      <text:p text:style-name="P1"><text:s text:c="2"/>int x, n, i, j;</text:p>
      <text:p text:style-name="P1"><text:s text:c="2"/></text:p>
      <text:p text:style-name="P1"><text:s text:c="2"/>x = jd + 68569;</text:p>
      <text:p text:style-name="P1"><text:s text:c="2"/>n = 4 * x / 146097;</text:p>
      <text:p text:style-name="P1"><text:s text:c="2"/>x -= (146097 * n + 3) / 4;</text:p>
      <text:p text:style-name="P1"><text:s text:c="2"/>i = (4000 * (x + 1)) / 1461001;</text:p>
      <text:p text:style-name="P1"><text:s text:c="2"/>x -= 1461 * i / 4 - 31;</text:p>
      <text:p text:style-name="P1"><text:s text:c="2"/>j = 80 * x / 2447;</text:p>
      <text:p text:style-name="P1"><text:s text:c="2"/>d = x - 2447 * j / 80;</text:p>
      <text:p text:style-name="P1"><text:s text:c="2"/>x = j / 11;</text:p>
      <text:p text:style-name="P1"><text:s text:c="2"/>m = j + 2 - 12 * x;</text:p>
      <text:p text:style-name="P1"><text:s text:c="2"/>y = 100 * (n - 49) + i + x;</text:p>
      <text:p text:style-name="P1">}</text:p>
      <text:p text:style-name="P1"/>
      <text:p text:style-name="P1">// converts integer (Julian day number) to day of week</text:p>
      <text:p text:style-name="P1">string intToDay (int jd){</text:p>
      <text:p text:style-name="P1"><text:s text:c="2"/>return dayOfWeek[jd % 7];</text:p>
      <text:p text:style-name="P1">}</text:p>
      <text:p text:style-name="P1"/>
      <text:p text:style-name="P1">int main (int argc, char **argv){</text:p>
      <text:p text:style-name="P1"><text:s text:c="2"/>int jd = dateToInt (3, 24, 2004);</text:p>
      <text:p text:style-name="P1"><text:s text:c="2"/>int m, d, y;</text:p>
      <text:p text:style-name="P1"><text:s text:c="2"/>intToDate (jd, m, d, y);</text:p>
      <text:p text:style-name="P1"><text:s text:c="2"/>string day = intToDay (jd);</text:p>
      <text:p text:style-name="P1"><text:s text:c="2"/></text:p>
      <text:p text:style-name="P1"><text:s text:c="2"/>// expected output:</text:p>
      <text:p text:style-name="P1"><text:s text:c="2"/>// <text:s text:c="3"/>2453089</text:p>
      <text:p text:style-name="P1"><text:s text:c="2"/>// <text:s text:c="3"/>3/24/2004</text:p>
      <text:p text:style-name="P1"><text:s text:c="2"/>// <text:s text:c="3"/>Wed</text:p>
      <text:p text:style-name="P1"><text:s text:c="2"/>cout &lt;&lt; jd &lt;&lt; endl</text:p>
      <text:p text:style-name="P1"><text:s text:c="4"/>&lt;&lt; m &lt;&lt; "/" &lt;&lt; d &lt;&lt; "/" &lt;&lt; y &lt;&lt; endl</text:p>
      <text:p text:style-name="P1"><text:s text:c="4"/>&lt;&lt; day &lt;&lt; endl;</text:p>
      <text:p text:style-name="P1">}</text:p>
      <text:p text:style-name="P1"><text:soft-page-break/></text:p>
      <text:p text:style-name="P1">Primes.cc 30/34</text:p>
      <text:p text:style-name="P1"/>
      <text:p text:style-name="P1">// Other primes:</text:p>
      <text:p text:style-name="P1">// <text:s text:c="3"/>The largest prime smaller than 10 is 7.</text:p>
      <text:p text:style-name="P1">// <text:s text:c="3"/>The largest prime smaller than 100 is 97.</text:p>
      <text:p text:style-name="P1">// <text:s text:c="3"/>The largest prime smaller than 1000 is 997.</text:p>
      <text:p text:style-name="P1">// <text:s text:c="3"/>The largest prime smaller than 10000 is 9973.</text:p>
      <text:p text:style-name="P1">// <text:s text:c="3"/>The largest prime smaller than 100000 is 99991.</text:p>
      <text:p text:style-name="P1">// <text:s text:c="3"/>The largest prime smaller than 1000000 is 999983.</text:p>
      <text:p text:style-name="P1">// <text:s text:c="3"/>The largest prime smaller than 10000000 is 9999991.</text:p>
      <text:p text:style-name="P1">// <text:s text:c="3"/>The largest prime smaller than 100000000 is 99999989.</text:p>
      <text:p text:style-name="P1">// <text:s text:c="3"/>The largest prime smaller than 1000000000 is 999999937.</text:p>
      <text:p text:style-name="P1">// <text:s text:c="3"/>The largest prime smaller than 10000000000 is 9999999967.</text:p>
      <text:p text:style-name="P1">// <text:s text:c="3"/>The largest prime smaller than 100000000000 is 99999999977.</text:p>
      <text:p text:style-name="P1">// <text:s text:c="3"/>The largest prime smaller than 1000000000000 is 999999999989.</text:p>
      <text:p text:style-name="P1">// <text:s text:c="3"/>The largest prime smaller than 10000000000000 is 9999999999971.</text:p>
      <text:p text:style-name="P1">// <text:s text:c="3"/>The largest prime smaller than 100000000000000 is 99999999999973.</text:p>
      <text:p text:style-name="P1">// <text:s text:c="3"/>The largest prime smaller than 1000000000000000 is 999999999999989.</text:p>
      <text:p text:style-name="P1">// <text:s text:c="3"/>The largest prime smaller than 10000000000000000 is 9999999999999937.</text:p>
      <text:p text:style-name="P1">// <text:s text:c="3"/>The largest prime smaller than 100000000000000000 is 99999999999999997.</text:p>
      <text:p text:style-name="P1">// <text:s text:c="3"/>The largest prime smaller than 1000000000000000000 is 999999999999999989.</text:p>
      <text:p text:style-name="P1"/>
      <text:p text:style-name="P1"/>
      <text:p text:style-name="P1">// SPLAY TREE</text:p>
      <text:p text:style-name="P1"/>
      <text:p text:style-name="P1">/* splay tree with kth element, number of elements less than k, insert, erase */</text:p>
      <text:p text:style-name="P1">struct splay_tree // cannot have duplicates {</text:p>
      <text:p text:style-name="P1"><text:s/>struct node {</text:p>
      <text:p text:style-name="P1"><text:s/>node *C[2];</text:p>
      <text:p text:style-name="P1"><text:s/>node *P;</text:p>
      <text:p text:style-name="P1"><text:s/>int v, ss;</text:p>
      <text:p text:style-name="P1"/>
      <text:p text:style-name="P1"><text:s text:c="8"/>node(int v) : v(v), ss(1), P(NULL) {memset(C, NULL, sizeof(C));}</text:p>
      <text:p text:style-name="P1"/>
      <text:p text:style-name="P1"><text:s text:c="8"/>int d() {</text:p>
      <text:p text:style-name="P1"><text:s text:c="12"/>return (this == P-&gt;C[1]);</text:p>
      <text:p text:style-name="P1"><text:s text:c="8"/>}</text:p>
      <text:p text:style-name="P1"><text:s text:c="8"/>void setc(node *x, int d) {</text:p>
      <text:p text:style-name="P1"><text:s text:c="12"/>C[d] = x;</text:p>
      <text:p text:style-name="P1"><text:s text:c="12"/>if (x) x-&gt;P = this;</text:p>
      <text:p text:style-name="P1"><text:s text:c="8"/>}</text:p>
      <text:p text:style-name="P1"><text:s text:c="8"/>void upd() {</text:p>
      <text:p text:style-name="P1"><text:s text:c="12"/>ss = 1 + (C[0] ? C[0]-&gt;ss : 0) + (C[1] ? C[1]-&gt;ss : 0);</text:p>
      <text:p text:style-name="P1"><text:s text:c="8"/>}</text:p>
      <text:p text:style-name="P1"><text:s text:c="4"/>} *root;</text:p>
      <text:p text:style-name="P1"/>
      <text:p text:style-name="P1"><text:s text:c="4"/>void rotate(node *x) {</text:p>
      <text:p text:style-name="P1"><text:s text:c="8"/>node *y = x-&gt;P;</text:p>
      <text:p text:style-name="P1"><text:s text:c="8"/>int d = x-&gt;d();</text:p>
      <text:p text:style-name="P1"/>
      <text:p text:style-name="P1"><text:s text:c="8"/>if (y-&gt;P) y-&gt;P-&gt;setc(x, y-&gt;d());</text:p>
      <text:p text:style-name="P1"><text:s text:c="8"/>else root = x, x-&gt;P = NULL;</text:p>
      <text:p text:style-name="P1"/>
      <text:p text:style-name="P1"><text:s text:c="8"/>y-&gt;setc(x-&gt;C[!d], d);</text:p>
      <text:p text:style-name="P1"><text:s text:c="8"/>x-&gt;setc(y, !d);</text:p>
      <text:p text:style-name="P1"/>
      <text:p text:style-name="P1"><text:s text:c="8"/>y-&gt;upd();</text:p>
      <text:p text:style-name="P1"><text:s text:c="8"/>x-&gt;upd();</text:p>
      <text:p text:style-name="P1"><text:s text:c="4"/>}</text:p>
      <text:p text:style-name="P1"/>
      <text:p text:style-name="P1"><text:s text:c="4"/>void splay(node *x) {</text:p>
      <text:p text:style-name="P1"><text:s text:c="8"/>if (!x) return;</text:p>
      <text:p text:style-name="P1"/>
      <text:p text:style-name="P1"><text:s text:c="8"/>node *y;</text:p>
      <text:p text:style-name="P1"><text:s text:c="8"/>while (x-&gt;P) {</text:p>
      <text:p text:style-name="P1"><text:s text:c="12"/>if ((y = x-&gt;P)-&gt;P) {</text:p>
      <text:p text:style-name="P1"><text:s text:c="16"/>if (y-&gt;d() == x-&gt;d()) rotate(y);</text:p>
      <text:p text:style-name="P1"><text:s text:c="16"/>else rotate(x);</text:p>
      <text:p text:style-name="P1"><text:s text:c="12"/>}</text:p>
      <text:p text:style-name="P1"><text:s text:c="12"/>rotate(x);</text:p>
      <text:p text:style-name="P1"><text:s text:c="8"/>}</text:p>
      <text:p text:style-name="P1"><text:s text:c="4"/>}</text:p>
      <text:p text:style-name="P1"/>
      <text:p text:style-name="P1"><text:s text:c="4"/>node *find(int v) {</text:p>
      <text:p text:style-name="P1"><text:s text:c="8"/>node *p, *x = root;</text:p>
      <text:p text:style-name="P1"><text:s text:c="8"/>while (x) {</text:p>
      <text:p text:style-name="P1"><text:s text:c="12"/>p = x;</text:p>
      <text:p text:style-name="P1"><text:s text:c="12"/>if (x-&gt;v == v) {</text:p>
      <text:p text:style-name="P1"><text:s text:c="16"/>splay(x);</text:p>
      <text:p text:style-name="P1"><text:s text:c="16"/>return x;</text:p>
      <text:p text:style-name="P1"><text:s text:c="12"/>}</text:p>
      <text:p text:style-name="P1"><text:s text:c="12"/>x = x-&gt;C[x-&gt;v &lt; v];</text:p>
      <text:p text:style-name="P1"><text:s text:c="8"/>}</text:p>
      <text:p text:style-name="P1"><text:s text:c="8"/>splay(p);</text:p>
      <text:p text:style-name="P1"><text:s text:c="8"/>return p;</text:p>
      <text:p text:style-name="P1"><text:s text:c="4"/>}</text:p>
      <text:p text:style-name="P1"/>
      <text:p text:style-name="P1"><text:s text:c="4"/>node *max(node *x) {</text:p>
      <text:p text:style-name="P1"><text:s text:c="8"/>if (!x) return x;</text:p>
      <text:p text:style-name="P1"><text:s text:c="8"/>while (x-&gt;C[1]) x = x-&gt;C[1];</text:p>
      <text:p text:style-name="P1"><text:s text:c="8"/>splay(x);</text:p>
      <text:p text:style-name="P1"><text:s text:c="8"/>return x;</text:p>
      <text:p text:style-name="P1"><text:s text:c="4"/>}</text:p>
      <text:p text:style-name="P1"/>
      <text:p text:style-name="P1"><text:s text:c="4"/>node *min(node *x) {</text:p>
      <text:p text:style-name="P1"><text:s text:c="8"/>if (!x) return x;</text:p>
      <text:p text:style-name="P1"><text:s text:c="8"/>while (x-&gt;C[0]) x = x-&gt;C[0];</text:p>
      <text:p text:style-name="P1"><text:s text:c="8"/>splay(x);</text:p>
      <text:p text:style-name="P1"><text:s text:c="8"/>return x;</text:p>
      <text:p text:style-name="P1"><text:s text:c="4"/>}</text:p>
      <text:p text:style-name="P1"/>
      <text:p text:style-name="P1"><text:s text:c="4"/>node *lower_bound(int v) {</text:p>
      <text:p text:style-name="P1"><text:s text:c="8"/>node *ans = NULL, *x = root;</text:p>
      <text:p text:style-name="P1"><text:s text:c="8"/>while (x) {</text:p>
      <text:p text:style-name="P1"><text:s text:c="12"/>if (x-&gt;v &gt;= v)</text:p>
      <text:p text:style-name="P1"><text:s text:c="16"/>ans = x;</text:p>
      <text:p text:style-name="P1"><text:s text:c="12"/>if (x-&gt;v == v) break;</text:p>
      <text:p text:style-name="P1"><text:s text:c="12"/>x = x-&gt;C[x-&gt;v &lt; v];</text:p>
      <text:p text:style-name="P1"><text:s text:c="8"/>}</text:p>
      <text:p text:style-name="P1"><text:s text:c="8"/>splay(ans);</text:p>
      <text:p text:style-name="P1"><text:s text:c="8"/>return ans;</text:p>
      <text:p text:style-name="P1"><text:s text:c="4"/>}</text:p>
      <text:p text:style-name="P1"/>
      <text:p text:style-name="P1"><text:s text:c="4"/>void insert(int v) {</text:p>
      <text:p text:style-name="P1"><text:s text:c="8"/>if (!root) {</text:p>
      <text:p text:style-name="P1"><text:s text:c="12"/>root = new node(v);</text:p>
      <text:p text:style-name="P1"><text:s text:c="8"/>}</text:p>
      <text:p text:style-name="P1"><text:s text:c="8"/>else {</text:p>
      <text:p text:style-name="P1"><text:s text:c="12"/>node *x = lower_bound(v);</text:p>
      <text:p text:style-name="P1"><text:s text:c="12"/>if (!x) {</text:p>
      <text:p text:style-name="P1"><text:s text:c="16"/>node *y = new node(v);</text:p>
      <text:p text:style-name="P1"><text:s text:c="16"/>y-&gt;setc(root, 0);</text:p>
      <text:p text:style-name="P1"><text:s text:c="16"/>root = y;</text:p>
      <text:p text:style-name="P1"><text:soft-page-break/></text:p>
      <text:p text:style-name="P1"><text:s text:c="16"/>root-&gt;upd();</text:p>
      <text:p text:style-name="P1"><text:s text:c="12"/>}</text:p>
      <text:p text:style-name="P1"><text:s text:c="12"/>else {</text:p>
      <text:p text:style-name="P1"><text:s text:c="16"/>if (x-&gt;v == v) return;</text:p>
      <text:p text:style-name="P1"><text:s text:c="16"/>node *y = new node(v);</text:p>
      <text:p text:style-name="P1"><text:s text:c="16"/>y-&gt;setc(x-&gt;C[0], 0);</text:p>
      <text:p text:style-name="P1"><text:s text:c="16"/>x-&gt;setc(y, 0);</text:p>
      <text:p text:style-name="P1"/>
      <text:p text:style-name="P1"><text:s text:c="16"/>y-&gt;upd();</text:p>
      <text:p text:style-name="P1"><text:s text:c="16"/>x-&gt;upd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void erase(int v) {</text:p>
      <text:p text:style-name="P1"><text:s text:c="8"/>node *x = lower_bound(v);</text:p>
      <text:p text:style-name="P1"><text:s text:c="8"/>if (!x || x-&gt;v != v) return;</text:p>
      <text:p text:style-name="P1"/>
      <text:p text:style-name="P1"><text:s text:c="8"/>splay_tree *lside = new splay_tree(), *rside = new splay_tree();</text:p>
      <text:p text:style-name="P1"><text:s text:c="8"/>lside-&gt;root = x-&gt;C[0]; if (lside-&gt;root) lside-&gt;root-&gt;P = NULL;</text:p>
      <text:p text:style-name="P1"><text:s text:c="8"/>rside-&gt;root = x-&gt;C[1]; if (rside-&gt;root) rside-&gt;root-&gt;P = NULL;</text:p>
      <text:p text:style-name="P1"><text:s text:c="8"/>delete x;</text:p>
      <text:p text:style-name="P1"/>
      <text:p text:style-name="P1"><text:s text:c="8"/>if (!lside-&gt;root) {</text:p>
      <text:p text:style-name="P1"><text:s text:c="12"/>root = rside-&gt;root;</text:p>
      <text:p text:style-name="P1"><text:s text:c="8"/>}</text:p>
      <text:p text:style-name="P1"><text:s text:c="8"/>else if (!rside-&gt;root) {</text:p>
      <text:p text:style-name="P1"><text:s text:c="12"/>root = lside-&gt;root;</text:p>
      <text:p text:style-name="P1"><text:s text:c="8"/>}</text:p>
      <text:p text:style-name="P1"><text:s text:c="8"/>else {</text:p>
      <text:p text:style-name="P1"><text:s text:c="12"/>lside-&gt;max(lside-&gt;root);</text:p>
      <text:p text:style-name="P1"><text:s text:c="12"/>lside-&gt;root-&gt;setc(rside-&gt;root, 1);</text:p>
      <text:p text:style-name="P1"><text:s text:c="12"/>root = lside-&gt;root;</text:p>
      <text:p text:style-name="P1"><text:s text:c="8"/>}</text:p>
      <text:p text:style-name="P1"><text:s text:c="8"/>if (root) root-&gt;upd();</text:p>
      <text:p text:style-name="P1"><text:s text:c="4"/>}</text:p>
      <text:p text:style-name="P1"/>
      <text:p text:style-name="P1"><text:s text:c="4"/>node *kth(int k) // 0-indexed {</text:p>
      <text:p text:style-name="P1"><text:s text:c="8"/>if (!root) return NULL;</text:p>
      <text:p text:style-name="P1"><text:s text:c="8"/>if (k &lt; 0 || k &gt;= root-&gt;ss) return NULL;</text:p>
      <text:p text:style-name="P1"/>
      <text:p text:style-name="P1"><text:s text:c="8"/>node *x = root;</text:p>
      <text:p text:style-name="P1"><text:s text:c="8"/>int at = (x-&gt;C[0] ? x-&gt;C[0]-&gt;ss : 0);</text:p>
      <text:p text:style-name="P1"><text:s text:c="8"/>while (at != k) {</text:p>
      <text:p text:style-name="P1"><text:s text:c="12"/>if (at &lt; k) {</text:p>
      <text:p text:style-name="P1"><text:s text:c="16"/>x = x-&gt;C[1];</text:p>
      <text:p text:style-name="P1"><text:s text:c="16"/>at += (x-&gt;C[0] ? x-&gt;C[0]-&gt;ss : 0) + 1;</text:p>
      <text:p text:style-name="P1"><text:s text:c="12"/>}</text:p>
      <text:p text:style-name="P1"><text:s text:c="12"/>else {</text:p>
      <text:p text:style-name="P1"><text:s text:c="16"/>x = x-&gt;C[0];</text:p>
      <text:p text:style-name="P1"><text:s text:c="16"/>at -= (x-&gt;C[1] ? x-&gt;C[1]-&gt;ss : 0) + 1;</text:p>
      <text:p text:style-name="P1"><text:s text:c="12"/>}</text:p>
      <text:p text:style-name="P1"><text:s text:c="8"/>}</text:p>
      <text:p text:style-name="P1"><text:s text:c="8"/>splay(x);</text:p>
      <text:p text:style-name="P1"><text:s text:c="8"/>return x;</text:p>
      <text:p text:style-name="P1"><text:s text:c="4"/>}</text:p>
      <text:p text:style-name="P1"/>
      <text:p text:style-name="P1"><text:s text:c="4"/>int count(int v) // number &lt; v {</text:p>
      <text:p text:style-name="P1"><text:s text:c="8"/>if (!root) return 0;</text:p>
      <text:p text:style-name="P1"/>
      <text:p text:style-name="P1"><text:s text:c="8"/>node *x = lower_bound(v);</text:p>
      <text:p text:style-name="P1"><text:s text:c="8"/>if (!x) return root-&gt;ss;</text:p>
      <text:p text:style-name="P1"/>
      <text:p text:style-name="P1"><text:s text:c="8"/>return (x-&gt;C[0] ? x-&gt;C[0]-&gt;ss : 0);</text:p>
      <text:p text:style-name="P1"><text:s text:c="4"/>}</text:p>
      <text:p text:style-name="P1"/>
      <text:p text:style-name="P1"><text:s text:c="4"/>void print_at(node *at) {</text:p>
      <text:p text:style-name="P1"><text:s text:c="8"/>if (!at) return;</text:p>
      <text:p text:style-name="P1"><text:s text:c="8"/>cout &lt;&lt; "( ";</text:p>
      <text:p text:style-name="P1"><text:s text:c="8"/>print_at(at-&gt;C[0]);</text:p>
      <text:p text:style-name="P1"><text:s text:c="8"/>cout &lt;&lt; " ) [" &lt;&lt; at-&gt;v &lt;&lt; "] ( ";</text:p>
      <text:p text:style-name="P1"><text:s text:c="8"/>print_at(at-&gt;C[1]);</text:p>
      <text:p text:style-name="P1"><text:s text:c="8"/>cout &lt;&lt; " )";</text:p>
      <text:p text:style-name="P1"><text:s text:c="4"/>}</text:p>
      <text:p text:style-name="P1"/>
      <text:p text:style-name="P1"><text:s text:c="4"/>void print() {</text:p>
      <text:p text:style-name="P1"><text:s text:c="8"/>print_at(root);</text:p>
      <text:p text:style-name="P1"><text:s text:c="8"/>cout &lt;&lt; endl;</text:p>
      <text:p text:style-name="P1"><text:s text:c="4"/>}</text:p>
      <text:p text:style-name="P1">};</text:p>
      <text:p text:style-name="P1"/>
      <text:p text:style-name="P1">/* link-cut tree */</text:p>
      <text:p text:style-name="P1">struct node {</text:p>
      <text:p text:style-name="P1"><text:s text:c="4"/>node *P, *C[2];</text:p>
      <text:p text:style-name="P1"><text:s text:c="4"/>bool flip;</text:p>
      <text:p text:style-name="P1"><text:s text:c="4"/>node() : flip(0), P(0) {memset(C, 0, sizeof(C));}</text:p>
      <text:p text:style-name="P1"/>
      <text:p text:style-name="P1"><text:s text:c="4"/>int d() {</text:p>
      <text:p text:style-name="P1"><text:s text:c="8"/>return (this == P-&gt;C[1]);</text:p>
      <text:p text:style-name="P1"><text:s text:c="4"/>}</text:p>
      <text:p text:style-name="P1"><text:s text:c="4"/>void setc(node *x, int c) {</text:p>
      <text:p text:style-name="P1"><text:s text:c="8"/>C[c] = x;</text:p>
      <text:p text:style-name="P1"><text:s text:c="8"/>if (x) x-&gt;P = this;</text:p>
      <text:p text:style-name="P1"><text:s text:c="8"/>update();</text:p>
      <text:p text:style-name="P1"><text:s text:c="4"/>}</text:p>
      <text:p text:style-name="P1"><text:s text:c="4"/>bool isroot() {</text:p>
      <text:p text:style-name="P1"><text:s text:c="8"/>return (P == NULL || P-&gt;C[d()] != this);</text:p>
      <text:p text:style-name="P1"><text:s text:c="4"/>}</text:p>
      <text:p text:style-name="P1"><text:s text:c="4"/>void update() {</text:p>
      <text:p text:style-name="P1"><text:s text:c="8"/>if (flip) {</text:p>
      <text:p text:style-name="P1"><text:s text:c="12"/>flip = false;</text:p>
      <text:p text:style-name="P1"><text:s text:c="12"/>swap(C[0], C[1]);</text:p>
      <text:p text:style-name="P1"><text:s text:c="12"/>if (C[0]) C[0]-&gt;flip = !C[0]-&gt;flip;</text:p>
      <text:p text:style-name="P1"><text:s text:c="12"/>if (C[1]) C[1]-&gt;flip = !C[1]-&gt;flip;</text:p>
      <text:p text:style-name="P1"><text:s text:c="8"/>}</text:p>
      <text:p text:style-name="P1"><text:s text:c="4"/>}</text:p>
      <text:p text:style-name="P1">};</text:p>
      <text:p text:style-name="P1">void rotate(node *x) {</text:p>
      <text:p text:style-name="P1"><text:s text:c="4"/>node *y = x-&gt;P;</text:p>
      <text:p text:style-name="P1"><text:s text:c="4"/>y-&gt;update();</text:p>
      <text:p text:style-name="P1"><text:s text:c="4"/>x-&gt;update();</text:p>
      <text:p text:style-name="P1"><text:s text:c="4"/>int d = x-&gt;d();</text:p>
      <text:p text:style-name="P1"/>
      <text:p text:style-name="P1"><text:s text:c="4"/>if (y-&gt;isroot()) x-&gt;P = y-&gt;P;</text:p>
      <text:p text:style-name="P1"><text:s text:c="4"/>else y-&gt;P-&gt;setc(x, y-&gt;d());</text:p>
      <text:p text:style-name="P1"/>
      <text:p text:style-name="P1"><text:s text:c="4"/>y-&gt;setc(x-&gt;C[!d], d);</text:p>
      <text:p text:style-name="P1"><text:s text:c="4"/>x-&gt;setc(y, !d);</text:p>
      <text:p text:style-name="P1"/>
      <text:p text:style-name="P1"><text:s text:c="4"/>x-&gt;update();</text:p>
      <text:p text:style-name="P1"><text:s text:c="4"/>y-&gt;update();</text:p>
      <text:p text:style-name="P1">}</text:p>
      <text:p text:style-name="P1">void splay(node *x) {</text:p>
      <text:p text:style-name="P1"><text:soft-page-break/><text:s text:c="4"/>while (!x-&gt;isroot()) {</text:p>
      <text:p text:style-name="P1"><text:s text:c="8"/>x-&gt;P-&gt;update();</text:p>
      <text:p text:style-name="P1"><text:s text:c="8"/>if (!x-&gt;P-&gt;isroot()) {</text:p>
      <text:p text:style-name="P1"><text:s text:c="12"/>x-&gt;P-&gt;P-&gt;update();</text:p>
      <text:p text:style-name="P1"><text:s text:c="12"/>if (x-&gt;P-&gt;d() == x-&gt;d()) rotate(x-&gt;P);</text:p>
      <text:p text:style-name="P1"><text:s text:c="12"/>else rotate(x);</text:p>
      <text:p text:style-name="P1"><text:s text:c="8"/>}</text:p>
      <text:p text:style-name="P1"><text:s text:c="8"/>x-&gt;P-&gt;update();</text:p>
      <text:p text:style-name="P1"><text:s text:c="8"/>rotate(x);</text:p>
      <text:p text:style-name="P1"><text:s text:c="4"/>}</text:p>
      <text:p text:style-name="P1"><text:s text:c="4"/>x-&gt;update();</text:p>
      <text:p text:style-name="P1">}</text:p>
      <text:p text:style-name="P1">void expose(node *x) {</text:p>
      <text:p text:style-name="P1"><text:s text:c="4"/>node *from = NULL;</text:p>
      <text:p text:style-name="P1"><text:s text:c="4"/>for (node *p=x; p; p=p-&gt;P) {</text:p>
      <text:p text:style-name="P1"><text:s text:c="8"/>splay(p);</text:p>
      <text:p text:style-name="P1"><text:s text:c="8"/>p-&gt;setc(from, 0);</text:p>
      <text:p text:style-name="P1"><text:s text:c="8"/>p-&gt;update();</text:p>
      <text:p text:style-name="P1"><text:s text:c="8"/>from = p;</text:p>
      <text:p text:style-name="P1"><text:s text:c="4"/>}</text:p>
      <text:p text:style-name="P1"><text:s text:c="4"/>splay(x);</text:p>
      <text:p text:style-name="P1">}</text:p>
      <text:p text:style-name="P1">void make_root(node *x) {</text:p>
      <text:p text:style-name="P1"><text:s text:c="4"/>expose(x);</text:p>
      <text:p text:style-name="P1"><text:s text:c="4"/>x-&gt;flip = !x-&gt;flip;</text:p>
      <text:p text:style-name="P1"><text:s text:c="4"/>x-&gt;update();</text:p>
      <text:p text:style-name="P1">}</text:p>
      <text:p text:style-name="P1">node *getroot(node *x) {</text:p>
      <text:p text:style-name="P1"><text:s text:c="4"/>expose(x);</text:p>
      <text:p text:style-name="P1"><text:s text:c="4"/>while (x-&gt;C[1]) {</text:p>
      <text:p text:style-name="P1"><text:s text:c="8"/>x = x-&gt;C[1];</text:p>
      <text:p text:style-name="P1"><text:s text:c="8"/>x-&gt;update();</text:p>
      <text:p text:style-name="P1"><text:s text:c="4"/>}</text:p>
      <text:p text:style-name="P1"><text:s text:c="4"/>expose(x);</text:p>
      <text:p text:style-name="P1"><text:s text:c="4"/>return x;</text:p>
      <text:p text:style-name="P1">}</text:p>
      <text:p text:style-name="P1">bool same(node *x, node *y) {</text:p>
      <text:p text:style-name="P1"><text:s text:c="4"/>return getroot(x) == getroot(y);</text:p>
      <text:p text:style-name="P1">}</text:p>
      <text:p text:style-name="P1">bool link(node *x, node *y) {</text:p>
      <text:p text:style-name="P1"><text:s text:c="4"/>if (getroot(x) == getroot(y))</text:p>
      <text:p text:style-name="P1"><text:s text:c="8"/>return false;</text:p>
      <text:p text:style-name="P1"><text:s text:c="4"/>make_root(x);</text:p>
      <text:p text:style-name="P1"><text:s text:c="4"/>x-&gt;P = y;</text:p>
      <text:p text:style-name="P1"><text:s text:c="4"/>return true;</text:p>
      <text:p text:style-name="P1">}</text:p>
      <text:p text:style-name="P1">bool cut(node *x, node *y) {</text:p>
      <text:p text:style-name="P1"><text:s text:c="4"/>make_root(x);</text:p>
      <text:p text:style-name="P1"><text:s text:c="4"/>expose(y);</text:p>
      <text:p text:style-name="P1"><text:s text:c="4"/>if (y-&gt;C[1] == x) {</text:p>
      <text:p text:style-name="P1"><text:s text:c="8"/>x-&gt;P = NULL;</text:p>
      <text:p text:style-name="P1"><text:s text:c="8"/>y-&gt;C[1] = NULL;</text:p>
      <text:p text:style-name="P1"><text:s text:c="8"/>return true;</text:p>
      <text:p text:style-name="P1"><text:s text:c="4"/>}</text:p>
      <text:p text:style-name="P1"><text:s text:c="4"/>return false;</text:p>
      <text:p text:style-name="P1">}</text:p>
      <text:p text:style-name="P1"/>
      <text:p text:style-name="P1"/>
      <text:p text:style-name="P1">// BBST</text:p>
      <text:p text:style-name="P1">#include &lt;bits/stdc++.h&gt;</text:p>
      <text:p text:style-name="P1">using namespace std;</text:p>
      <text:p text:style-name="P1">struct Node {</text:p>
      <text:p text:style-name="P1"><text:s text:c="2"/>Node *left, *right;</text:p>
      <text:p text:style-name="P1"><text:s text:c="2"/>int val, depth;</text:p>
      <text:p text:style-name="P1"><text:s text:c="2"/>Node(int a) : val(a), depth(1), left(NULL), right(NULL) {}</text:p>
      <text:p text:style-name="P1">};</text:p>
      <text:p text:style-name="P1">int height(Node *x) {</text:p>
      <text:p text:style-name="P1"><text:s text:c="2"/>return x == NULL ? 0 : x-&gt;depth;</text:p>
      <text:p text:style-name="P1">}</text:p>
      <text:p text:style-name="P1">void updateHeight(Node *x) {</text:p>
      <text:p text:style-name="P1"><text:s text:c="2"/>x-&gt;depth = max(height(x-&gt;left), height(x-&gt;right)) + 1;</text:p>
      <text:p text:style-name="P1">}</text:p>
      <text:p text:style-name="P1">Node *leftRotate(Node *x) {</text:p>
      <text:p text:style-name="P1"><text:s text:c="2"/>Node *a = x-&gt;right, *b = x-&gt;right-&gt;left;</text:p>
      <text:p text:style-name="P1"><text:s text:c="2"/>x-&gt;right = b;</text:p>
      <text:p text:style-name="P1"><text:s text:c="2"/>a-&gt;left = x;</text:p>
      <text:p text:style-name="P1"><text:s text:c="2"/>updateHeight(a);</text:p>
      <text:p text:style-name="P1"><text:s text:c="2"/>updateHeight(x);</text:p>
      <text:p text:style-name="P1"><text:s text:c="2"/>return a;</text:p>
      <text:p text:style-name="P1">}</text:p>
      <text:p text:style-name="P1">Node *rightRotate(Node *x) {</text:p>
      <text:p text:style-name="P1"><text:s text:c="2"/>Node *a = x-&gt;left, *b = x-&gt;left-&gt;right;</text:p>
      <text:p text:style-name="P1"><text:s text:c="2"/>x-&gt;left = b;</text:p>
      <text:p text:style-name="P1"><text:s text:c="2"/>a-&gt;right = x;</text:p>
      <text:p text:style-name="P1"><text:s text:c="2"/>updateHeight(a);</text:p>
      <text:p text:style-name="P1"><text:s text:c="2"/>updateHeight(x);</text:p>
      <text:p text:style-name="P1"><text:s text:c="2"/>return a;</text:p>
      <text:p text:style-name="P1">}</text:p>
      <text:p text:style-name="P1">void insert(Node *&amp;x, int a) {</text:p>
      <text:p text:style-name="P1"><text:s text:c="2"/>if (x == NULL) {</text:p>
      <text:p text:style-name="P1"><text:s text:c="4"/>x = new Node(a);</text:p>
      <text:p text:style-name="P1"><text:s text:c="4"/>return;</text:p>
      <text:p text:style-name="P1"><text:s text:c="2"/>}</text:p>
      <text:p text:style-name="P1"><text:s text:c="2"/>if (a == x-&gt;val) return; // Already in tree</text:p>
      <text:p text:style-name="P1"><text:s text:c="2"/>if (a &lt; x-&gt;val) insert(x-&gt;left, a);</text:p>
      <text:p text:style-name="P1"><text:s text:c="2"/>else insert(x-&gt;right, a);</text:p>
      <text:p text:style-name="P1"><text:s text:c="2"/>int lefth = height(x-&gt;left), righth = height(x-&gt;right);</text:p>
      <text:p text:style-name="P1"><text:s text:c="2"/>if (lefth - righth &gt;= 2) {</text:p>
      <text:p text:style-name="P1"><text:s text:c="4"/>if (height(x-&gt;left-&gt;left) &lt; height(x-&gt;left-&gt;right))</text:p>
      <text:p text:style-name="P1"><text:s text:c="6"/>x-&gt;left = leftRotate(x-&gt;left);</text:p>
      <text:p text:style-name="P1"><text:s text:c="4"/>x = rightRotate(x);</text:p>
      <text:p text:style-name="P1"><text:s text:c="2"/>} else if (righth - lefth &gt;= 2) {</text:p>
      <text:p text:style-name="P1"><text:s text:c="4"/>if (height(x-&gt;right-&gt;left) &gt; height(x-&gt;right-&gt;right))</text:p>
      <text:p text:style-name="P1"><text:s text:c="6"/>x-&gt;right = rightRotate(x-&gt;right);</text:p>
      <text:p text:style-name="P1"><text:s text:c="4"/>x = leftRotate(x);</text:p>
      <text:p text:style-name="P1"><text:s text:c="2"/>} else {</text:p>
      <text:p text:style-name="P1"><text:s text:c="4"/>updateHeight(x);</text:p>
      <text:p text:style-name="P1"><text:s text:c="2"/>}</text:p>
      <text:p text:style-name="P1">}</text:p>
      <text:p text:style-name="P1">void printTree(Node *x) {</text:p>
      <text:p text:style-name="P1"><text:s text:c="2"/>if (x == NULL) return;</text:p>
      <text:p text:style-name="P1"><text:s text:c="2"/>printTree(x-&gt;left);</text:p>
      <text:p text:style-name="P1"><text:s text:c="2"/>printf("%d ", x-&gt;val);</text:p>
      <text:p text:style-name="P1"><text:s text:c="2"/>printTree(x-&gt;right);</text:p>
      <text:p text:style-name="P1">}</text:p>
      <text:p text:style-name="P1">int A[1000005];</text:p>
      <text:p text:style-name="P1">int main() {</text:p>
      <text:p text:style-name="P1"><text:s text:c="2"/>int N = 1000000;</text:p>
      <text:p text:style-name="P1"><text:s text:c="2"/>for (int i = 0; i &lt; N; ++i) A[i] = i;</text:p>
      <text:p text:style-name="P1"><text:s text:c="2"/>srand(time(NULL));</text:p>
      <text:p text:style-name="P1"><text:s text:c="2"/>random_shuffle(A, A + N);</text:p>
      <text:p text:style-name="P1"><text:s text:c="2"/>Node *root = NULL;</text:p>
      <text:p text:style-name="P1"><text:s text:c="2"/>for (int i = 0; i &lt; N; ++i) insert(root, A[i]);</text:p>
      <text:p text:style-name="P1"><text:s text:c="2"/>printf("%d\n", root-&gt;depth);</text:p>
      <text:p text:style-name="P1"><text:soft-page-break/>}</text:p>
      <text:p text:style-name="P1">// Convex Hull</text:p>
      <text:p text:style-name="P1">#include &lt;bits/stdc++.h&gt;</text:p>
      <text:p text:style-name="P1">using namespace std;</text:p>
      <text:p text:style-name="P1">struct Point {</text:p>
      <text:p text:style-name="P1"><text:s text:c="2"/>int x, y;</text:p>
      <text:p text:style-name="P1">} P[2005];</text:p>
      <text:p text:style-name="P1">bool cmp(Point a, Point b) {</text:p>
      <text:p text:style-name="P1"><text:s text:c="2"/>if (a.x != b.x) return a.x &lt; b.x;</text:p>
      <text:p text:style-name="P1"><text:s text:c="2"/>return a.y &lt; b.y;</text:p>
      <text:p text:style-name="P1">}</text:p>
      <text:p text:style-name="P1">int area2(Point &amp;a, Point &amp;b, Point &amp;c) {</text:p>
      <text:p text:style-name="P1"><text:s text:c="2"/>return (b.x - a.x) * (c.y - a.y) - (c.x - a.x) * (b.y - a.y);</text:p>
      <text:p text:style-name="P1">}</text:p>
      <text:p text:style-name="P1">int main() {</text:p>
      <text:p text:style-name="P1"><text:s text:c="2"/>// Get counter-clockwise convex hull, starting at leftmost bottommost point</text:p>
      <text:p text:style-name="P1"><text:s text:c="2"/>for (int i = 0; i &lt; N; ++i) scanf("%d%d", &amp;P[i].x, &amp;P[i].y);</text:p>
      <text:p text:style-name="P1"><text:s text:c="2"/>sort(P, P + N, cmp);</text:p>
      <text:p text:style-name="P1"><text:s text:c="2"/>vector&lt;Point&gt; up, dn, hull;</text:p>
      <text:p text:style-name="P1"><text:s text:c="2"/>for (int i = 0; i &lt; N; ++i) {</text:p>
      <text:p text:style-name="P1"><text:s text:c="4"/>while (up.size() &gt; 1 &amp;&amp; area2(up[up.size() - 2], up.back(), P[i]) &gt;= 0) up.pop_back();</text:p>
      <text:p text:style-name="P1"><text:s text:c="4"/>while (dn.size() &gt; 1 &amp;&amp; area2(dn[dn.size() - 2], dn.back(), P[i]) &lt;= 0) dn.pop_back();</text:p>
      <text:p text:style-name="P1"><text:s text:c="4"/>up.push_back(P[i]);</text:p>
      <text:p text:style-name="P1"><text:s text:c="4"/>dn.push_back(P[i]);</text:p>
      <text:p text:style-name="P1"><text:s text:c="2"/>}</text:p>
      <text:p text:style-name="P1"><text:s text:c="2"/>hull = up;</text:p>
      <text:p text:style-name="P1"><text:s text:c="2"/>for (int i = (int)dn.size() - 2; i &gt; 0; --i)</text:p>
      <text:p text:style-name="P1"><text:s text:c="4"/>hull.push_back(dn[i]);</text:p>
      <text:p text:style-name="P1"><text:s text:c="2"/>reverse(hull.begin(), hull.end());</text:p>
      <text:p text:style-name="P1">}</text:p>
      <text:p text:style-name="P1"/>
      <text:p text:style-name="P1">// Min Cost Flow</text:p>
      <text:p text:style-name="P1">#include &lt;bits/stdc++.h&gt;</text:p>
      <text:p text:style-name="P1">using namespace std;</text:p>
      <text:p text:style-name="P1">const int INF = 1000000000;</text:p>
      <text:p text:style-name="P1">int C[105][105], cap[105][105], N, SRC, SINK, dist[105], pi[105], cost[105][105], dad[105];</text:p>
      <text:p text:style-name="P1">int match[105];</text:p>
      <text:p text:style-name="P1">bool done[105];</text:p>
      <text:p text:style-name="P1">bool path() {</text:p>
      <text:p text:style-name="P1"><text:s text:c="2"/>memset(done, 0, sizeof(done));</text:p>
      <text:p text:style-name="P1"><text:s text:c="2"/>for (int i = 0; i &lt;= SINK; ++i) dist[i] = INF;</text:p>
      <text:p text:style-name="P1"><text:s text:c="2"/>dist[SRC] = 0;</text:p>
      <text:p text:style-name="P1"><text:s text:c="2"/>for (;;) {</text:p>
      <text:p text:style-name="P1"><text:s text:c="4"/>int x = -1;</text:p>
      <text:p text:style-name="P1"><text:s text:c="4"/>for (int i = 0; i &lt;= SINK; ++i)</text:p>
      <text:p text:style-name="P1"><text:s text:c="6"/>if (!done[i] &amp;&amp; (x == -1 || dist[i] &lt; dist[x]))</text:p>
      <text:p text:style-name="P1"><text:s text:c="8"/>x = i;</text:p>
      <text:p text:style-name="P1"><text:s text:c="4"/>if (x == -1) break;</text:p>
      <text:p text:style-name="P1"><text:s text:c="4"/>done[x] = true;</text:p>
      <text:p text:style-name="P1"><text:s text:c="4"/>for (int i = 0; i &lt;= SINK; ++i)</text:p>
      <text:p text:style-name="P1"><text:s text:c="6"/>if (!done[i] &amp;&amp; cap[x][i] &gt; 0) {</text:p>
      <text:p text:style-name="P1"><text:s text:c="8"/>int nd = dist[x] + cost[x][i];</text:p>
      <text:p text:style-name="P1"><text:s text:c="8"/>if (nd &lt; dist[i]) {</text:p>
      <text:p text:style-name="P1"><text:s text:c="10"/>dist[i] = nd;</text:p>
      <text:p text:style-name="P1"><text:s text:c="10"/>dad[i] = x;</text:p>
      <text:p text:style-name="P1"><text:s text:c="8"/>}</text:p>
      <text:p text:style-name="P1"><text:s text:c="6"/>}</text:p>
      <text:p text:style-name="P1"><text:s text:c="2"/>}</text:p>
      <text:p text:style-name="P1"><text:s text:c="2"/>if (dist[SINK] == INF) return false;</text:p>
      <text:p text:style-name="P1"><text:s text:c="2"/>int x = SINK;</text:p>
      <text:p text:style-name="P1"><text:s text:c="2"/>while (x != SRC) {</text:p>
      <text:p text:style-name="P1"><text:s text:c="4"/>++cap[x][dad[x]];</text:p>
      <text:p text:style-name="P1"><text:s text:c="4"/>--cap[dad[x]][x];</text:p>
      <text:p text:style-name="P1"><text:s text:c="4"/>x = dad[x];</text:p>
      <text:p text:style-name="P1"><text:s text:c="2"/>}</text:p>
      <text:p text:style-name="P1"><text:s text:c="2"/>for (int i = 0; i &lt;= SINK; ++i)</text:p>
      <text:p text:style-name="P1"><text:s text:c="4"/>pi[i] = min(pi[i] + dist[i], INF);</text:p>
      <text:p text:style-name="P1"><text:s text:c="2"/>return true;</text:p>
      <text:p text:style-name="P1">}</text:p>
      <text:p text:style-name="P1">void minCostFlow(int G[105][105]) {</text:p>
      <text:p text:style-name="P1"><text:s text:c="2"/>memset(pi, 0, sizeof(pi));</text:p>
      <text:p text:style-name="P1"><text:s text:c="2"/>for (;;) {</text:p>
      <text:p text:style-name="P1"><text:s text:c="4"/>for (int i = 0; i &lt;= SINK; ++i)</text:p>
      <text:p text:style-name="P1"><text:s text:c="6"/>for (int j = 0; j &lt;= SINK; ++j)</text:p>
      <text:p text:style-name="P1"><text:s text:c="8"/>cost[i][j] = G[i][j] + pi[i] - pi[j];</text:p>
      <text:p text:style-name="P1"><text:s text:c="4"/>if (!path()) break;</text:p>
      <text:p text:style-name="P1"><text:s text:c="2"/>}</text:p>
      <text:p text:style-name="P1"><text:s text:c="2"/>for (int i = 0; i &lt; N; ++i)</text:p>
      <text:p text:style-name="P1"><text:s text:c="4"/>for (int j = N; j &lt; 2 * N; ++j)</text:p>
      <text:p text:style-name="P1"><text:s text:c="6"/>if (!cap[i][j]) {</text:p>
      <text:p text:style-name="P1"><text:s text:c="8"/>match[i] = j;</text:p>
      <text:p text:style-name="P1"><text:s text:c="6"/>}</text:p>
      <text:p text:style-name="P1">}</text:p>
      <text:p text:style-name="P1">int main() {</text:p>
      <text:p text:style-name="P1"><text:s text:c="2"/>int cn = 1;</text:p>
      <text:p text:style-name="P1"><text:s text:c="2"/>while (scanf("%d", &amp;N) == 1) {</text:p>
      <text:p text:style-name="P1"><text:s text:c="4"/>if (!N) break;</text:p>
      <text:p text:style-name="P1"><text:s text:c="4"/>SRC = 2 * N;</text:p>
      <text:p text:style-name="P1"><text:s text:c="4"/>SINK = 2 * N + 1;</text:p>
      <text:p text:style-name="P1"><text:s text:c="4"/>memset(cap, 0, sizeof(cap));</text:p>
      <text:p text:style-name="P1"><text:s text:c="4"/>memset(C, 0, sizeof(C));</text:p>
      <text:p text:style-name="P1"><text:s text:c="4"/>for (int i = 0; i &lt; N; ++i) {</text:p>
      <text:p text:style-name="P1"><text:s text:c="6"/>cap[SRC][i] = cap[N + i][SINK] = 1;</text:p>
      <text:p text:style-name="P1"><text:s text:c="6"/>for (int j = N; j &lt; SRC; ++j) {</text:p>
      <text:p text:style-name="P1"><text:s text:c="8"/>scanf("%d", &amp;C[i][j]);</text:p>
      <text:p text:style-name="P1"><text:s text:c="8"/>C[j][i] = -C[i][j];</text:p>
      <text:p text:style-name="P1"><text:s text:c="8"/>cap[i][j] = 1;</text:p>
      <text:p text:style-name="P1"><text:s text:c="6"/>}</text:p>
      <text:p text:style-name="P1"><text:s text:c="4"/>}</text:p>
      <text:p text:style-name="P1"><text:s text:c="4"/>minCostFlow(C);</text:p>
      <text:p text:style-name="P1"><text:s text:c="2"/>}</text:p>
      <text:p text:style-name="P1">}</text:p>
      <text:p text:style-name="P1">// Aho Corasick</text:p>
      <text:p text:style-name="P1">#include &lt;bits/stdc++.h&gt;</text:p>
      <text:p text:style-name="P1">using namespace std;</text:p>
      <text:p text:style-name="P1">char S[100005], word[100005];</text:p>
      <text:p text:style-name="P1">struct Node {</text:p>
      <text:p text:style-name="P1"><text:s text:c="2"/>int matchlen;</text:p>
      <text:p text:style-name="P1"><text:s text:c="2"/>Node *fail;</text:p>
      <text:p text:style-name="P1"><text:s text:c="2"/>Node *nex[26];</text:p>
      <text:p text:style-name="P1"><text:s text:c="2"/>Node() {</text:p>
      <text:p text:style-name="P1"><text:s text:c="4"/>matchlen = 0;</text:p>
      <text:p text:style-name="P1"><text:s text:c="4"/>memset(nex, 0, sizeof(nex));</text:p>
      <text:p text:style-name="P1"><text:s text:c="4"/>fail = NULL;</text:p>
      <text:p text:style-name="P1"><text:s text:c="2"/>}</text:p>
      <text:p text:style-name="P1">} *root;</text:p>
      <text:p text:style-name="P1">char chst[100005];</text:p>
      <text:p text:style-name="P1">Node mems[100005];</text:p>
      <text:p text:style-name="P1">Node *nodest[100005];</text:p>
      <text:p text:style-name="P1">int n, memi;</text:p>
      <text:p text:style-name="P1">int main() {</text:p>
      <text:p text:style-name="P1"><text:soft-page-break/><text:s text:c="2"/>int N;</text:p>
      <text:p text:style-name="P1"><text:s text:c="2"/>scanf("%s%d", S, &amp;N);</text:p>
      <text:p text:style-name="P1"><text:s text:c="2"/>root = &amp;mems[memi++];</text:p>
      <text:p text:style-name="P1"><text:s text:c="2"/>for (int i = 0; i &lt; N; ++i) {</text:p>
      <text:p text:style-name="P1"><text:s text:c="4"/>scanf("%s", word);</text:p>
      <text:p text:style-name="P1"><text:s text:c="4"/>int len = strlen(word);</text:p>
      <text:p text:style-name="P1"><text:s text:c="4"/>Node *p = root;</text:p>
      <text:p text:style-name="P1"><text:s text:c="4"/>for (int j = 0; j &lt; len; ++j) {</text:p>
      <text:p text:style-name="P1"><text:s text:c="6"/>int c = word[j] - 'a';</text:p>
      <text:p text:style-name="P1"><text:s text:c="6"/>if (p-&gt;nex[c] == NULL) {</text:p>
      <text:p text:style-name="P1"><text:s text:c="8"/>p-&gt;nex[c] = &amp;mems[memi++];</text:p>
      <text:p text:style-name="P1"><text:s text:c="6"/>}</text:p>
      <text:p text:style-name="P1"><text:s text:c="6"/>p = p-&gt;nex[c];</text:p>
      <text:p text:style-name="P1"><text:s text:c="4"/>}</text:p>
      <text:p text:style-name="P1"><text:s text:c="4"/>p-&gt;matchlen = len;</text:p>
      <text:p text:style-name="P1"><text:s text:c="2"/>}</text:p>
      <text:p text:style-name="P1"><text:s text:c="2"/>queue&lt;Node*&gt; Q;</text:p>
      <text:p text:style-name="P1"><text:s text:c="2"/>for (int i = 0; i &lt; 26; ++i)</text:p>
      <text:p text:style-name="P1"><text:s text:c="4"/>if (root-&gt;nex[i] == NULL) {</text:p>
      <text:p text:style-name="P1"><text:s text:c="6"/>root-&gt;nex[i] = root;</text:p>
      <text:p text:style-name="P1"><text:s text:c="4"/>} else {</text:p>
      <text:p text:style-name="P1"><text:s text:c="6"/>root-&gt;nex[i]-&gt;fail = root;</text:p>
      <text:p text:style-name="P1"><text:s text:c="6"/>Q.push(root-&gt;nex[i]);</text:p>
      <text:p text:style-name="P1"><text:s text:c="4"/>}</text:p>
      <text:p text:style-name="P1"><text:s text:c="2"/>while (!Q.empty()) {</text:p>
      <text:p text:style-name="P1"><text:s text:c="4"/>Node *p = Q.front();</text:p>
      <text:p text:style-name="P1"><text:s text:c="4"/>Q.pop();</text:p>
      <text:p text:style-name="P1"><text:s text:c="4"/>for (int i = 0; i &lt; 26; ++i) {</text:p>
      <text:p text:style-name="P1"><text:s text:c="6"/>Node *v = p-&gt;fail;</text:p>
      <text:p text:style-name="P1"><text:s text:c="6"/>while (v-&gt;nex[i] == NULL) v = v-&gt;fail;</text:p>
      <text:p text:style-name="P1"><text:s text:c="6"/>v = v-&gt;nex[i];</text:p>
      <text:p text:style-name="P1"><text:s text:c="6"/>if (p-&gt;nex[i] != NULL) {</text:p>
      <text:p text:style-name="P1"><text:s text:c="8"/>p-&gt;nex[i]-&gt;fail = v;</text:p>
      <text:p text:style-name="P1"><text:s text:c="8"/>Q.push(p-&gt;nex[i]);</text:p>
      <text:p text:style-name="P1"><text:s text:c="6"/>} else {</text:p>
      <text:p text:style-name="P1"><text:s text:c="8"/>p-&gt;nex[i] = v;</text:p>
      <text:p text:style-name="P1"><text:s text:c="6"/>}</text:p>
      <text:p text:style-name="P1"><text:s text:c="4"/>}</text:p>
      <text:p text:style-name="P1"><text:s text:c="2"/>}</text:p>
      <text:p text:style-name="P1"><text:s text:c="2"/>int M = strlen(S);</text:p>
      <text:p text:style-name="P1"><text:s text:c="2"/>Node *p = root;</text:p>
      <text:p text:style-name="P1"><text:s text:c="2"/>nodest[n++] = p;</text:p>
      <text:p text:style-name="P1"><text:s text:c="2"/>for (int i = 0; i &lt; M; ++i) {</text:p>
      <text:p text:style-name="P1"><text:s text:c="4"/>int c = S[i] - 'a';</text:p>
      <text:p text:style-name="P1"><text:s text:c="4"/>p = p-&gt;nex[c];</text:p>
      <text:p text:style-name="P1"><text:s text:c="4"/>if (p-&gt;matchlen) {</text:p>
      <text:p text:style-name="P1"><text:s text:c="6"/>n -= p-&gt;matchlen - 1;</text:p>
      <text:p text:style-name="P1"><text:s text:c="6"/>p = nodest[n - 1];</text:p>
      <text:p text:style-name="P1"><text:s text:c="4"/>} else {</text:p>
      <text:p text:style-name="P1"><text:s text:c="6"/>chst[n] = S[i];</text:p>
      <text:p text:style-name="P1"><text:s text:c="6"/>nodest[n++] = p;</text:p>
      <text:p text:style-name="P1"><text:s text:c="4"/>}</text:p>
      <text:p text:style-name="P1"><text:s text:c="2"/>}</text:p>
      <text:p text:style-name="P1"><text:s text:c="2"/>chst[n] = '\0';</text:p>
      <text:p text:style-name="P1"><text:s text:c="2"/>printf("%s\n", chst + 1);</text:p>
      <text:p text:style-name="P1">}</text:p>
      <text:p text:style-name="P1">// Suffix Array</text:p>
      <text:p text:style-name="P1">#include &lt;bits/stdc++.h&gt;</text:p>
      <text:p text:style-name="P1">using namespace std;</text:p>
      <text:p text:style-name="P1">const int MAXP = 17;</text:p>
      <text:p text:style-name="P1">char S[100005];</text:p>
      <text:p text:style-name="P1">int N;</text:p>
      <text:p text:style-name="P1">pair&lt;pair&lt;int, int&gt;, int&gt; T[100005];</text:p>
      <text:p text:style-name="P1">void getSuffixArray(int rank[MAXP + 1][100005]) {</text:p>
      <text:p text:style-name="P1"><text:s text:c="2"/>for (int i = 0; i &lt; N; ++i) rank[0][i] = S[i];</text:p>
      <text:p text:style-name="P1"><text:s text:c="2"/>for (int l = 1; l &lt;= MAXP; ++l) {</text:p>
      <text:p text:style-name="P1"><text:s text:c="4"/>int len = 1 &lt;&lt; (l - 1);</text:p>
      <text:p text:style-name="P1"><text:s text:c="4"/>for (int i = 0; i &lt; N; ++i) {</text:p>
      <text:p text:style-name="P1"><text:s text:c="6"/>int nex = i + len &lt; N ? rank[l - 1][i + len] : -1;</text:p>
      <text:p text:style-name="P1"><text:s text:c="6"/>T[i] = make_pair(make_pair(rank[l - 1][i], nex), i);</text:p>
      <text:p text:style-name="P1"><text:s text:c="4"/>}</text:p>
      <text:p text:style-name="P1"><text:s text:c="4"/>sort(T, T + N);</text:p>
      <text:p text:style-name="P1"><text:s text:c="4"/>for (int i = 0; i &lt; N; ++i) {</text:p>
      <text:p text:style-name="P1"><text:s text:c="6"/>if (i &amp;&amp; T[i].first == T[i - 1].first) rank[l][T[i].second] = rank[l][T[i - 1].second];</text:p>
      <text:p text:style-name="P1"><text:s text:c="6"/>else rank[l][T[i].second] = i;</text:p>
      <text:p text:style-name="P1"><text:s text:c="4"/>}</text:p>
      <text:p text:style-name="P1"><text:s text:c="2"/>}</text:p>
      <text:p text:style-name="P1">}</text:p>
      <text:p text:style-name="P1">int getLcp(int a, int b, int rank[MAXP + 1][100005]) {</text:p>
      <text:p text:style-name="P1"><text:s text:c="2"/>int len = 0;</text:p>
      <text:p text:style-name="P1"><text:s text:c="2"/>for (int l = MAXP; l &gt;= 0; --l) {</text:p>
      <text:p text:style-name="P1"><text:s text:c="4"/>if (a + len &gt;= N || b + len &gt;= N) break;</text:p>
      <text:p text:style-name="P1"><text:s text:c="4"/>if (rank[l][a + len] == rank[l][b + len])</text:p>
      <text:p text:style-name="P1"><text:s text:c="6"/>len += 1 &lt;&lt; l;</text:p>
      <text:p text:style-name="P1"><text:s text:c="2"/>}</text:p>
      <text:p text:style-name="P1"><text:s text:c="2"/>return len;</text:p>
      <text:p text:style-name="P1">}</text:p>
      <text:p text:style-name="P1">int main() {</text:p>
      <text:p text:style-name="P1"><text:s text:c="2"/>while (scanf("%s", S) == 1) {</text:p>
      <text:p text:style-name="P1"><text:s text:c="4"/>if (S[0] == '0') break;</text:p>
      <text:p text:style-name="P1"><text:s text:c="4"/>N = strlen(S);</text:p>
      <text:p text:style-name="P1"><text:s text:c="4"/>getSuffixArray(sufrank);</text:p>
      <text:p text:style-name="P1"><text:s text:c="2"/>}</text:p>
      <text:p text:style-name="P1">}</text:p>
      <text:p text:style-name="P1"/>
      <text:p text:style-name="P1"/>
      <text:p text:style-name="P1">// <text:span text:style-name="T1">DINIC</text:span></text:p>
      <text:p text:style-name="P1">const int MAXV = 3000000;</text:p>
      <text:p text:style-name="P1">const int MAXE = 2 * 30000000;</text:p>
      <text:p text:style-name="P1">const int INF = 1000000005, CAPINF = 1000000005;</text:p>
      <text:p text:style-name="P1"/>
      <text:p text:style-name="P1">template &lt;typename T&gt; struct Dinic {</text:p>
      <text:p text:style-name="P1"><text:s/>int V, source, sink;</text:p>
      <text:p text:style-name="P1"><text:s/>int eind, eadj [MAXE], eprev [MAXE], elast [MAXV], start [MAXV];</text:p>
      <text:p text:style-name="P1"><text:s/>int front, back, q [MAXV], dist [MAXV];</text:p>
      <text:p text:style-name="P1"><text:s/>T ecap [MAXE];</text:p>
      <text:p text:style-name="P1"/>
      <text:p text:style-name="P1"><text:s/>inline void init (int v) {</text:p>
      <text:p text:style-name="P1"><text:s/>V = v; eind = 0;</text:p>
      <text:p text:style-name="P1"><text:s/>memset (elast, -1, V * sizeof (int));</text:p>
      <text:p text:style-name="P1"><text:s/>}</text:p>
      <text:p text:style-name="P1"/>
      <text:p text:style-name="P1"><text:s/>inline void addedge (int a, int b, T cap1, T cap2) {</text:p>
      <text:p text:style-name="P1"><text:s/>eadj [eind] = b; ecap [eind] = cap1;</text:p>
      <text:p text:style-name="P1"><text:s/>eprev [eind] = elast [a]; elast [a] = eind++;</text:p>
      <text:p text:style-name="P1"><text:s/>eadj [eind] = a; ecap [eind] = cap2;</text:p>
      <text:p text:style-name="P1"><text:s/>eprev [eind] = elast [b]; elast [b] = eind++;</text:p>
      <text:p text:style-name="P1"><text:s/>}</text:p>
      <text:p text:style-name="P1"/>
      <text:p text:style-name="P1"><text:s/>bool bfs () {</text:p>
      <text:p text:style-name="P1"><text:s/>memset (dist, 63, V * sizeof (int));</text:p>
      <text:p text:style-name="P1"><text:s/>front = back = 0;</text:p>
      <text:p text:style-name="P1"><text:s/>q [back++] = source; dist [source] = 0;</text:p>
      <text:p text:style-name="P1"><text:soft-page-break/></text:p>
      <text:p text:style-name="P1"><text:s/>while (front &lt; back) {</text:p>
      <text:p text:style-name="P1"><text:s/>int top = q [front++];</text:p>
      <text:p text:style-name="P1"/>
      <text:p text:style-name="P1"><text:s/>for (int i = elast [top]; i != -1; i = eprev [i])</text:p>
      <text:p text:style-name="P1"><text:s/>if (ecap [i] &gt; 0 &amp;&amp; dist [top] + 1 &lt; dist [eadj [i]]) {</text:p>
      <text:p text:style-name="P1"><text:s/>dist [eadj [i]] = dist [top] + 1;</text:p>
      <text:p text:style-name="P1"><text:s/>q [back++] = eadj [i];</text:p>
      <text:p text:style-name="P1"><text:s/>}</text:p>
      <text:p text:style-name="P1"><text:s/>}</text:p>
      <text:p text:style-name="P1"/>
      <text:p text:style-name="P1"><text:s/>return dist [sink] &lt; INF;</text:p>
      <text:p text:style-name="P1"><text:s/>}</text:p>
      <text:p text:style-name="P1"/>
      <text:p text:style-name="P1"><text:s text:c="4"/>T dfs (int num, T pcap) {</text:p>
      <text:p text:style-name="P1"><text:s text:c="8"/>if (num == sink) return pcap;</text:p>
      <text:p text:style-name="P1"><text:s text:c="8"/>T total = 0;</text:p>
      <text:p text:style-name="P1"/>
      <text:p text:style-name="P1"><text:s text:c="8"/>for (int &amp;i = start [num]; i != -1; i = eprev [i])</text:p>
      <text:p text:style-name="P1"><text:s text:c="12"/>if (ecap [i] &gt; 0 &amp;&amp; dist [num] + 1 == dist [eadj [i]]) {</text:p>
      <text:p text:style-name="P1"><text:s text:c="16"/>T p = dfs (eadj [i], min (pcap, ecap [i]));</text:p>
      <text:p text:style-name="P1"><text:s text:c="16"/>ecap [i] -= p; ecap [i ^ 1] += p;</text:p>
      <text:p text:style-name="P1"><text:s text:c="16"/>pcap -= p; total += p;</text:p>
      <text:p text:style-name="P1"><text:s text:c="16"/>if (pcap == 0) break;</text:p>
      <text:p text:style-name="P1"><text:s text:c="12"/>}</text:p>
      <text:p text:style-name="P1"/>
      <text:p text:style-name="P1"><text:s text:c="8"/>return total;</text:p>
      <text:p text:style-name="P1"><text:s text:c="4"/>}</text:p>
      <text:p text:style-name="P1"/>
      <text:p text:style-name="P1"><text:s text:c="4"/>T flow (int _source, int _sink) {</text:p>
      <text:p text:style-name="P1"><text:s text:c="8"/>if (V == 0) return -1;</text:p>
      <text:p text:style-name="P1"/>
      <text:p text:style-name="P1"><text:s text:c="8"/>source = _source; sink = _sink;</text:p>
      <text:p text:style-name="P1"><text:s text:c="8"/>T total = 0;</text:p>
      <text:p text:style-name="P1"><text:s text:c="8"/>while (bfs ()) {</text:p>
      <text:p text:style-name="P1"><text:s text:c="12"/>memcpy (start, elast, V * sizeof (int));</text:p>
      <text:p text:style-name="P1"><text:s text:c="12"/>total += dfs (source, CAPINF);</text:p>
      <text:p text:style-name="P1"><text:s text:c="8"/>}</text:p>
      <text:p text:style-name="P1"/>
      <text:p text:style-name="P1"><text:s text:c="8"/>return total;</text:p>
      <text:p text:style-name="P1"><text:s text:c="4"/>}</text:p>
      <text:p text:style-name="P1">};</text:p>
      <text:p text:style-name="P1"/>
      <text:p text:style-name="P1"/>
      <text:p text:style-name="P1"/>
      <text:p text:style-name="P1">/***** MIN-COST FLOW *****/</text:p>
      <text:p text:style-name="P1"/>
      <text:p text:style-name="P1">const int MAX = 1215;</text:p>
      <text:p text:style-name="P1">const int INF = 1231231231;</text:p>
      <text:p text:style-name="P1"/>
      <text:p text:style-name="P1">vector&lt;int&gt; G[MAX];</text:p>
      <text:p text:style-name="P1">int cap[MAX][MAX];</text:p>
      <text:p text:style-name="P1">int cost[MAX][MAX];</text:p>
      <text:p text:style-name="P1">int pi[MAX];</text:p>
      <text:p text:style-name="P1">int dist[MAX];</text:p>
      <text:p text:style-name="P1">int from[MAX];</text:p>
      <text:p text:style-name="P1"/>
      <text:p text:style-name="P1">int mcf(int src, int snk, int flow) {</text:p>
      <text:p text:style-name="P1"><text:s text:c="2"/>for(int i = 0; i &lt; MAX; i++)</text:p>
      <text:p text:style-name="P1"><text:s text:c="4"/>for(int j = 0; j &lt; MAX; j++)</text:p>
      <text:p text:style-name="P1"><text:s text:c="6"/>if(cap[i][j])</text:p>
      <text:p text:style-name="P1"><text:s text:c="8"/>cost[j][i] = -cost[i][j];</text:p>
      <text:p text:style-name="P1"/>
      <text:p text:style-name="P1"><text:s text:c="2"/>memset(pi, 0, sizeof(pi));</text:p>
      <text:p text:style-name="P1"/>
      <text:p text:style-name="P1"><text:s text:c="2"/>int cst = 0;</text:p>
      <text:p text:style-name="P1"><text:s text:c="2"/>for(int f = 0; f &lt; flow; ) {</text:p>
      <text:p text:style-name="P1"><text:s text:c="4"/>for(int i = 0; i &lt; MAX; i++) dist[i] = INF;</text:p>
      <text:p text:style-name="P1"><text:s text:c="4"/>memset(from, -1, sizeof(from));</text:p>
      <text:p text:style-name="P1"><text:s text:c="4"/>dist[src] = 0, from[src] = -2;</text:p>
      <text:p text:style-name="P1"><text:s text:c="4"/>priority_queue&lt;pair&lt;int, int&gt; &gt; q;</text:p>
      <text:p text:style-name="P1"><text:s text:c="4"/>q.push(make_pair(0, src));</text:p>
      <text:p text:style-name="P1"><text:s text:c="4"/>while(!q.empty()) {</text:p>
      <text:p text:style-name="P1"><text:s text:c="6"/>pair&lt;int, int&gt; pr = q.top(); q.pop();</text:p>
      <text:p text:style-name="P1"><text:s text:c="6"/>int best = pr.second;</text:p>
      <text:p text:style-name="P1"><text:s text:c="6"/>if(abs(pr.first + dist[best]) &gt; 0) continue;</text:p>
      <text:p text:style-name="P1"><text:s text:c="6"/>for(int vi = 0; vi &lt; G[best].size(); vi++) {</text:p>
      <text:p text:style-name="P1"><text:s text:c="8"/>int i = G[best][vi];</text:p>
      <text:p text:style-name="P1"><text:s text:c="8"/>if(cap[best][i] &amp;&amp; dist[best] + cost[best][i] + pi[best] - pi[i] &lt; dist[i]) {</text:p>
      <text:p text:style-name="P1"><text:s text:c="10"/>dist[i] = dist[best] + cost[best][i] + pi[best] - pi[i];</text:p>
      <text:p text:style-name="P1"><text:s text:c="10"/>from[i] = best;</text:p>
      <text:p text:style-name="P1"><text:s text:c="10"/>q.push(make_pair(-dist[i], i));</text:p>
      <text:p text:style-name="P1"><text:s text:c="8"/>}</text:p>
      <text:p text:style-name="P1"><text:s text:c="6"/>}</text:p>
      <text:p text:style-name="P1"><text:s text:c="4"/>}</text:p>
      <text:p text:style-name="P1"><text:s text:c="4"/>if(from[snk] == -1) return -1;</text:p>
      <text:p text:style-name="P1"><text:s text:c="4"/>for(int i = 0; i &lt; MAX; i++) if(from[i] == -1) pi[i] += dist[i];</text:p>
      <text:p text:style-name="P1"/>
      <text:p text:style-name="P1"><text:s text:c="4"/>int aug_f = flow - f;</text:p>
      <text:p text:style-name="P1"><text:s text:c="4"/>for(int v = snk; v != src; v = from[v])</text:p>
      <text:p text:style-name="P1"><text:s text:c="6"/>aug_f = min(aug_f, cap[from[v]][v]);</text:p>
      <text:p text:style-name="P1"/>
      <text:p text:style-name="P1"><text:s text:c="4"/>for(int v = snk; v != src; v = from[v]) {</text:p>
      <text:p text:style-name="P1"><text:s text:c="6"/>int u = from[v];</text:p>
      <text:p text:style-name="P1"><text:s text:c="6"/>cap[u][v] -= aug_f;</text:p>
      <text:p text:style-name="P1"><text:s text:c="6"/>cap[v][u] += aug_f;</text:p>
      <text:p text:style-name="P1"><text:s text:c="6"/>cst += aug_f * cost[u][v];</text:p>
      <text:p text:style-name="P1"><text:s text:c="4"/>}</text:p>
      <text:p text:style-name="P1"><text:s text:c="4"/>f += aug_f;</text:p>
      <text:p text:style-name="P1"><text:s text:c="2"/>}</text:p>
      <text:p text:style-name="P1"><text:s text:c="2"/>return cst;</text:p>
      <text:p text:style-name="P1">}</text:p>
      <text:p text:style-name="P1"/>
      <text:p text:style-name="P1">void add_edge(int u, int v, int cp, int cst) {</text:p>
      <text:p text:style-name="P1"><text:s text:c="2"/>G[u].push_back(v);</text:p>
      <text:p text:style-name="P1"><text:s text:c="2"/>G[v].push_back(u);</text:p>
      <text:p text:style-name="P1"><text:s text:c="2"/>cap[u][v] = cp;</text:p>
      <text:p text:style-name="P1"><text:s text:c="2"/>cap[v][u] = 0;</text:p>
      <text:p text:style-name="P1"><text:s text:c="2"/>cost[u][v] = cst;</text:p>
      <text:p text:style-name="P1">}</text:p>
      <text:p text:style-name="P1"/>
      <text:p text:style-name="P1"/>
      <text:p text:style-name="P1"/>
      <text:p text:style-name="P1">/***** FFT WITH PRIMES *****/</text:p>
      <text:p text:style-name="P1"/>
      <text:p text:style-name="P1">typedef long long ll;</text:p>
      <text:p text:style-name="P1"/>
      <text:p text:style-name="P1">const ll P = 2013265921; // 15*2^27+1</text:p>
      <text:p text:style-name="P1">const ll ORDER = (1 &lt;&lt; 27);</text:p>
      <text:p text:style-name="P1">const ll ROOT = 440564289; // ORDER'th root of unity</text:p>
      <text:p text:style-name="P1">const int MAX = (1 &lt;&lt; 16);</text:p>
      <text:p text:style-name="P1"/>
      <text:p text:style-name="P1">ll omega[MAX];</text:p>
      <text:p text:style-name="P1"><text:soft-page-break/></text:p>
      <text:p text:style-name="P1">ll power(ll b, ll e) {</text:p>
      <text:p text:style-name="P1"><text:s text:c="2"/>ll res = 1;</text:p>
      <text:p text:style-name="P1"><text:s text:c="2"/>while(e &gt; 0) {</text:p>
      <text:p text:style-name="P1"><text:s text:c="4"/>if(e % 2 == 1) res = (res * b) % P;</text:p>
      <text:p text:style-name="P1"><text:s text:c="4"/>b = (b * b) % P;</text:p>
      <text:p text:style-name="P1"><text:s text:c="4"/>e /= 2;</text:p>
      <text:p text:style-name="P1"><text:s text:c="2"/>}</text:p>
      <text:p text:style-name="P1"><text:s text:c="2"/>return res;</text:p>
      <text:p text:style-name="P1">}</text:p>
      <text:p text:style-name="P1"/>
      <text:p text:style-name="P1">void fft(vector&lt;ll&gt; &amp;A, int n, bool inverse = false) {</text:p>
      <text:p text:style-name="P1"><text:s text:c="2"/>int N = (1 &lt;&lt; n);</text:p>
      <text:p text:style-name="P1"><text:s text:c="2"/>ll root = power(ROOT, ORDER / N * (inverse ? (N - 1) : 1));</text:p>
      <text:p text:style-name="P1"><text:s text:c="2"/>omega[0] = 1;</text:p>
      <text:p text:style-name="P1"><text:s text:c="2"/>for(int i = 1; i &lt; N; i++) omega[i] = (omega[i - 1] * root) % P;</text:p>
      <text:p text:style-name="P1"><text:s text:c="2"/>for(int i = 0; i &lt; n; i++) {</text:p>
      <text:p text:style-name="P1"><text:s text:c="4"/>for(int j = 0; j &lt; (1 &lt;&lt; i); j++) {</text:p>
      <text:p text:style-name="P1"><text:s text:c="6"/>for(int k = 0; k &lt; (1 &lt;&lt; (n - i - 1)); k++) {</text:p>
      <text:p text:style-name="P1"><text:s text:c="8"/>int s = (j &lt;&lt; (n - i)) + k;</text:p>
      <text:p text:style-name="P1"><text:s text:c="8"/>int t = s + (1 &lt;&lt; (n - i - 1));</text:p>
      <text:p text:style-name="P1"><text:s text:c="8"/>ll w = omega[k &lt;&lt; i];</text:p>
      <text:p text:style-name="P1"><text:s text:c="8"/>ll temp = A[s] + A[t];</text:p>
      <text:p text:style-name="P1"><text:s text:c="8"/>if(temp &gt;= P) temp -= P;</text:p>
      <text:p text:style-name="P1"><text:s text:c="8"/>ll temp2 = A[s] - A[t] + P;</text:p>
      <text:p text:style-name="P1"><text:s text:c="8"/>A[t] = (w * temp2) % P;</text:p>
      <text:p text:style-name="P1"><text:s text:c="8"/>A[s] = temp;</text:p>
      <text:p text:style-name="P1"><text:s text:c="6"/>}</text:p>
      <text:p text:style-name="P1"><text:s text:c="4"/>}</text:p>
      <text:p text:style-name="P1"><text:s text:c="2"/>}</text:p>
      <text:p text:style-name="P1"><text:s text:c="2"/>for(int i = 0; i &lt; N; i++) {</text:p>
      <text:p text:style-name="P1"><text:s text:c="4"/>int x = i, y = 0;</text:p>
      <text:p text:style-name="P1"><text:s text:c="4"/>for(int j = 0; j &lt; n; j++) {</text:p>
      <text:p text:style-name="P1"><text:s text:c="6"/>y = y * 2 + x % 2;</text:p>
      <text:p text:style-name="P1"><text:s text:c="6"/>x /= 2;</text:p>
      <text:p text:style-name="P1"><text:s text:c="4"/>}</text:p>
      <text:p text:style-name="P1"><text:s text:c="4"/>if(i &lt; y) swap(A[i], A[y]);</text:p>
      <text:p text:style-name="P1"><text:s text:c="2"/>}</text:p>
      <text:p text:style-name="P1"><text:s text:c="2"/>if(inverse) {</text:p>
      <text:p text:style-name="P1"><text:s text:c="4"/>ll inv = power(N, P - 2);</text:p>
      <text:p text:style-name="P1"><text:s text:c="4"/>for(int i = 0; i &lt; N; i++) A[i] = (A[i] * inv) % P;</text:p>
      <text:p text:style-name="P1"><text:s text:c="2"/>}</text:p>
      <text:p text:style-name="P1">}</text:p>
      <text:p text:style-name="P1"/>
      <text:p text:style-name="P1">vector&lt;ll&gt; conv(vector&lt;ll&gt; A, vector&lt;ll&gt; B) {</text:p>
      <text:p text:style-name="P1"><text:s text:c="2"/>int N = A.size() + B.size();</text:p>
      <text:p text:style-name="P1"><text:s text:c="2"/>int n = 1;</text:p>
      <text:p text:style-name="P1"><text:s text:c="2"/>while((1 &lt;&lt; n) &lt; N) n++;</text:p>
      <text:p text:style-name="P1"><text:s text:c="2"/>while(A.size() &lt; (1 &lt;&lt; n)) A.push_back(0);</text:p>
      <text:p text:style-name="P1"><text:s text:c="2"/>while(B.size() &lt; (1 &lt;&lt; n)) B.push_back(0);</text:p>
      <text:p text:style-name="P1"><text:s text:c="2"/>fft(A, n);</text:p>
      <text:p text:style-name="P1"><text:s text:c="2"/>fft(B, n);</text:p>
      <text:p text:style-name="P1"><text:s text:c="2"/>for(int i = 0; i &lt; (1 &lt;&lt; n); i++) A[i] = (A[i] * B[i]) % P;</text:p>
      <text:p text:style-name="P1"><text:s text:c="2"/>fft(A, n, true);</text:p>
      <text:p text:style-name="P1"><text:s text:c="2"/>return A;</text:p>
      <text:p text:style-name="P1">}</text:p>
      <text:p text:style-name="P1"/>
      <text:p text:style-name="P1">int main() {</text:p>
      <text:p text:style-name="P1"><text:s text:c="2"/>vector&lt;ll&gt; A(8), B(8);</text:p>
      <text:p text:style-name="P1"><text:s text:c="2"/>for(int i = 0; i &lt; 8; i++) cin &gt;&gt; A[i];</text:p>
      <text:p text:style-name="P1"><text:s text:c="2"/>for(int i = 0; i &lt; 8; i++) cin &gt;&gt; B[i];</text:p>
      <text:p text:style-name="P1"><text:s text:c="2"/>A = conv(A, B);</text:p>
      <text:p text:style-name="P1"><text:s text:c="2"/>for(int i = 0; i &lt; A.size(); i++) cout &lt;&lt; A[i] &lt;&lt; ' ';</text:p>
      <text:p text:style-name="P1"><text:s text:c="2"/>cout &lt;&lt; endl;</text:p>
      <text:p text:style-name="P1">}</text:p>
      <text:p text:style-name="P1"/>
      <text:p text:style-name="P1"/>
      <text:p text:style-name="P1">/***** MANACHER'S ALGORITHM *****/</text:p>
      <text:p text:style-name="P1"/>
      <text:p text:style-name="P1">int pals[2*MAX-1]; // length of pal centered at s[i] is at [2*i]</text:p>
      <text:p text:style-name="P1">void find_pals(const string&amp; S) {</text:p>
      <text:p text:style-name="P1"><text:s text:c="2"/>pals[0] = 1, pals[1] = 0;</text:p>
      <text:p text:style-name="P1"><text:s text:c="2"/>for(int d, i = 1; i+2 &lt; 2 * S.size(); i += d) {</text:p>
      <text:p text:style-name="P1"><text:s text:c="4"/>int&amp; p = pals[i];</text:p>
      <text:p text:style-name="P1"><text:s text:c="4"/>int left = (i-p-1)/2, right = (i+p+1)/2;</text:p>
      <text:p text:style-name="P1"><text:s text:c="4"/>while(0 &lt;= left &amp;&amp; right &lt; S.size() &amp;&amp; S[left] == S[right]) {</text:p>
      <text:p text:style-name="P1"><text:s text:c="6"/>left--;</text:p>
      <text:p text:style-name="P1"><text:s text:c="6"/>right++;</text:p>
      <text:p text:style-name="P1"><text:s text:c="6"/>p += 2;</text:p>
      <text:p text:style-name="P1"><text:s text:c="4"/>}</text:p>
      <text:p text:style-name="P1"><text:s text:c="4"/>for(d = 1; pals[i-d] &lt; p-d; d++)</text:p>
      <text:p text:style-name="P1"><text:s text:c="6"/>pals[i+d] = pals[i-d];</text:p>
      <text:p text:style-name="P1"><text:s text:c="4"/>pals[i+d] = p-d;</text:p>
      <text:p text:style-name="P1"><text:s text:c="2"/>}</text:p>
      <text:p text:style-name="P1"><text:s text:c="2"/>pals[2*(S.size()-1)] = 1;</text:p>
      <text:p text:style-name="P1">}</text:p>
      <text:p text:style-name="P1"/>
      <text:p text:style-name="P1"/>
      <text:p text:style-name="P1"/>
      <text:p text:style-name="P1">/***** RANK SEGTREE *****/</text:p>
      <text:p text:style-name="P1"/>
      <text:p text:style-name="P1">const int MAX = (1 &lt;&lt; 21);</text:p>
      <text:p text:style-name="P1">const int OFFSET = (1 &lt;&lt; 20);</text:p>
      <text:p text:style-name="P1"/>
      <text:p text:style-name="P1">struct RankSegTree {</text:p>
      <text:p text:style-name="P1"><text:s text:c="2"/>int seg[2 * MAX];</text:p>
      <text:p text:style-name="P1"><text:s text:c="2"/>RankSegTree() {</text:p>
      <text:p text:style-name="P1"><text:s text:c="4"/>memset(seg, 0, sizeof(seg));</text:p>
      <text:p text:style-name="P1"><text:s text:c="2"/>}</text:p>
      <text:p text:style-name="P1"><text:s text:c="2"/>void insert(int v,</text:p>
      <text:p text:style-name="P1"><text:s/>int i) {</text:p>
      <text:p text:style-name="P1"><text:s text:c="4"/>for(i += MAX; i &gt; 0; i /= 2) seg[i] += v;</text:p>
      <text:p text:style-name="P1"><text:s text:c="2"/>}</text:p>
      <text:p text:style-name="P1"><text:s text:c="2"/>int rank(int k) {</text:p>
      <text:p text:style-name="P1"><text:s text:c="4"/>int p;</text:p>
      <text:p text:style-name="P1"><text:s text:c="4"/>for(p = 1; p &lt; MAX; ) {</text:p>
      <text:p text:style-name="P1"><text:s text:c="6"/>//cout &lt;&lt; 2*p &lt;&lt; ' ' &lt;&lt; seg[2*p] &lt;&lt; endl;</text:p>
      <text:p text:style-name="P1"><text:s text:c="6"/>if(seg[2 * p] &lt; k) {</text:p>
      <text:p text:style-name="P1"><text:s text:c="8"/>k -= seg[2 * p];</text:p>
      <text:p text:style-name="P1"><text:s text:c="8"/>p = 2 * p + 1;</text:p>
      <text:p text:style-name="P1"><text:s text:c="6"/>}</text:p>
      <text:p text:style-name="P1"><text:s text:c="6"/>else {</text:p>
      <text:p text:style-name="P1"><text:s text:c="8"/>p = 2 * p;</text:p>
      <text:p text:style-name="P1"><text:s text:c="6"/>}</text:p>
      <text:p text:style-name="P1"><text:s text:c="4"/>}</text:p>
      <text:p text:style-name="P1"><text:s text:c="4"/>return p - MAX;</text:p>
      <text:p text:style-name="P1"><text:s text:c="2"/>}</text:p>
      <text:p text:style-name="P1">};</text:p>
      <text:p text:style-name="P1"/>
      <text:p text:style-name="P1"/>
      <text:p text:style-name="P1"/>
      <text:p text:style-name="P1">// STRONGLY CONNECTED COMPONENTS</text:p>
      <text:p text:style-name="P1"/>
      <text:p text:style-name="P1">const int MAX = 100100;</text:p>
      <text:p text:style-name="P1"><text:soft-page-break/></text:p>
      <text:p text:style-name="P1">struct SCC {</text:p>
      <text:p text:style-name="P1"><text:s text:c="2"/>int N, cnt, cmpt;</text:p>
      <text:p text:style-name="P1"><text:s text:c="2"/>int num[MAX], low[MAX], ans[MAX];</text:p>
      <text:p text:style-name="P1"><text:s text:c="2"/>vector&lt;int&gt; G[MAX];</text:p>
      <text:p text:style-name="P1"><text:s text:c="2"/>vector&lt;int&gt; S; // stack</text:p>
      <text:p text:style-name="P1"><text:s text:c="2"/>bool on_stack[MAX];</text:p>
      <text:p text:style-name="P1"><text:s text:c="2"/></text:p>
      <text:p text:style-name="P1"><text:s text:c="2"/>void reset() {</text:p>
      <text:p text:style-name="P1"><text:s text:c="4"/>for(int i = 0; i &lt; MAX; i++) G[i].clear();</text:p>
      <text:p text:style-name="P1"><text:s text:c="2"/>}</text:p>
      <text:p text:style-name="P1"><text:s text:c="2"/>void strong(int u) {</text:p>
      <text:p text:style-name="P1"><text:s text:c="4"/>if(num[u] != 0) return;</text:p>
      <text:p text:style-name="P1"><text:s text:c="4"/>num[u] = low[u] = ++cnt;</text:p>
      <text:p text:style-name="P1"><text:s text:c="4"/>S.push_back(u);</text:p>
      <text:p text:style-name="P1"><text:s text:c="4"/>on_stack[u] = true;</text:p>
      <text:p text:style-name="P1"><text:s text:c="4"/>for(int i = 0; i &lt; G[u].size(); i++) {</text:p>
      <text:p text:style-name="P1"><text:s text:c="6"/>int v = G[u][i];</text:p>
      <text:p text:style-name="P1"><text:s text:c="6"/>strong(v);</text:p>
      <text:p text:style-name="P1"><text:s text:c="4"/>}</text:p>
      <text:p text:style-name="P1"><text:s text:c="4"/>for(int i = 0; i &lt; G[u].size(); i++) {</text:p>
      <text:p text:style-name="P1"><text:s text:c="6"/>int v = G[u][i];</text:p>
      <text:p text:style-name="P1"><text:s text:c="6"/>if(on_stack[v]) low[u] = min(low[u], low[v]);</text:p>
      <text:p text:style-name="P1"><text:s text:c="4"/>}</text:p>
      <text:p text:style-name="P1"><text:s text:c="4"/>if(num[u] == low[u]) {</text:p>
      <text:p text:style-name="P1"><text:s text:c="6"/>while(!S.empty()) {</text:p>
      <text:p text:style-name="P1"><text:s text:c="8"/>int x = S.back();</text:p>
      <text:p text:style-name="P1"><text:s text:c="8"/>S.pop_back();</text:p>
      <text:p text:style-name="P1"><text:s text:c="8"/>on_stack[x] = false;</text:p>
      <text:p text:style-name="P1"><text:s text:c="8"/>ans[x] = cmpt;</text:p>
      <text:p text:style-name="P1"><text:s text:c="8"/>if(x == u) break;</text:p>
      <text:p text:style-name="P1"><text:s text:c="6"/>}</text:p>
      <text:p text:style-name="P1"><text:s text:c="6"/>cmpt++;</text:p>
      <text:p text:style-name="P1"><text:s text:c="4"/>}</text:p>
      <text:p text:style-name="P1"><text:s text:c="2"/>}</text:p>
      <text:p text:style-name="P1"><text:s text:c="2"/>void scc() {</text:p>
      <text:p text:style-name="P1"><text:s text:c="4"/>memset(num, 0, sizeof(num));</text:p>
      <text:p text:style-name="P1"><text:s text:c="4"/>memset(low, 0, sizeof(low));</text:p>
      <text:p text:style-name="P1"><text:s text:c="4"/>memset(ans, 0, sizeof(ans));</text:p>
      <text:p text:style-name="P1"><text:s text:c="4"/>memset(on_stack, 0, sizeof(on_stack));</text:p>
      <text:p text:style-name="P1"><text:s text:c="4"/>S.clear();</text:p>
      <text:p text:style-name="P1"><text:s text:c="4"/>cnt = 0;</text:p>
      <text:p text:style-name="P1"><text:s text:c="4"/>cmpt = 0;</text:p>
      <text:p text:style-name="P1"><text:s text:c="4"/>for(int i = 1; i &lt;= N; i++) strong(i);</text:p>
      <text:p text:style-name="P1"><text:s text:c="2"/>}</text:p>
      <text:p text:style-name="P1">};</text:p>
      <text:p text:style-name="P1"/>
      <text:p text:style-name="P1"/>
      <text:p text:style-name="P1"/>
      <text:p text:style-name="P1"/>
      <text:p text:style-name="P1">// KMP</text:p>
      <text:p text:style-name="P1"/>
      <text:p text:style-name="P1">const int MAX = 100005;</text:p>
      <text:p text:style-name="P1"/>
      <text:p text:style-name="P1">int T[MAX];</text:p>
      <text:p text:style-name="P1">void build_table(string&amp; W) {</text:p>
      <text:p text:style-name="P1"><text:s text:c="2"/>int pos = 2, cnd = 0;</text:p>
      <text:p text:style-name="P1"><text:s text:c="2"/>T[0] = -1, T[1] = 0;</text:p>
      <text:p text:style-name="P1"><text:s text:c="2"/>while(pos &lt; W.size()) {</text:p>
      <text:p text:style-name="P1"><text:s text:c="4"/>if(W[pos - 1] == W[cnd])</text:p>
      <text:p text:style-name="P1"><text:s text:c="6"/>cnd++, T[pos] = cnd, pos++;</text:p>
      <text:p text:style-name="P1"><text:s text:c="4"/>else if(cnd &gt; 0)</text:p>
      <text:p text:style-name="P1"><text:s text:c="6"/>cnd = T[cnd];</text:p>
      <text:p text:style-name="P1"><text:s text:c="4"/>else</text:p>
      <text:p text:style-name="P1"><text:s text:c="6"/>T[pos] = 0, pos++;</text:p>
      <text:p text:style-name="P1"><text:s text:c="2"/>}</text:p>
      <text:p text:style-name="P1">}</text:p>
      <text:p text:style-name="P1"/>
      <text:p text:style-name="P1">bool full[MAX];</text:p>
      <text:p text:style-name="P1">void kmp_search(string&amp; S, string&amp; W) {</text:p>
      <text:p text:style-name="P1"><text:s text:c="2"/>memset(full, 0, sizeof(full));</text:p>
      <text:p text:style-name="P1"><text:s text:c="2"/>int m = 0, i = 0;</text:p>
      <text:p text:style-name="P1"><text:s text:c="2"/>while(m + i &lt; S.size()) {</text:p>
      <text:p text:style-name="P1"><text:s text:c="4"/>if(i == W.size() - 1) full[m] = true;</text:p>
      <text:p text:style-name="P1"><text:s text:c="4"/>if(W[i] == S[m + i])</text:p>
      <text:p text:style-name="P1"><text:s text:c="6"/>i++;</text:p>
      <text:p text:style-name="P1"><text:s text:c="4"/>else {</text:p>
      <text:p text:style-name="P1"><text:s text:c="6"/>if(T[i] &gt; -1)</text:p>
      <text:p text:style-name="P1"><text:s text:c="8"/>m += i - T[i], i = T[i];</text:p>
      <text:p text:style-name="P1"><text:s text:c="6"/>else</text:p>
      <text:p text:style-name="P1"><text:s text:c="8"/>i = 0, m++;</text:p>
      <text:p text:style-name="P1"><text:s text:c="4"/>}</text:p>
      <text:p text:style-name="P1"><text:s text:c="2"/>}</text:p>
      <text:p text:style-name="P1">}</text:p>
      <text:p text:style-name="P1"/>
      <text:p text:style-name="P1">string S, W;</text:p>
      <text:p text:style-name="P1"/>
      <text:p text:style-name="P1">int main() {</text:p>
      <text:p text:style-name="P1"><text:s text:c="2"/>cin &gt;&gt; S &gt;&gt; W;</text:p>
      <text:p text:style-name="P1"><text:s text:c="2"/>S += "###";</text:p>
      <text:p text:style-name="P1"><text:s text:c="2"/>W += '$';</text:p>
      <text:p text:style-name="P1"><text:s text:c="2"/>build_table(W);</text:p>
      <text:p text:style-name="P1"><text:s text:c="2"/>kmp_search(S, W);</text:p>
      <text:p text:style-name="P1">}</text:p>
      <text:p text:style-name="P1"/>
      <text:p text:style-name="P1"/>
      <text:p text:style-name="P1"/>
      <text:p text:style-name="P1">// find negative cycle</text:p>
      <text:p text:style-name="P1"/>
      <text:p text:style-name="P1">int neg_cycle() {</text:p>
      <text:p text:style-name="P1"><text:s text:c="2"/>//for(int i = 0; i &lt; N; i++) { for(int j = 0; j &lt; N; j++) printf("%d/%d ", cost[i][j], cap[i][j]); printf("\n"); }</text:p>
      <text:p text:style-name="P1"><text:s text:c="2"/>int dist[122];</text:p>
      <text:p text:style-name="P1"><text:s text:c="2"/>int from[122];</text:p>
      <text:p text:style-name="P1"><text:s text:c="2"/>memset(from, -1, sizeof(from));</text:p>
      <text:p text:style-name="P1"><text:s text:c="2"/>for(int i = 0; i &lt; N; i++) dist[i] = inf;</text:p>
      <text:p text:style-name="P1"><text:s text:c="2"/>dist[0] = 0;</text:p>
      <text:p text:style-name="P1"><text:s text:c="2"/>int neg_cycle_at = -1;</text:p>
      <text:p text:style-name="P1"><text:s text:c="2"/>for(int t = 0; t &lt;= N; t++)</text:p>
      <text:p text:style-name="P1"><text:s text:c="4"/>for(int u = 0; u &lt; N; u++)</text:p>
      <text:p text:style-name="P1"><text:s text:c="6"/>for(int v = 0; v &lt; N; v++)</text:p>
      <text:p text:style-name="P1"><text:s text:c="8"/>if(cap[u][v] &amp;&amp; dist[u] + cost[u][v] &lt; dist[v]) {</text:p>
      <text:p text:style-name="P1"><text:s text:c="10"/>if(t == N)</text:p>
      <text:p text:style-name="P1"><text:s text:c="12"/>neg_cycle_at = v;</text:p>
      <text:p text:style-name="P1"><text:s text:c="10"/>dist[v] = dist[u] + cost[u][v];</text:p>
      <text:p text:style-name="P1"><text:s text:c="10"/>from[v] = u;</text:p>
      <text:p text:style-name="P1"><text:s text:c="8"/>}</text:p>
      <text:p text:style-name="P1"><text:s text:c="2"/>if(neg_cycle_at == -1) return 0;</text:p>
      <text:p text:style-name="P1"/>
      <text:p text:style-name="P1"><text:s text:c="2"/>bool vis[122];</text:p>
      <text:p text:style-name="P1"><text:s text:c="2"/>memset(vis, 0, sizeof(vis));</text:p>
      <text:p text:style-name="P1"><text:s text:c="2"/>int neg_cycle_start = -1;</text:p>
      <text:p text:style-name="P1"><text:s text:c="2"/>for(int v = neg_cycle_at; ; v = from[v]) {</text:p>
      <text:p text:style-name="P1"><text:s text:c="4"/>vis[v] = true;</text:p>
      <text:p text:style-name="P1"><text:soft-page-break/><text:s text:c="4"/>int u = from[v];</text:p>
      <text:p text:style-name="P1"><text:s text:c="4"/>//printf("%d -&gt; %d\n", u, v);</text:p>
      <text:p text:style-name="P1"><text:s text:c="4"/>if(vis[u]) {</text:p>
      <text:p text:style-name="P1"><text:s text:c="6"/>neg_cycle_start = u;</text:p>
      <text:p text:style-name="P1"><text:s text:c="6"/>break;</text:p>
      <text:p text:style-name="P1"><text:s text:c="4"/>}</text:p>
      <text:p text:style-name="P1"><text:s text:c="2"/>}</text:p>
      <text:p text:style-name="P1"/>
      <text:p text:style-name="P1"><text:s text:c="2"/>int v = neg_cycle_start;</text:p>
      <text:p text:style-name="P1"><text:s text:c="2"/>int len = 0;</text:p>
      <text:p text:style-name="P1"><text:s text:c="2"/>do {</text:p>
      <text:p text:style-name="P1"><text:s text:c="4"/>int u = from[v];</text:p>
      <text:p text:style-name="P1"><text:s text:c="4"/>//printf("cycle: %d -&gt; %d\n", u, v);</text:p>
      <text:p text:style-name="P1"><text:s text:c="4"/>cap[u][v]--;</text:p>
      <text:p text:style-name="P1"><text:s text:c="4"/>cap[v][u]++;</text:p>
      <text:p text:style-name="P1"><text:s text:c="4"/>len += cost[u][v];</text:p>
      <text:p text:style-name="P1"><text:s text:c="4"/>v = from[v];</text:p>
      <text:p text:style-name="P1"><text:s text:c="2"/>}</text:p>
      <text:p text:style-name="P1"><text:s text:c="2"/>while(v != neg_cycle_start);</text:p>
      <text:p text:style-name="P1"><text:s text:c="2"/>assert(len &lt; 0);</text:p>
      <text:p text:style-name="P1"><text:s text:c="2"/>//printf("len = %d\n", len);</text:p>
      <text:p text:style-name="P1"><text:s text:c="2"/>return len;</text:p>
      <text:p text:style-name="P1">}</text:p>
      <text:p text:style-name="P1"/>
      <text:p text:style-name="P1"/>
      <text:p text:style-name="P1">// lazy propagation segtree</text:p>
      <text:p text:style-name="P1"/>
      <text:p text:style-name="P1">const int MAX = (1 &lt;&lt; 23);</text:p>
      <text:p text:style-name="P1">struct SegTree {</text:p>
      <text:p text:style-name="P1"><text:s text:c="2"/>int seg[2 * MAX];</text:p>
      <text:p text:style-name="P1"><text:s text:c="2"/>int delta[2 * MAX];</text:p>
      <text:p text:style-name="P1"><text:s text:c="2"/>void init() {</text:p>
      <text:p text:style-name="P1"><text:s text:c="4"/>memset(seg, 0, sizeof(seg));</text:p>
      <text:p text:style-name="P1"><text:s text:c="4"/>memset(delta, 0, sizeof(delta));</text:p>
      <text:p text:style-name="P1"><text:s text:c="2"/>}</text:p>
      <text:p text:style-name="P1"><text:s text:c="2"/>void propagate_up(int p) {</text:p>
      <text:p text:style-name="P1"><text:s text:c="4"/>seg[p] = max(seg[p * 2], seg[p * 2 + 1]);</text:p>
      <text:p text:style-name="P1"><text:s text:c="2"/>}</text:p>
      <text:p text:style-name="P1"><text:s text:c="2"/>void propagate_down(int p) {</text:p>
      <text:p text:style-name="P1"><text:s text:c="4"/>if(p &gt;= MAX) return;</text:p>
      <text:p text:style-name="P1"><text:s text:c="4"/>seg[p * 2] += delta[p];</text:p>
      <text:p text:style-name="P1"><text:s text:c="4"/>delta[p * 2] += delta[p];</text:p>
      <text:p text:style-name="P1"><text:s text:c="4"/>seg[p * 2 + 1] += delta[p];</text:p>
      <text:p text:style-name="P1"><text:s text:c="4"/>delta[p * 2 + 1] += delta[p];</text:p>
      <text:p text:style-name="P1"><text:s text:c="4"/>delta[p] = 0;</text:p>
      <text:p text:style-name="P1"><text:s text:c="2"/>}</text:p>
      <text:p text:style-name="P1"><text:s text:c="2"/>int lookup2(int l, int r, int p, int a, int b) {</text:p>
      <text:p text:style-name="P1"><text:s text:c="4"/>if(a &gt;= r || b &lt;= l) return 0;</text:p>
      <text:p text:style-name="P1"><text:s text:c="4"/>if(l &lt;= a &amp;&amp; b &lt;= r) return seg[p];</text:p>
      <text:p text:style-name="P1"><text:s text:c="4"/>propagate_down(p);</text:p>
      <text:p text:style-name="P1"><text:s text:c="4"/>int m = (a + b) / 2;</text:p>
      <text:p text:style-name="P1"><text:s text:c="4"/>return max(lookup2(l, r, p * 2, a, m), lookup2(l, r, p * 2 + 1, m, b));</text:p>
      <text:p text:style-name="P1"><text:s text:c="2"/>}</text:p>
      <text:p text:style-name="P1"><text:s text:c="2"/>int lookup(int l, int r) {</text:p>
      <text:p text:style-name="P1"><text:s text:c="4"/>return lookup2(l, r + 1, 1, 0, MAX);</text:p>
      <text:p text:style-name="P1"><text:s text:c="2"/>}</text:p>
      <text:p text:style-name="P1"><text:s text:c="2"/>void insert2(int v, int l, int r, int p, int a, int b) {</text:p>
      <text:p text:style-name="P1"><text:s text:c="4"/>if(a &gt;= r || b &lt;= l) return;</text:p>
      <text:p text:style-name="P1"><text:s text:c="4"/>if(l &lt;= a &amp;&amp; b &lt;= r) {</text:p>
      <text:p text:style-name="P1"><text:s text:c="6"/>seg[p] += v;</text:p>
      <text:p text:style-name="P1"><text:s text:c="6"/>delta[p] += v;</text:p>
      <text:p text:style-name="P1"><text:s text:c="4"/>}</text:p>
      <text:p text:style-name="P1"><text:s text:c="4"/>else {</text:p>
      <text:p text:style-name="P1"><text:s text:c="6"/>propagate_down(p);</text:p>
      <text:p text:style-name="P1"><text:s text:c="6"/>int m = (a + b) / 2;</text:p>
      <text:p text:style-name="P1"><text:s text:c="6"/>insert2(v, l, r, p * 2, a, m);</text:p>
      <text:p text:style-name="P1"><text:s text:c="6"/>insert2(v, l, r, p * 2 + 1, m, b);</text:p>
      <text:p text:style-name="P1"><text:s text:c="6"/>propagate_up(p);</text:p>
      <text:p text:style-name="P1"><text:s text:c="4"/>}</text:p>
      <text:p text:style-name="P1"><text:s text:c="2"/>}</text:p>
      <text:p text:style-name="P1"><text:s text:c="2"/>void insert(int v, int l, int r) {</text:p>
      <text:p text:style-name="P1"><text:s text:c="4"/>//printf("insert %d in [%d, %d]\n", v, l, r);</text:p>
      <text:p text:style-name="P1"><text:s text:c="4"/>insert2(v, l, r + 1, 1, 0, MAX);</text:p>
      <text:p text:style-name="P1"><text:s text:c="2"/>}</text:p>
      <text:p text:style-name="P1">};</text:p>
      <text:p text:style-name="P1"/>
      <text:p text:style-name="P1"/>
      <text:p text:style-name="P1">typedef long long ll;</text:p>
      <text:p text:style-name="P1">const int MAX = 1000100;</text:p>
      <text:p text:style-name="P1">const ll base = 2, invbase = 500000004, mod = 1000000007;</text:p>
      <text:p text:style-name="P1"/>
      <text:p text:style-name="P1">int N;</text:p>
      <text:p text:style-name="P1">char S[MAX];</text:p>
      <text:p text:style-name="P1"/>
      <text:p text:style-name="P1">struct Hash {</text:p>
      <text:p text:style-name="P1"><text:s text:c="2"/>ll key[256];</text:p>
      <text:p text:style-name="P1"><text:s text:c="2"/>ll power[MAX];</text:p>
      <text:p text:style-name="P1"><text:s text:c="2"/>ll inv[MAX];</text:p>
      <text:p text:style-name="P1"><text:s text:c="2"/>ll hash[MAX];</text:p>
      <text:p text:style-name="P1"><text:s text:c="2"/>void init() {</text:p>
      <text:p text:style-name="P1"><text:s text:c="4"/>for(int i = 0; i &lt; 256; i++)</text:p>
      <text:p text:style-name="P1"><text:s text:c="6"/>key[i] = rand() % mod;</text:p>
      <text:p text:style-name="P1"><text:s text:c="4"/>power[0] = inv[0] = 1;</text:p>
      <text:p text:style-name="P1"><text:s text:c="4"/>for(int i = 1; i &lt; N; i++) {</text:p>
      <text:p text:style-name="P1"><text:s text:c="6"/>power[i] = (power[i - 1] * base) % mod;</text:p>
      <text:p text:style-name="P1"><text:s text:c="6"/>inv[i] = (inv[i - 1] * invbase) % mod;</text:p>
      <text:p text:style-name="P1"><text:s text:c="4"/>}</text:p>
      <text:p text:style-name="P1"><text:s text:c="4"/>hash[0] = (power[0] * key[S[0]]) % mod;</text:p>
      <text:p text:style-name="P1"><text:s text:c="4"/>for(int i = 1; i &lt; N; i++)</text:p>
      <text:p text:style-name="P1"><text:s text:c="6"/>hash[i] = (hash[i - 1] + power[i] * key[S[i]]) % mod;</text:p>
      <text:p text:style-name="P1"><text:s text:c="2"/>}</text:p>
      <text:p text:style-name="P1"><text:s text:c="2"/>ll get(ll start, ll len) {</text:p>
      <text:p text:style-name="P1"><text:s text:c="4"/>return (inv[start] * (hash[start + len - 1] - (start == 0 ? 0LL : hash[start - 1]) + mod)) % mod;</text:p>
      <text:p text:style-name="P1"><text:s text:c="2"/>}</text:p>
      <text:p text:style-name="P1">};</text:p>
      <text:p text:style-name="P1"/>
      <text:p text:style-name="P1"/>
      <text:p text:style-name="P1">struct edge {</text:p>
      <text:p text:style-name="P1"><text:s text:c="2"/>int v, id;</text:p>
      <text:p text:style-name="P1"><text:s text:c="2"/>edge(int v2, int id2) {</text:p>
      <text:p text:style-name="P1"><text:s text:c="4"/>v = v2, id = id2;</text:p>
      <text:p text:style-name="P1"><text:s text:c="2"/>}</text:p>
      <text:p text:style-name="P1">};</text:p>
      <text:p text:style-name="P1"/>
      <text:p text:style-name="P1">const int MAX = 300300;</text:p>
      <text:p text:style-name="P1">struct EulerTour {</text:p>
      <text:p text:style-name="P1"><text:s text:c="2"/>vector&lt;edge&gt; G[MAX];</text:p>
      <text:p text:style-name="P1"><text:s text:c="2"/>bool used[MAX];</text:p>
      <text:p text:style-name="P1"><text:s text:c="2"/>vector&lt;int&gt; tour;</text:p>
      <text:p text:style-name="P1"><text:s text:c="2"/>void euler_tour(int v) {</text:p>
      <text:p text:style-name="P1"><text:s text:c="4"/>for(int i = 0; i &lt; G[v].size(); i++) {</text:p>
      <text:p text:style-name="P1"><text:s text:c="6"/>//cout &lt;&lt; v &lt;&lt; " -&gt; " &lt;&lt; G[v][i].v &lt;&lt; endl;</text:p>
      <text:p text:style-name="P1"><text:s text:c="6"/>if(used[G[v][i].id]) continue;</text:p>
      <text:p text:style-name="P1"><text:soft-page-break/><text:s text:c="6"/>used[G[v][i].id] = true;</text:p>
      <text:p text:style-name="P1"><text:s text:c="6"/>euler_tour(G[v][i].v);</text:p>
      <text:p text:style-name="P1"><text:s text:c="4"/>}</text:p>
      <text:p text:style-name="P1"><text:s text:c="4"/>tour.push_back(v);</text:p>
      <text:p text:style-name="P1"><text:s text:c="2"/>}</text:p>
      <text:p text:style-name="P1">};</text:p>
      <text:p text:style-name="P2"/>
      <text:p text:style-name="P2"/>
      <text:p text:style-name="P2">// MATRIX POWER</text:p>
      <text:p text:style-name="P2"/>
      <text:p text:style-name="P2">#define SIZE 105</text:p>
      <text:p text:style-name="P2"/>
      <text:p text:style-name="P2">ll mult(ll A[SIZE][SIZE], ll B[SIZE][SIZE], ll C[SIZE][SIZE]) {</text:p>
      <text:p text:style-name="P2"><text:s text:c="2"/>memset(C, 0, sizeof(C));</text:p>
      <text:p text:style-name="P2"><text:s text:c="2"/>for(int i = 0; i &lt; SIZE; i++)</text:p>
      <text:p text:style-name="P2"><text:s text:c="4"/>for(int j = 0; j &lt; SIZE; j++)</text:p>
      <text:p text:style-name="P2"><text:s text:c="6"/>for(int k = 0; k &lt; SIZE; k++)</text:p>
      <text:p text:style-name="P2"><text:s text:c="8"/>C[i][j] = (C[i][j] + A[i][k] * B[k][j]) % mod;</text:p>
      <text:p text:style-name="P2">}</text:p>
      <text:p text:style-name="P2">void identity(ll I[SIZE][SIZE]) {</text:p>
      <text:p text:style-name="P2"><text:s text:c="2"/>memset(I, 0, sizeof(I));</text:p>
      <text:p text:style-name="P2"><text:s text:c="2"/>for(int i = 0; i &lt; SIZE;i ++) I[i][i] = 1;</text:p>
      <text:p text:style-name="P2">}</text:p>
      <text:p text:style-name="P2">ll power(ll A[SIZE][SIZE], ll C[SIZE][SIZE], int e) {</text:p>
      <text:p text:style-name="P2"><text:s text:c="2"/>if(e == 0) identity(C);</text:p>
      <text:p text:style-name="P2"><text:s text:c="2"/>else {</text:p>
      <text:p text:style-name="P2"><text:s text:c="4"/>ll temp[SIZE][SIZE];</text:p>
      <text:p text:style-name="P2"><text:s text:c="4"/>memset(temp, 0, sizeof(temp));</text:p>
      <text:p text:style-name="P2"><text:s text:c="4"/>power(A, temp, e / 2);</text:p>
      <text:p text:style-name="P2"><text:s text:c="4"/>if(e % 2) {</text:p>
      <text:p text:style-name="P2"><text:s text:c="6"/>ll temp2[SIZE][SIZE];</text:p>
      <text:p text:style-name="P2"><text:s text:c="6"/>memset(temp2, 0, sizeof(temp2));</text:p>
      <text:p text:style-name="P2"><text:s text:c="6"/>mult(temp, temp, temp2);</text:p>
      <text:p text:style-name="P2"><text:s text:c="6"/>mult(temp2, A, C);</text:p>
      <text:p text:style-name="P2"><text:s text:c="4"/>}</text:p>
      <text:p text:style-name="P2"><text:s text:c="4"/>else mult(temp, temp, C);</text:p>
      <text:p text:style-name="P2"><text:s text:c="2"/>}</text:p>
      <text:p text:style-name="P2">}</text:p>
      <text:p text:style-name="P2"/>
      <text:p text:style-name="P3"/>
      <text:p text:style-name="P3">// <text:span text:style-name="T2">SUFFIX ARRAY</text:span></text:p>
      <text:p text:style-name="P3"/>
      <text:p text:style-name="P3">int n;</text:p>
      <text:p text:style-name="P3">char s[MaxN + 1];</text:p>
      <text:p text:style-name="P3"/>
      <text:p text:style-name="P3">int sa[MaxN];</text:p>
      <text:p text:style-name="P3">int rank[MaxN];</text:p>
      <text:p text:style-name="P3">int height[MaxN];</text:p>
      <text:p text:style-name="P3"/>
      <text:p text:style-name="P3">inline bool sa_init_equal(int *y, int k, int i, int j)</text:p>
      <text:p text:style-name="P3">{</text:p>
      <text:p text:style-name="P3"><text:s text:c="2"/>return y[i] == y[j] &amp;&amp; y[(i + k) % n] == y[(j + k) % n];</text:p>
      <text:p text:style-name="P3">}</text:p>
      <text:p text:style-name="P3"/>
      <text:p text:style-name="P3">void sa_init()</text:p>
      <text:p text:style-name="P3">{</text:p>
      <text:p text:style-name="P3"><text:s text:c="2"/>int *x = rank, *y = height;</text:p>
      <text:p text:style-name="P3"><text:s text:c="2"/>static int w[MaxN];</text:p>
      <text:p text:style-name="P3"><text:s text:c="2"/>fill(w, w + NLetter, 0);</text:p>
      <text:p text:style-name="P3"><text:s text:c="2"/>for (int i = 0; i &lt; n; i++)</text:p>
      <text:p text:style-name="P3"><text:s text:c="4"/>w[(int)s[i]]++;</text:p>
      <text:p text:style-name="P3"><text:s text:c="2"/>for (int i = 1; i &lt; NLetter; i++)</text:p>
      <text:p text:style-name="P3"><text:s text:c="4"/>w[i] += w[i - 1];</text:p>
      <text:p text:style-name="P3"><text:s text:c="2"/>for (int i = n - 1; i &gt;= 0; i--)</text:p>
      <text:p text:style-name="P3"><text:s text:c="4"/>sa[--w[(int)s[i]]] = i;</text:p>
      <text:p text:style-name="P3"/>
      <text:p text:style-name="P3"><text:s text:c="2"/>int nR = 0;</text:p>
      <text:p text:style-name="P3"><text:s text:c="2"/>for (int i = 0; i &lt; n; i++)</text:p>
      <text:p text:style-name="P3"><text:s text:c="2"/>{</text:p>
      <text:p text:style-name="P3"><text:s text:c="4"/>if (i == 0 || s[sa[i]] != s[sa[i - 1]])</text:p>
      <text:p text:style-name="P3"><text:s text:c="6"/>nR++;</text:p>
      <text:p text:style-name="P3"><text:s text:c="4"/>y[sa[i]] = nR - 1;</text:p>
      <text:p text:style-name="P3"><text:s text:c="2"/>}</text:p>
      <text:p text:style-name="P3"><text:s text:c="2"/>for (int k = 1; k &lt; n &amp;&amp; nR &lt; n; k &lt;&lt;= 1, swap(x, y))</text:p>
      <text:p text:style-name="P3"><text:s text:c="2"/>{</text:p>
      <text:p text:style-name="P3"><text:s text:c="4"/>int len = 0;</text:p>
      <text:p text:style-name="P3"><text:s text:c="4"/>for (int i = 0; i &lt; n; i++)</text:p>
      <text:p text:style-name="P3"><text:s text:c="6"/>x[len++] = (sa[i] + n - k) % n;</text:p>
      <text:p text:style-name="P3"><text:s text:c="4"/>fill(w, w + nR, 0);</text:p>
      <text:p text:style-name="P3"><text:s text:c="4"/>for (int i = 0; i &lt; n; i++)</text:p>
      <text:p text:style-name="P3"><text:s text:c="6"/>w[y[x[i]]]++;</text:p>
      <text:p text:style-name="P3"><text:s text:c="4"/>for (int i = 1; i &lt; nR; i++)</text:p>
      <text:p text:style-name="P3"><text:s text:c="6"/>w[i] += w[i - 1];</text:p>
      <text:p text:style-name="P3"><text:s text:c="4"/>for (int i = n - 1; i &gt;= 0; i--)</text:p>
      <text:p text:style-name="P3"><text:s text:c="6"/>sa[--w[y[x[i]]]] = x[i];</text:p>
      <text:p text:style-name="P3"/>
      <text:p text:style-name="P3"><text:s text:c="4"/>nR = 0;</text:p>
      <text:p text:style-name="P3"><text:s text:c="4"/>for (int i = 0; i &lt; n; i++)</text:p>
      <text:p text:style-name="P3"><text:s text:c="4"/>{</text:p>
      <text:p text:style-name="P3"><text:s text:c="6"/>if (i == 0 || !sa_init_equal(y, k, sa[i], sa[i - 1]))</text:p>
      <text:p text:style-name="P3"><text:s text:c="8"/>nR++;</text:p>
      <text:p text:style-name="P3"><text:s text:c="6"/>x[sa[i]] = nR - 1;</text:p>
      <text:p text:style-name="P3"><text:s text:c="4"/>}</text:p>
      <text:p text:style-name="P3"><text:s text:c="2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7:20:02.992000000</meta:creation-date>
    <dc:date>2015-05-16T08:30:26.542000000</dc:date>
    <meta:editing-duration>PT38M8S</meta:editing-duration>
    <meta:editing-cycles>16</meta:editing-cycles>
    <meta:generator>LibreOffice/4.3.4.1$Windows_x86 LibreOffice_project/bc356b2f991740509f321d70e4512a6a54c5f243</meta:generator>
    <meta:document-statistic meta:table-count="0" meta:image-count="0" meta:object-count="0" meta:page-count="25" meta:paragraph-count="2742" meta:word-count="12792" meta:character-count="74884" meta:non-whitespace-character-count="54551"/>
  </office:meta>
</office:document-meta>
</file>